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all-results">
        <table:table-row>
          <table:table-cell table:style-name="pd1" office:value-type="string" office:value="">
            <text:p/>
          </table:table-cell>
          <table:table-cell table:style-name="pd1" table:number-rows-spanned="1" table:number-columns-spanned="6" office:value-type="string" office:value="sample">
            <text:p>sample</text:p>
          </table:table-cell>
          <table:table-cell/>
          <table:table-cell/>
          <table:table-cell/>
          <table:table-cell/>
          <table:table-cell/>
          <table:table-cell table:style-name="pd1" office:value-type="string" office:value="model">
            <text:p>model</text:p>
          </table:table-cell>
          <table:table-cell table:style-name="pd1" table:number-rows-spanned="1" table:number-columns-spanned="10" office:value-type="string" office:value="sample stats">
            <text:p>sample stats</text:p>
          </table:table-cell>
          <table:table-cell/>
          <table:table-cell/>
          <table:table-cell table:style-name="pd1" table:number-rows-spanned="1" table:number-columns-spanned="18" office:value-type="string" office:value="parameters">
            <text:p>parameters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20" office:value-type="string" office:value="run output">
            <text:p>run output</text:p>
          </table:table-cell>
          <table:table-cell/>
          <table:table-cell table:style-name="pd1" table:number-rows-spanned="1" table:number-columns-spanned="31" office:value-type="string" office:value="encounter rate">
            <text:p>encounter ra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69" office:value-type="string" office:value="detection probability">
            <text:p>detection probabilit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85" office:value-type="string" office:value="density/abundance">
            <text:p>density/abund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pd1" table:number-rows-spanned="1" table:number-columns-spanned="91" office:value-type="string" office:value="combined quality">
            <text:p>combined quality</text:p>
          </table:table-cell>
          <table:table-cell/>
          <table:table-cell/>
          <table:table-cell/>
          <table:table-cell/>
          <table:table-cell/>
          <table:table-cell table:style-name="pd1" table:number-rows-spanned="1" table:number-columns-spanned="110" office:value-type="string" office:value="auto filter sort">
            <text:p>auto filter sort</text:p>
          </table:table-cell>
        </table:table-row>
        <table:table-row>
          <table:table-cell table:style-name="pd1" office:value-type="string" office:value="">
            <text:p/>
          </table:table-cell>
          <table:table-cell table:style-name="pd1" office:value-type="string" office:value="AnlysNum">
            <text:p>AnlysNum</text:p>
          </table:table-cell>
          <table:table-cell table:style-name="pd1" office:value-type="string" office:value="SampNum">
            <text:p>SampNum</text:p>
          </table:table-cell>
          <table:table-cell table:style-name="pd1" office:value-type="string" office:value="Species">
            <text:p>Species</text:p>
          </table:table-cell>
          <table:table-cell table:style-name="pd1" office:value-type="string" office:value="Periods">
            <text:p>Periods</text:p>
          </table:table-cell>
          <table:table-cell table:style-name="pd1" office:value-type="string" office:value="Prec.">
            <text:p>Prec.</text:p>
          </table:table-cell>
          <table:table-cell table:style-name="pd1" office:value-type="string" office:value="Duration">
            <text:p>Duration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total number of observations">
            <text:p>total number of observations</text:p>
          </table:table-cell>
          <table:table-cell table:style-name="pd1" office:value-type="string" office:value="minimal observation distance">
            <text:p>minimal observation distance</text:p>
          </table:table-cell>
          <table:table-cell table:style-name="pd1" office:value-type="string" office:value="maximal observation distance">
            <text:p>maximal observation distance</text:p>
          </table:table-cell>
          <table:table-cell table:style-name="pd1" office:value-type="string" office:value="estimator key function">
            <text:p>estimator key function</text:p>
          </table:table-cell>
          <table:table-cell table:style-name="pd1" office:value-type="string" office:value="estimator adjustment series">
            <text:p>estimator adjustment series</text:p>
          </table:table-cell>
          <table:table-cell table:style-name="pd1" office:value-type="string" office:value="estimator selection criterion">
            <text:p>estimator selection criterion</text:p>
          </table:table-cell>
          <table:table-cell table:style-name="pd1" office:value-type="string" office:value="CV interval">
            <text:p>CV interval</text:p>
          </table:table-cell>
          <table:table-cell table:style-name="pd1" office:value-type="string" office:value="left truncation distance">
            <text:p>left truncation distance</text:p>
          </table:table-cell>
          <table:table-cell table:style-name="pd1" office:value-type="string" office:value="right truncation distance">
            <text:p>right truncation distance</text:p>
          </table:table-cell>
          <table:table-cell table:style-name="pd1" office:value-type="string" office:value="model fitting distance cut points">
            <text:p>model fitting distance cut points</text:p>
          </table:table-cell>
          <table:table-cell table:style-name="pd1" office:value-type="string" office:value="distance discretisation cut points">
            <text:p>distance discretisation cut points</text:p>
          </table:table-cell>
          <table:table-cell table:style-name="pd1" office:value-type="string" office:value="run status">
            <text:p>run status</text:p>
          </table:table-cell>
          <table:table-cell table:style-name="pd1" office:value-type="string" office:value="run folder">
            <text:p>run folder</text:p>
          </table:table-cell>
          <table:table-cell table:style-name="pd1" office:value-type="string" office:value="number of observations (n)">
            <text:p>number of observations (n)</text:p>
          </table:table-cell>
          <table:table-cell table:style-name="pd1" office:value-type="string" office:value="number of samples (k)">
            <text:p>number of samples (k)</text:p>
          </table:table-cell>
          <table:table-cell table:style-name="pd1" office:value-type="string" office:value="effort (L or K or T)">
            <text:p>effort (L or K or T)</text:p>
          </table:table-cell>
          <table:table-cell table:style-name="pd1" table:number-rows-spanned="1" table:number-columns-spanned="28" office:value-type="string" office:value="encounter rate (n/L or n/K or n/T)">
            <text:p>encounter rate (n/L or n/K or n/T)</text:p>
          </table:table-cell>
          <table:table-cell/>
          <table:table-cell/>
          <table:table-cell/>
          <table:table-cell/>
          <table:table-cell table:style-name="pd1" office:value-type="string" office:value="left truncation distance">
            <text:p>left truncation distance</text:p>
          </table:table-cell>
          <table:table-cell table:style-name="pd1" office:value-type="string" office:value="right truncation distance (w)">
            <text:p>right truncation distance (w)</text:p>
          </table:table-cell>
          <table:table-cell table:style-name="pd1" office:value-type="string" office:value="observation rate">
            <text:p>observation rate</text:p>
          </table:table-cell>
          <table:table-cell table:style-name="pd1" office:value-type="string" office:value="total number of parameters (m)">
            <text:p>total number of parameters (m)</text:p>
          </table:table-cell>
          <table:table-cell table:style-name="pd1" office:value-type="string" office:value="Delta AIC">
            <text:p>Delta AIC</text:p>
          </table:table-cell>
          <table:table-cell table:style-name="pd1" office:value-type="string" office:value="AIC value">
            <text:p>AIC value</text:p>
          </table:table-cell>
          <table:table-cell table:style-name="pd1" office:value-type="string" office:value="chi-square test probability determined">
            <text:p>chi-square test probability determined</text:p>
          </table:table-cell>
          <table:table-cell table:style-name="pd1" office:value-type="string" office:value="chi-square test probability (distance set 1)">
            <text:p>chi-square test probability (distance set 1)</text:p>
          </table:table-cell>
          <table:table-cell table:style-name="pd1" office:value-type="string" office:value="chi-square test probability (distance set 2)">
            <text:p>chi-square test probability (distance set 2)</text:p>
          </table:table-cell>
          <table:table-cell table:style-name="pd1" office:value-type="string" office:value="chi-square test probability (distance set 3)">
            <text:p>chi-square test probability (distance set 3)</text:p>
          </table:table-cell>
          <table:table-cell table:style-name="pd1" table:number-rows-spanned="1" table:number-columns-spanned="43" office:value-type="string" office:value="f(0) or h(0)">
            <text:p>f(0) or h(0)</text:p>
          </table:table-cell>
          <table:table-cell/>
          <table:table-cell/>
          <table:table-cell/>
          <table:table-cell/>
          <table:table-cell table:style-name="pd1" table:number-rows-spanned="1" table:number-columns-spanned="48" office:value-type="string" office:value="probability of detection (Pw)">
            <text:p>probability of detection (Pw)</text:p>
          </table:table-cell>
          <table:table-cell/>
          <table:table-cell/>
          <table:table-cell/>
          <table:table-cell/>
          <table:table-cell table:style-name="pd1" table:number-rows-spanned="1" table:number-columns-spanned="53" office:value-type="string" office:value="effective strip width (ESW) or effective detection radius (EDR)">
            <text:p>effective strip width (ESW) or effective detection radius (EDR)</text:p>
          </table:table-cell>
          <table:table-cell/>
          <table:table-cell/>
          <table:table-cell/>
          <table:table-cell/>
          <table:table-cell table:style-name="pd1" office:value-type="string" office:value="AICc">
            <text:p>AICc</text:p>
          </table:table-cell>
          <table:table-cell table:style-name="pd1" office:value-type="string" office:value="BIC">
            <text:p>BIC</text:p>
          </table:table-cell>
          <table:table-cell table:style-name="pd1" office:value-type="string" office:value="Log likelihood">
            <text:p>Log likelihood</text:p>
          </table:table-cell>
          <table:table-cell table:style-name="pd1" office:value-type="string" office:value="Kolmogorov-Smirnov test probability">
            <text:p>Kolmogorov-Smirnov test probability</text:p>
          </table:table-cell>
          <table:table-cell table:style-name="pd1" office:value-type="string" office:value="Cramér-von Mises (uniform weighting) test probability">
            <text:p>Cramér-von Mises (uniform weighting) test probability</text:p>
          </table:table-cell>
          <table:table-cell table:style-name="pd1" office:value-type="string" office:value="Cramér-von Mises (cosine weighting) test probability">
            <text:p>Cramér-von Mises (cosine weighting) test probability</text:p>
          </table:table-cell>
          <table:table-cell table:style-name="pd1" office:value-type="string" office:value="key function type">
            <text:p>key function type</text:p>
          </table:table-cell>
          <table:table-cell table:style-name="pd1" office:value-type="string" office:value="adjustment series type">
            <text:p>adjustment series type</text:p>
          </table:table-cell>
          <table:table-cell table:style-name="pd1" office:value-type="string" office:value="number of key function parameters (NKP)">
            <text:p>number of key function parameters (NKP)</text:p>
          </table:table-cell>
          <table:table-cell table:style-name="pd1" office:value-type="string" office:value="number of adjustment term parameters (NAP)">
            <text:p>number of adjustment term parameters (NAP)</text:p>
          </table:table-cell>
          <table:table-cell table:style-name="pd1" office:value-type="string" office:value="number of covariate parameters (NCP)">
            <text:p>number of covariate parameters (NCP)</text:p>
          </table:table-cell>
          <table:table-cell table:style-name="pd1" office:value-type="string" office:value="estimated value of A(1) adjustment term parameter">
            <text:p>estimated value of A(1) adjustment term parameter</text:p>
          </table:table-cell>
          <table:table-cell table:style-name="pd1" office:value-type="string" office:value="estimated value of A(2) adjustment term parameter">
            <text:p>estimated value of A(2) adjustment term parameter</text:p>
          </table:table-cell>
          <table:table-cell table:style-name="pd1" office:value-type="string" office:value="estimated value of A(3) adjustment term parameter">
            <text:p>estimated value of A(3) adjustment term parameter</text:p>
          </table:table-cell>
          <table:table-cell table:style-name="pd1" office:value-type="string" office:value="estimated value of A(4) adjustment term parameter">
            <text:p>estimated value of A(4) adjustment term parameter</text:p>
          </table:table-cell>
          <table:table-cell table:style-name="pd1" office:value-type="string" office:value="estimated value of A(5) adjustment term parameter">
            <text:p>estimated value of A(5) adjustment term parameter</text:p>
          </table:table-cell>
          <table:table-cell table:style-name="pd1" table:number-rows-spanned="1" table:number-columns-spanned="74" office:value-type="string" office:value="density of clusters (or animal density if non-clustered)">
            <text:p>density of clusters (or animal density if non-clustered)</text:p>
          </table:table-cell>
          <table:table-cell/>
          <table:table-cell/>
          <table:table-cell/>
          <table:table-cell/>
          <table:table-cell table:style-name="pd1" table:number-rows-spanned="1" table:number-columns-spanned="80" office:value-type="string" office:value="density of animals">
            <text:p>density of animals</text:p>
          </table:table-cell>
          <table:table-cell/>
          <table:table-cell/>
          <table:table-cell/>
          <table:table-cell/>
          <table:table-cell/>
          <table:table-cell table:style-name="pd1" table:number-rows-spanned="1" table:number-columns-spanned="85" office:value-type="string" office:value="number of animals, if survey area is specified">
            <text:p>number of animals, if survey area is specified</text:p>
          </table:table-cell>
          <table:table-cell/>
          <table:table-cell/>
          <table:table-cell/>
          <table:table-cell/>
          <table:table-cell table:style-name="pd1" office:value-type="string" office:value="balanced 1">
            <text:p>balanced 1</text:p>
          </table:table-cell>
          <table:table-cell table:style-name="pd1" office:value-type="string" office:value="balanced 2">
            <text:p>balanced 2</text:p>
          </table:table-cell>
          <table:table-cell table:style-name="pd1" office:value-type="string" office:value="balanced 3">
            <text:p>balanced 3</text:p>
          </table:table-cell>
          <table:table-cell table:style-name="pd1" office:value-type="string" office:value="more Chi2">
            <text:p>more Chi2</text:p>
          </table:table-cell>
          <table:table-cell table:style-name="pd1" office:value-type="string" office:value="more KS">
            <text:p>more KS</text:p>
          </table:table-cell>
          <table:table-cell table:style-name="pd1" office:value-type="string" office:value="more DCv">
            <text:p>more DCv</text:p>
          </table:table-cell>
          <table:table-cell table:style-name="pd1" office:value-type="string" office:value="left truncation distance">
            <text:p>left truncation distance</text:p>
          </table:table-cell>
          <table:table-cell table:style-name="pd1" office:value-type="string" office:value="right truncation distance">
            <text:p>right truncation distance</text:p>
          </table:table-cell>
          <table:table-cell table:style-name="pd1" office:value-type="string" office:value="AIC (same trunc)">
            <text:p>AIC (same trunc)</text:p>
          </table:table-cell>
          <table:table-cell table:style-name="pd1" office:value-type="string" office:value="Chi2 KS DCv (close trunc)">
            <text:p>Chi2 KS DCv (close trunc)</text:p>
          </table:table-cell>
          <table:table-cell table:style-name="pd1" office:value-type="string" office:value="DCv (close trunc)">
            <text:p>DCv (close trunc)</text:p>
          </table:table-cell>
          <table:table-cell table:style-name="pd1" office:value-type="string" office:value="Bal. quality 1 (close trunc)">
            <text:p>Bal. quality 1 (close trunc)</text:p>
          </table:table-cell>
          <table:table-cell table:style-name="pd1" office:value-type="string" office:value="Bal. quality 2 (close trunc)">
            <text:p>Bal. quality 2 (close trunc)</text:p>
          </table:table-cell>
          <table:table-cell table:style-name="pd1" office:value-type="string" office:value="Bal. quality 3 (close trunc)">
            <text:p>Bal. quality 3 (close trunc)</text:p>
          </table:table-cell>
          <table:table-cell table:style-name="pd1" office:value-type="string" office:value="Bal. quality Chi2+ (close trunc)">
            <text:p>Bal. quality Chi2+ (close trunc)</text:p>
          </table:table-cell>
          <table:table-cell table:style-name="pd1" office:value-type="string" office:value="Bal. quality KS+ (close trunc)">
            <text:p>Bal. quality KS+ (close trunc)</text:p>
          </table:table-cell>
          <table:table-cell table:style-name="pd1" office:value-type="string" office:value="Bal. quality DCv+ (close trunc)">
            <text:p>Bal. quality DCv+ (close trunc)</text:p>
          </table:table-cell>
          <table:table-cell table:style-name="pd1" office:value-type="string" office:value="Chi2 KS DCv (any trunc)">
            <text:p>Chi2 KS DCv (any trunc)</text:p>
          </table:table-cell>
          <table:table-cell table:style-name="pd1" office:value-type="string" office:value="Bal. quality 1 (any trunc)">
            <text:p>Bal. quality 1 (any trunc)</text:p>
          </table:table-cell>
          <table:table-cell table:style-name="pd1" office:value-type="string" office:value="Bal. quality 2 (any trunc)">
            <text:p>Bal. quality 2 (any trunc)</text:p>
          </table:table-cell>
          <table:table-cell table:style-name="pd1" office:value-type="string" office:value="Bal. quality 3 (any trunc)">
            <text:p>Bal. quality 3 (any trunc)</text:p>
          </table:table-cell>
          <table:table-cell table:style-name="pd1" office:value-type="string" office:value="Bal. quality Chi2+ (any trunc)">
            <text:p>Bal. quality Chi2+ (any trunc)</text:p>
          </table:table-cell>
          <table:table-cell table:style-name="pd1" office:value-type="string" office:value="Bal. quality KS+ (any trunc)">
            <text:p>Bal. quality KS+ (any trunc)</text:p>
          </table:table-cell>
          <table:table-cell table:style-name="pd1" office:value-type="string" office:value="Bal. quality DCv+ (any trunc)">
            <text:p>Bal. quality DCv+ (any trunc)</text:p>
          </table:table-cell>
          <table:table-cell table:style-name="pd1" office:value-type="string" office:value="Trunc dAIC Chi2 KS DCv">
            <text:p>Trunc dAIC Chi2 KS DCv</text:p>
          </table:table-cell>
        </table:table-row>
        <table:table-row>
          <table:table-cell table:style-name="pd1" office:value-type="string" office:value="">
            <text:p/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Delta Cv">
            <text:p>Delta Cv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Cv">
            <text:p>Cv</text:p>
          </table:table-cell>
          <table:table-cell table:style-name="pd1" office:value-type="string" office:value="Lcl">
            <text:p>Lcl</text:p>
          </table:table-cell>
          <table:table-cell table:style-name="pd1" office:value-type="string" office:value="Ucl">
            <text:p>Ucl</text:p>
          </table:table-cell>
          <table:table-cell table:style-name="pd1" office:value-type="string" office:value="Df">
            <text:p>Df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Group">
            <text:p>Group</text:p>
          </table:table-cell>
          <table:table-cell table:style-name="pd1" office:value-type="string" office:value="Group">
            <text:p>Group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  <table:table-cell table:style-name="pd1" office:value-type="string" office:value="Order">
            <text:p>Order</text:p>
          </table:table-cell>
        </table:table-row>
        <table:table-row/>
        <table:table-row>
          <table:table-cell table:style-name="pd1"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5 mn">
            <text:p>5 mn</text:p>
          </table:table-cell>
          <table:table-cell office:value-type="string" office:value="Hazard Cos">
            <text:p>Hazard Cos</text:p>
          </table:table-cell>
          <table:table-cell office:value-type="float" office:value="324">
            <text:p>324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TURMER-AB-5mn-1dec-hazard-cos-j71vqois">
            <text:p>tmp\mcds-out\TURMER-AB-5mn-1dec-hazard-cos-j71vqois</text:p>
          </table:table-cell>
          <table:table-cell office:value-type="float" office:value="324.0">
            <text:p>324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557692">
            <text:p>1.557692</text:p>
          </table:table-cell>
          <table:table-cell office:value-type="float" office:value="0.07343202">
            <text:p>0.07343202</text:p>
          </table:table-cell>
          <table:table-cell office:value-type="float" office:value="1.346847">
            <text:p>1.346847</text:p>
          </table:table-cell>
          <table:table-cell office:value-type="float" office:value="1.801545">
            <text:p>1.801545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4.786000000000058">
            <text:p>4.786000000000058</text:p>
          </table:table-cell>
          <table:table-cell office:value-type="float" office:value="3551.53">
            <text:p>3551.53</text:p>
          </table:table-cell>
          <table:table-cell office:value-type="float" office:value="0.01940441">
            <text:p>0.01940441</text:p>
          </table:table-cell>
          <table:table-cell office:value-type="float" office:value="0.01753044">
            <text:p>0.01753044</text:p>
          </table:table-cell>
          <table:table-cell office:value-type="float" office:value="0.09346783">
            <text:p>0.09346783</text:p>
          </table:table-cell>
          <table:table-cell office:value-type="float" office:value="0.01940441">
            <text:p>0.01940441</text:p>
          </table:table-cell>
          <table:table-cell office:value-type="float" office:value="0.0001159288">
            <text:p>0.0001159288</text:p>
          </table:table-cell>
          <table:table-cell office:value-type="float" office:value="0.06461905">
            <text:p>0.06461905</text:p>
          </table:table-cell>
          <table:table-cell office:value-type="float" office:value="0.0001021028">
            <text:p>0.0001021028</text:p>
          </table:table-cell>
          <table:table-cell office:value-type="float" office:value="0.0001316271">
            <text:p>0.0001316271</text:p>
          </table:table-cell>
          <table:table-cell office:value-type="float" office:value="322.0">
            <text:p>322.0</text:p>
          </table:table-cell>
          <table:table-cell office:value-type="float" office:value="0.06900784">
            <text:p>0.06900784</text:p>
          </table:table-cell>
          <table:table-cell office:value-type="float" office:value="0.06461906">
            <text:p>0.06461906</text:p>
          </table:table-cell>
          <table:table-cell office:value-type="float" office:value="0.06077774">
            <text:p>0.06077774</text:p>
          </table:table-cell>
          <table:table-cell office:value-type="float" office:value="0.07835241">
            <text:p>0.07835241</text:p>
          </table:table-cell>
          <table:table-cell office:value-type="float" office:value="322.0">
            <text:p>322.0</text:p>
          </table:table-cell>
          <table:table-cell office:value-type="float" office:value="131.3467">
            <text:p>131.3467</text:p>
          </table:table-cell>
          <table:table-cell office:value-type="float" office:value="0.03230953">
            <text:p>0.03230953</text:p>
          </table:table-cell>
          <table:table-cell office:value-type="float" office:value="123.2596">
            <text:p>123.2596</text:p>
          </table:table-cell>
          <table:table-cell office:value-type="float" office:value="139.9644">
            <text:p>139.9644</text:p>
          </table:table-cell>
          <table:table-cell office:value-type="float" office:value="322.0">
            <text:p>322.0</text:p>
          </table:table-cell>
          <table:table-cell office:value-type="float" office:value="3551.568">
            <text:p>3551.568</text:p>
          </table:table-cell>
          <table:table-cell office:value-type="float" office:value="3559.092">
            <text:p>3559.092</text:p>
          </table:table-cell>
          <table:table-cell office:value-type="float" office:value="-1773.765">
            <text:p>-1773.765</text:p>
          </table:table-cell>
          <table:table-cell office:value-type="float" office:value="0.4825843">
            <text:p>0.482584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4.977">
            <text:p>104.977</text:p>
          </table:table-cell>
          <table:table-cell office:value-type="float" office:value="4.58288">
            <text:p>4.582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2874043">
            <text:p>0.2874043</text:p>
          </table:table-cell>
          <table:table-cell office:value-type="float" office:value="0.09781556">
            <text:p>0.09781556</text:p>
          </table:table-cell>
          <table:table-cell office:value-type="float" office:value="0.2371699">
            <text:p>0.2371699</text:p>
          </table:table-cell>
          <table:table-cell office:value-type="float" office:value="0.3482788">
            <text:p>0.3482788</text:p>
          </table:table-cell>
          <table:table-cell office:value-type="float" office:value="272.0936">
            <text:p>272.0936</text:p>
          </table:table-cell>
          <table:table-cell office:value-type="float" office:value="0.2874043">
            <text:p>0.2874043</text:p>
          </table:table-cell>
          <table:table-cell office:value-type="float" office:value="0.019029599999999994">
            <text:p>0.019029599999999994</text:p>
          </table:table-cell>
          <table:table-cell office:value-type="float" office:value="0.09781556">
            <text:p>0.09781556</text:p>
          </table:table-cell>
          <table:table-cell office:value-type="float" office:value="0.2371699">
            <text:p>0.2371699</text:p>
          </table:table-cell>
          <table:table-cell office:value-type="float" office:value="0.3482788">
            <text:p>0.3482788</text:p>
          </table:table-cell>
          <table:table-cell office:value-type="float" office:value="272.0936">
            <text:p>272.0936</text:p>
          </table:table-cell>
          <table:table-cell office:value-type="float" office:value="690.0">
            <text:p>690.0</text:p>
          </table:table-cell>
          <table:table-cell office:value-type="float" office:value="0.09781556">
            <text:p>0.09781556</text:p>
          </table:table-cell>
          <table:table-cell office:value-type="float" office:value="569.0">
            <text:p>569.0</text:p>
          </table:table-cell>
          <table:table-cell office:value-type="float" office:value="836.0">
            <text:p>836.0</text:p>
          </table:table-cell>
          <table:table-cell office:value-type="float" office:value="272.0936">
            <text:p>272.0936</text:p>
          </table:table-cell>
          <table:table-cell office:value-type="float" office:value="0.37285643841939603">
            <text:p>0.37285643841939603</text:p>
          </table:table-cell>
          <table:table-cell office:value-type="float" office:value="0.36128971211655847">
            <text:p>0.36128971211655847</text:p>
          </table:table-cell>
          <table:table-cell office:value-type="float" office:value="0.3552344977463137">
            <text:p>0.3552344977463137</text:p>
          </table:table-cell>
          <table:table-cell office:value-type="float" office:value="0.2576834321072647">
            <text:p>0.2576834321072647</text:p>
          </table:table-cell>
          <table:table-cell office:value-type="float" office:value="0.3850752353868358">
            <text:p>0.3850752353868358</text:p>
          </table:table-cell>
          <table:table-cell office:value-type="float" office:value="0.4157823238858397">
            <text:p>0.41578232388583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5 mn">
            <text:p>5 mn</text:p>
          </table:table-cell>
          <table:table-cell office:value-type="string" office:value="Hazard SimPoly">
            <text:p>Hazard SimPoly</text:p>
          </table:table-cell>
          <table:table-cell office:value-type="float" office:value="324">
            <text:p>324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TURMER-AB-5mn-1dec-hazard-simpoly-vukndfsn">
            <text:p>tmp\mcds-out\TURMER-AB-5mn-1dec-hazard-simpoly-vukndfsn</text:p>
          </table:table-cell>
          <table:table-cell office:value-type="float" office:value="324.0">
            <text:p>324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557692">
            <text:p>1.557692</text:p>
          </table:table-cell>
          <table:table-cell office:value-type="float" office:value="0.07343202">
            <text:p>0.07343202</text:p>
          </table:table-cell>
          <table:table-cell office:value-type="float" office:value="1.346847">
            <text:p>1.346847</text:p>
          </table:table-cell>
          <table:table-cell office:value-type="float" office:value="1.801545">
            <text:p>1.801545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4.786000000000058">
            <text:p>4.786000000000058</text:p>
          </table:table-cell>
          <table:table-cell office:value-type="float" office:value="3551.53">
            <text:p>3551.53</text:p>
          </table:table-cell>
          <table:table-cell office:value-type="float" office:value="0.01940441">
            <text:p>0.01940441</text:p>
          </table:table-cell>
          <table:table-cell office:value-type="float" office:value="0.01753044">
            <text:p>0.01753044</text:p>
          </table:table-cell>
          <table:table-cell office:value-type="float" office:value="0.09346783">
            <text:p>0.09346783</text:p>
          </table:table-cell>
          <table:table-cell office:value-type="float" office:value="0.01940441">
            <text:p>0.01940441</text:p>
          </table:table-cell>
          <table:table-cell office:value-type="float" office:value="0.0001159288">
            <text:p>0.0001159288</text:p>
          </table:table-cell>
          <table:table-cell office:value-type="float" office:value="0.06461905">
            <text:p>0.06461905</text:p>
          </table:table-cell>
          <table:table-cell office:value-type="float" office:value="0.0001021028">
            <text:p>0.0001021028</text:p>
          </table:table-cell>
          <table:table-cell office:value-type="float" office:value="0.0001316271">
            <text:p>0.0001316271</text:p>
          </table:table-cell>
          <table:table-cell office:value-type="float" office:value="322.0">
            <text:p>322.0</text:p>
          </table:table-cell>
          <table:table-cell office:value-type="float" office:value="0.06900784">
            <text:p>0.06900784</text:p>
          </table:table-cell>
          <table:table-cell office:value-type="float" office:value="0.06461906">
            <text:p>0.06461906</text:p>
          </table:table-cell>
          <table:table-cell office:value-type="float" office:value="0.06077774">
            <text:p>0.06077774</text:p>
          </table:table-cell>
          <table:table-cell office:value-type="float" office:value="0.07835241">
            <text:p>0.07835241</text:p>
          </table:table-cell>
          <table:table-cell office:value-type="float" office:value="322.0">
            <text:p>322.0</text:p>
          </table:table-cell>
          <table:table-cell office:value-type="float" office:value="131.3467">
            <text:p>131.3467</text:p>
          </table:table-cell>
          <table:table-cell office:value-type="float" office:value="0.03230953">
            <text:p>0.03230953</text:p>
          </table:table-cell>
          <table:table-cell office:value-type="float" office:value="123.2596">
            <text:p>123.2596</text:p>
          </table:table-cell>
          <table:table-cell office:value-type="float" office:value="139.9644">
            <text:p>139.9644</text:p>
          </table:table-cell>
          <table:table-cell office:value-type="float" office:value="322.0">
            <text:p>322.0</text:p>
          </table:table-cell>
          <table:table-cell office:value-type="float" office:value="3551.568">
            <text:p>3551.568</text:p>
          </table:table-cell>
          <table:table-cell office:value-type="float" office:value="3559.092">
            <text:p>3559.092</text:p>
          </table:table-cell>
          <table:table-cell office:value-type="float" office:value="-1773.765">
            <text:p>-1773.765</text:p>
          </table:table-cell>
          <table:table-cell office:value-type="float" office:value="0.4825843">
            <text:p>0.4825843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4.977">
            <text:p>104.977</text:p>
          </table:table-cell>
          <table:table-cell office:value-type="float" office:value="4.58288">
            <text:p>4.5828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2874043">
            <text:p>0.2874043</text:p>
          </table:table-cell>
          <table:table-cell office:value-type="float" office:value="0.09781556">
            <text:p>0.09781556</text:p>
          </table:table-cell>
          <table:table-cell office:value-type="float" office:value="0.2371699">
            <text:p>0.2371699</text:p>
          </table:table-cell>
          <table:table-cell office:value-type="float" office:value="0.3482788">
            <text:p>0.3482788</text:p>
          </table:table-cell>
          <table:table-cell office:value-type="float" office:value="272.0936">
            <text:p>272.0936</text:p>
          </table:table-cell>
          <table:table-cell office:value-type="float" office:value="0.2874043">
            <text:p>0.2874043</text:p>
          </table:table-cell>
          <table:table-cell office:value-type="float" office:value="0.019029599999999994">
            <text:p>0.019029599999999994</text:p>
          </table:table-cell>
          <table:table-cell office:value-type="float" office:value="0.09781556">
            <text:p>0.09781556</text:p>
          </table:table-cell>
          <table:table-cell office:value-type="float" office:value="0.2371699">
            <text:p>0.2371699</text:p>
          </table:table-cell>
          <table:table-cell office:value-type="float" office:value="0.3482788">
            <text:p>0.3482788</text:p>
          </table:table-cell>
          <table:table-cell office:value-type="float" office:value="272.0936">
            <text:p>272.0936</text:p>
          </table:table-cell>
          <table:table-cell office:value-type="float" office:value="690.0">
            <text:p>690.0</text:p>
          </table:table-cell>
          <table:table-cell office:value-type="float" office:value="0.09781556">
            <text:p>0.09781556</text:p>
          </table:table-cell>
          <table:table-cell office:value-type="float" office:value="569.0">
            <text:p>569.0</text:p>
          </table:table-cell>
          <table:table-cell office:value-type="float" office:value="836.0">
            <text:p>836.0</text:p>
          </table:table-cell>
          <table:table-cell office:value-type="float" office:value="272.0936">
            <text:p>272.0936</text:p>
          </table:table-cell>
          <table:table-cell office:value-type="float" office:value="0.37285643841939603">
            <text:p>0.37285643841939603</text:p>
          </table:table-cell>
          <table:table-cell office:value-type="float" office:value="0.36128971211655847">
            <text:p>0.36128971211655847</text:p>
          </table:table-cell>
          <table:table-cell office:value-type="float" office:value="0.3552344977463137">
            <text:p>0.3552344977463137</text:p>
          </table:table-cell>
          <table:table-cell office:value-type="float" office:value="0.2576834321072647">
            <text:p>0.2576834321072647</text:p>
          </table:table-cell>
          <table:table-cell office:value-type="float" office:value="0.3850752353868358">
            <text:p>0.3850752353868358</text:p>
          </table:table-cell>
          <table:table-cell office:value-type="float" office:value="0.4157823238858397">
            <text:p>0.415782323885839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5 mn">
            <text:p>5 mn</text:p>
          </table:table-cell>
          <table:table-cell office:value-type="string" office:value="HalfNorm Cos">
            <text:p>HalfNorm Cos</text:p>
          </table:table-cell>
          <table:table-cell office:value-type="float" office:value="324">
            <text:p>324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TURMER-AB-5mn-1dec-halfnorm-cos-1vwwod_r">
            <text:p>tmp\mcds-out\TURMER-AB-5mn-1dec-halfnorm-cos-1vwwod_r</text:p>
          </table:table-cell>
          <table:table-cell office:value-type="float" office:value="324.0">
            <text:p>324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557692">
            <text:p>1.557692</text:p>
          </table:table-cell>
          <table:table-cell office:value-type="float" office:value="0.07343202">
            <text:p>0.07343202</text:p>
          </table:table-cell>
          <table:table-cell office:value-type="float" office:value="1.346847">
            <text:p>1.346847</text:p>
          </table:table-cell>
          <table:table-cell office:value-type="float" office:value="1.801545">
            <text:p>1.801545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3546.744">
            <text:p>3546.744</text:p>
          </table:table-cell>
          <table:table-cell office:value-type="float" office:value="0.2569271">
            <text:p>0.2569271</text:p>
          </table:table-cell>
          <table:table-cell office:value-type="float" office:value="0.3785474">
            <text:p>0.3785474</text:p>
          </table:table-cell>
          <table:table-cell office:value-type="float" office:value="0.4344862">
            <text:p>0.4344862</text:p>
          </table:table-cell>
          <table:table-cell office:value-type="float" office:value="0.2569271">
            <text:p>0.2569271</text:p>
          </table:table-cell>
          <table:table-cell office:value-type="float" office:value="0.0001505494">
            <text:p>0.0001505494</text:p>
          </table:table-cell>
          <table:table-cell office:value-type="float" office:value="0.04039074">
            <text:p>0.04039074</text:p>
          </table:table-cell>
          <table:table-cell office:value-type="float" office:value="0.0001390537">
            <text:p>0.0001390537</text:p>
          </table:table-cell>
          <table:table-cell office:value-type="float" office:value="0.0001629954">
            <text:p>0.0001629954</text:p>
          </table:table-cell>
          <table:table-cell office:value-type="float" office:value="322.0">
            <text:p>322.0</text:p>
          </table:table-cell>
          <table:table-cell office:value-type="float" office:value="0.05313871">
            <text:p>0.05313871</text:p>
          </table:table-cell>
          <table:table-cell office:value-type="float" office:value="0.04039074">
            <text:p>0.04039074</text:p>
          </table:table-cell>
          <table:table-cell office:value-type="float" office:value="0.04908115">
            <text:p>0.04908115</text:p>
          </table:table-cell>
          <table:table-cell office:value-type="float" office:value="0.05753172">
            <text:p>0.05753172</text:p>
          </table:table-cell>
          <table:table-cell office:value-type="float" office:value="322.0">
            <text:p>322.0</text:p>
          </table:table-cell>
          <table:table-cell office:value-type="float" office:value="115.2592">
            <text:p>115.2592</text:p>
          </table:table-cell>
          <table:table-cell office:value-type="float" office:value="0.02019537">
            <text:p>0.02019537</text:p>
          </table:table-cell>
          <table:table-cell office:value-type="float" office:value="110.77">
            <text:p>110.77</text:p>
          </table:table-cell>
          <table:table-cell office:value-type="float" office:value="119.9303">
            <text:p>119.9303</text:p>
          </table:table-cell>
          <table:table-cell office:value-type="float" office:value="322.0">
            <text:p>322.0</text:p>
          </table:table-cell>
          <table:table-cell office:value-type="float" office:value="3546.781">
            <text:p>3546.781</text:p>
          </table:table-cell>
          <table:table-cell office:value-type="float" office:value="3554.306">
            <text:p>3554.306</text:p>
          </table:table-cell>
          <table:table-cell office:value-type="float" office:value="-1771.372">
            <text:p>-1771.372</text:p>
          </table:table-cell>
          <table:table-cell office:value-type="float" office:value="0.8314721">
            <text:p>0.8314721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14.1924">
            <text:p>114.1924</text:p>
          </table:table-cell>
          <table:table-cell office:value-type="float" office:value="0.8192618">
            <text:p>0.819261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732336">
            <text:p>0.3732336</text:p>
          </table:table-cell>
          <table:table-cell office:value-type="float" office:value="0.08380736">
            <text:p>0.08380736</text:p>
          </table:table-cell>
          <table:table-cell office:value-type="float" office:value="0.3164152">
            <text:p>0.3164152</text:p>
          </table:table-cell>
          <table:table-cell office:value-type="float" office:value="0.4402549">
            <text:p>0.4402549</text:p>
          </table:table-cell>
          <table:table-cell office:value-type="float" office:value="169.7816">
            <text:p>169.7816</text:p>
          </table:table-cell>
          <table:table-cell office:value-type="float" office:value="0.3732336">
            <text:p>0.3732336</text:p>
          </table:table-cell>
          <table:table-cell office:value-type="float" office:value="0.005021399999999995">
            <text:p>0.005021399999999995</text:p>
          </table:table-cell>
          <table:table-cell office:value-type="float" office:value="0.08380736">
            <text:p>0.08380736</text:p>
          </table:table-cell>
          <table:table-cell office:value-type="float" office:value="0.3164152">
            <text:p>0.3164152</text:p>
          </table:table-cell>
          <table:table-cell office:value-type="float" office:value="0.4402549">
            <text:p>0.4402549</text:p>
          </table:table-cell>
          <table:table-cell office:value-type="float" office:value="169.7816">
            <text:p>169.7816</text:p>
          </table:table-cell>
          <table:table-cell office:value-type="float" office:value="896.0">
            <text:p>896.0</text:p>
          </table:table-cell>
          <table:table-cell office:value-type="float" office:value="0.08380736">
            <text:p>0.08380736</text:p>
          </table:table-cell>
          <table:table-cell office:value-type="float" office:value="759.0">
            <text:p>759.0</text:p>
          </table:table-cell>
          <table:table-cell office:value-type="float" office:value="1057.0">
            <text:p>1057.0</text:p>
          </table:table-cell>
          <table:table-cell office:value-type="float" office:value="169.7816">
            <text:p>169.7816</text:p>
          </table:table-cell>
          <table:table-cell office:value-type="float" office:value="0.7561824062372188">
            <text:p>0.7561824062372188</text:p>
          </table:table-cell>
          <table:table-cell office:value-type="float" office:value="0.7337902029521784">
            <text:p>0.7337902029521784</text:p>
          </table:table-cell>
          <table:table-cell office:value-type="float" office:value="0.722541574164249">
            <text:p>0.722541574164249</text:p>
          </table:table-cell>
          <table:table-cell office:value-type="float" office:value="0.660730701043939">
            <text:p>0.660730701043939</text:p>
          </table:table-cell>
          <table:table-cell office:value-type="float" office:value="0.7652074817700458">
            <text:p>0.7652074817700458</text:p>
          </table:table-cell>
          <table:table-cell office:value-type="float" office:value="0.7748590923573809">
            <text:p>0.774859092357380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5 mn">
            <text:p>5 mn</text:p>
          </table:table-cell>
          <table:table-cell office:value-type="string" office:value="Uniform Cos">
            <text:p>Uniform Cos</text:p>
          </table:table-cell>
          <table:table-cell office:value-type="float" office:value="324">
            <text:p>324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UNIFORM">
            <text:p>UNIFORM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TURMER-AB-5mn-1dec-uniform-cos-bzquv7dp">
            <text:p>tmp\mcds-out\TURMER-AB-5mn-1dec-uniform-cos-bzquv7dp</text:p>
          </table:table-cell>
          <table:table-cell office:value-type="float" office:value="324.0">
            <text:p>324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557692">
            <text:p>1.557692</text:p>
          </table:table-cell>
          <table:table-cell office:value-type="float" office:value="0.07343202">
            <text:p>0.07343202</text:p>
          </table:table-cell>
          <table:table-cell office:value-type="float" office:value="1.346847">
            <text:p>1.346847</text:p>
          </table:table-cell>
          <table:table-cell office:value-type="float" office:value="1.801545">
            <text:p>1.801545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float" office:value="62.93399999999974">
            <text:p>62.93399999999974</text:p>
          </table:table-cell>
          <table:table-cell office:value-type="float" office:value="3609.678">
            <text:p>3609.67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573712e-05">
            <text:p>8.573712e-05</text:p>
          </table:table-cell>
          <table:table-cell office:value-type="float" office:value="0.02854759">
            <text:p>0.02854759</text:p>
          </table:table-cell>
          <table:table-cell office:value-type="float" office:value="8.105543e-05">
            <text:p>8.105543e-05</text:p>
          </table:table-cell>
          <table:table-cell office:value-type="float" office:value="9.068922e-05">
            <text:p>9.068922e-05</text:p>
          </table:table-cell>
          <table:table-cell office:value-type="float" office:value="321.0">
            <text:p>321.0</text:p>
          </table:table-cell>
          <table:table-cell office:value-type="float" office:value="0.09330848">
            <text:p>0.09330848</text:p>
          </table:table-cell>
          <table:table-cell office:value-type="float" office:value="0.02854759">
            <text:p>0.02854759</text:p>
          </table:table-cell>
          <table:table-cell office:value-type="float" office:value="0.08821336">
            <text:p>0.08821336</text:p>
          </table:table-cell>
          <table:table-cell office:value-type="float" office:value="0.09869789">
            <text:p>0.09869789</text:p>
          </table:table-cell>
          <table:table-cell office:value-type="float" office:value="321.0">
            <text:p>321.0</text:p>
          </table:table-cell>
          <table:table-cell office:value-type="float" office:value="152.7322">
            <text:p>152.7322</text:p>
          </table:table-cell>
          <table:table-cell office:value-type="float" office:value="0.0142738">
            <text:p>0.0142738</text:p>
          </table:table-cell>
          <table:table-cell office:value-type="float" office:value="148.503">
            <text:p>148.503</text:p>
          </table:table-cell>
          <table:table-cell office:value-type="float" office:value="157.0818">
            <text:p>157.0818</text:p>
          </table:table-cell>
          <table:table-cell office:value-type="float" office:value="321.0">
            <text:p>321.0</text:p>
          </table:table-cell>
          <table:table-cell office:value-type="float" office:value="3609.753">
            <text:p>3609.753</text:p>
          </table:table-cell>
          <table:table-cell office:value-type="float" office:value="3621.02">
            <text:p>3621.02</text:p>
          </table:table-cell>
          <table:table-cell office:value-type="float" office:value="-1801.839">
            <text:p>-1801.839</text:p>
          </table:table-cell>
          <table:table-cell office:value-type="float" office:value="0.0">
            <text:p/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string" office:value="UNIFORM">
            <text:p>UNIFORM</text:p>
          </table:table-cell>
          <table:table-cell office:value-type="string" office:value="COSINE">
            <text:p>COSINE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1.598145">
            <text:p>1.598145</text:p>
          </table:table-cell>
          <table:table-cell office:value-type="float" office:value="0.8343805">
            <text:p>0.8343805</text:p>
          </table:table-cell>
          <table:table-cell office:value-type="float" office:value="0.2316242">
            <text:p>0.23162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2125547">
            <text:p>0.2125547</text:p>
          </table:table-cell>
          <table:table-cell office:value-type="float" office:value="0.07878596">
            <text:p>0.07878596</text:p>
          </table:table-cell>
          <table:table-cell office:value-type="float" office:value="0.1819316">
            <text:p>0.1819316</text:p>
          </table:table-cell>
          <table:table-cell office:value-type="float" office:value="0.2483322">
            <text:p>0.2483322</text:p>
          </table:table-cell>
          <table:table-cell office:value-type="float" office:value="135.4937">
            <text:p>135.4937</text:p>
          </table:table-cell>
          <table:table-cell office:value-type="float" office:value="0.2125547">
            <text:p>0.2125547</text:p>
          </table:table-cell>
          <table:table-cell office:value-type="float" office:value="0.0">
            <text:p/>
          </table:table-cell>
          <table:table-cell office:value-type="float" office:value="0.07878596">
            <text:p>0.07878596</text:p>
          </table:table-cell>
          <table:table-cell office:value-type="float" office:value="0.1819316">
            <text:p>0.1819316</text:p>
          </table:table-cell>
          <table:table-cell office:value-type="float" office:value="0.2483322">
            <text:p>0.2483322</text:p>
          </table:table-cell>
          <table:table-cell office:value-type="float" office:value="135.4937">
            <text:p>135.4937</text:p>
          </table:table-cell>
          <table:table-cell office:value-type="float" office:value="510.0">
            <text:p>510.0</text:p>
          </table:table-cell>
          <table:table-cell office:value-type="float" office:value="0.07878596">
            <text:p>0.07878596</text:p>
          </table:table-cell>
          <table:table-cell office:value-type="float" office:value="437.0">
            <text:p>437.0</text:p>
          </table:table-cell>
          <table:table-cell office:value-type="float" office:value="596.0">
            <text:p>596.0</text:p>
          </table:table-cell>
          <table:table-cell office:value-type="float" office:value="135.4937">
            <text:p>135.49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5 mn">
            <text:p>5 mn</text:p>
          </table:table-cell>
          <table:table-cell office:value-type="string" office:value="Uniform SimPoly">
            <text:p>Uniform SimPoly</text:p>
          </table:table-cell>
          <table:table-cell office:value-type="float" office:value="324">
            <text:p>324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UNIFORM">
            <text:p>UNIFORM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3">
            <text:p>3</text:p>
          </table:table-cell>
          <table:table-cell office:value-type="string" office:value="tmp\mcds-out\TURMER-AB-5mn-1dec-uniform-simpoly-kj8h_nfn">
            <text:p>tmp\mcds-out\TURMER-AB-5mn-1dec-uniform-simpoly-kj8h_n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Hazard SimPoly">
            <text:p>Hazard SimPoly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TURMER-AB-10mn-1dec-hazard-simpoly-tb0f2j32">
            <text:p>tmp\mcds-out\TURMER-AB-10mn-1dec-hazard-simpoly-tb0f2j32</text:p>
          </table:table-cell>
          <table:table-cell office:value-type="float" office:value="423.0">
            <text:p>423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2.033654">
            <text:p>2.033654</text:p>
          </table:table-cell>
          <table:table-cell office:value-type="float" office:value="0.0569395">
            <text:p>0.0569395</text:p>
          </table:table-cell>
          <table:table-cell office:value-type="float" office:value="1.816659">
            <text:p>1.816659</text:p>
          </table:table-cell>
          <table:table-cell office:value-type="float" office:value="2.276567">
            <text:p>2.276567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10.904999999999745">
            <text:p>10.904999999999745</text:p>
          </table:table-cell>
          <table:table-cell office:value-type="float" office:value="4658.124">
            <text:p>4658.124</text:p>
          </table:table-cell>
          <table:table-cell office:value-type="float" office:value="0.1728108">
            <text:p>0.1728108</text:p>
          </table:table-cell>
          <table:table-cell office:value-type="float" office:value="0.1524742">
            <text:p>0.1524742</text:p>
          </table:table-cell>
          <table:table-cell office:value-type="float" office:value="0.06007707">
            <text:p>0.06007707</text:p>
          </table:table-cell>
          <table:table-cell office:value-type="float" office:value="0.1728108">
            <text:p>0.1728108</text:p>
          </table:table-cell>
          <table:table-cell office:value-type="float" office:value="0.0001073684">
            <text:p>0.0001073684</text:p>
          </table:table-cell>
          <table:table-cell office:value-type="float" office:value="0.05624411">
            <text:p>0.05624411</text:p>
          </table:table-cell>
          <table:table-cell office:value-type="float" office:value="9.613941e-05">
            <text:p>9.613941e-05</text:p>
          </table:table-cell>
          <table:table-cell office:value-type="float" office:value="0.000119909">
            <text:p>0.000119909</text:p>
          </table:table-cell>
          <table:table-cell office:value-type="float" office:value="421.0">
            <text:p>421.0</text:p>
          </table:table-cell>
          <table:table-cell office:value-type="float" office:value="0.07450979">
            <text:p>0.07450979</text:p>
          </table:table-cell>
          <table:table-cell office:value-type="float" office:value="0.05624411">
            <text:p>0.05624411</text:p>
          </table:table-cell>
          <table:table-cell office:value-type="float" office:value="0.06671725">
            <text:p>0.06671725</text:p>
          </table:table-cell>
          <table:table-cell office:value-type="float" office:value="0.08321249">
            <text:p>0.08321249</text:p>
          </table:table-cell>
          <table:table-cell office:value-type="float" office:value="421.0">
            <text:p>421.0</text:p>
          </table:table-cell>
          <table:table-cell office:value-type="float" office:value="136.4824">
            <text:p>136.4824</text:p>
          </table:table-cell>
          <table:table-cell office:value-type="float" office:value="0.02812205">
            <text:p>0.02812205</text:p>
          </table:table-cell>
          <table:table-cell office:value-type="float" office:value="129.1442">
            <text:p>129.1442</text:p>
          </table:table-cell>
          <table:table-cell office:value-type="float" office:value="144.2376">
            <text:p>144.2376</text:p>
          </table:table-cell>
          <table:table-cell office:value-type="float" office:value="421.0">
            <text:p>421.0</text:p>
          </table:table-cell>
          <table:table-cell office:value-type="float" office:value="4658.152">
            <text:p>4658.152</text:p>
          </table:table-cell>
          <table:table-cell office:value-type="float" office:value="4666.218">
            <text:p>4666.218</text:p>
          </table:table-cell>
          <table:table-cell office:value-type="float" office:value="-2327.062">
            <text:p>-2327.062</text:p>
          </table:table-cell>
          <table:table-cell office:value-type="float" office:value="0.2647754">
            <text:p>0.264775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8.8807">
            <text:p>108.8807</text:p>
          </table:table-cell>
          <table:table-cell office:value-type="float" office:value="4.551238">
            <text:p>4.5512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475152">
            <text:p>0.3475152</text:p>
          </table:table-cell>
          <table:table-cell office:value-type="float" office:value="0.08003441">
            <text:p>0.08003441</text:p>
          </table:table-cell>
          <table:table-cell office:value-type="float" office:value="0.2969639">
            <text:p>0.2969639</text:p>
          </table:table-cell>
          <table:table-cell office:value-type="float" office:value="0.4066716">
            <text:p>0.4066716</text:p>
          </table:table-cell>
          <table:table-cell office:value-type="float" office:value="326.1027">
            <text:p>326.1027</text:p>
          </table:table-cell>
          <table:table-cell office:value-type="float" office:value="0.3475152">
            <text:p>0.3475152</text:p>
          </table:table-cell>
          <table:table-cell office:value-type="float" office:value="0.010963379999999995">
            <text:p>0.010963379999999995</text:p>
          </table:table-cell>
          <table:table-cell office:value-type="float" office:value="0.08003441">
            <text:p>0.08003441</text:p>
          </table:table-cell>
          <table:table-cell office:value-type="float" office:value="0.2969639">
            <text:p>0.2969639</text:p>
          </table:table-cell>
          <table:table-cell office:value-type="float" office:value="0.4066716">
            <text:p>0.4066716</text:p>
          </table:table-cell>
          <table:table-cell office:value-type="float" office:value="326.1027">
            <text:p>326.1027</text:p>
          </table:table-cell>
          <table:table-cell office:value-type="float" office:value="834.0">
            <text:p>834.0</text:p>
          </table:table-cell>
          <table:table-cell office:value-type="float" office:value="0.08003441">
            <text:p>0.08003441</text:p>
          </table:table-cell>
          <table:table-cell office:value-type="float" office:value="713.0">
            <text:p>713.0</text:p>
          </table:table-cell>
          <table:table-cell office:value-type="float" office:value="976.0">
            <text:p>976.0</text:p>
          </table:table-cell>
          <table:table-cell office:value-type="float" office:value="326.1027">
            <text:p>326.1027</text:p>
          </table:table-cell>
          <table:table-cell office:value-type="float" office:value="0.4019396552653074">
            <text:p>0.4019396552653074</text:p>
          </table:table-cell>
          <table:table-cell office:value-type="float" office:value="0.3901751495800578">
            <text:p>0.3901751495800578</text:p>
          </table:table-cell>
          <table:table-cell office:value-type="float" office:value="0.3843296998933473">
            <text:p>0.3843296998933473</text:p>
          </table:table-cell>
          <table:table-cell office:value-type="float" office:value="0.3616905057369097">
            <text:p>0.3616905057369097</text:p>
          </table:table-cell>
          <table:table-cell office:value-type="float" office:value="0.38150519206650496">
            <text:p>0.38150519206650496</text:p>
          </table:table-cell>
          <table:table-cell office:value-type="float" office:value="0.4461366833629837">
            <text:p>0.44613668336298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Hazard Cos">
            <text:p>Hazard Cos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TURMER-AB-10mn-1dec-hazard-cos-f2ug2aj8">
            <text:p>tmp\mcds-out\TURMER-AB-10mn-1dec-hazard-cos-f2ug2aj8</text:p>
          </table:table-cell>
          <table:table-cell office:value-type="float" office:value="423.0">
            <text:p>423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2.033654">
            <text:p>2.033654</text:p>
          </table:table-cell>
          <table:table-cell office:value-type="float" office:value="0.0569395">
            <text:p>0.0569395</text:p>
          </table:table-cell>
          <table:table-cell office:value-type="float" office:value="1.816659">
            <text:p>1.816659</text:p>
          </table:table-cell>
          <table:table-cell office:value-type="float" office:value="2.276567">
            <text:p>2.276567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10.904999999999745">
            <text:p>10.904999999999745</text:p>
          </table:table-cell>
          <table:table-cell office:value-type="float" office:value="4658.124">
            <text:p>4658.124</text:p>
          </table:table-cell>
          <table:table-cell office:value-type="float" office:value="0.1728108">
            <text:p>0.1728108</text:p>
          </table:table-cell>
          <table:table-cell office:value-type="float" office:value="0.1524742">
            <text:p>0.1524742</text:p>
          </table:table-cell>
          <table:table-cell office:value-type="float" office:value="0.06007707">
            <text:p>0.06007707</text:p>
          </table:table-cell>
          <table:table-cell office:value-type="float" office:value="0.1728108">
            <text:p>0.1728108</text:p>
          </table:table-cell>
          <table:table-cell office:value-type="float" office:value="0.0001073684">
            <text:p>0.0001073684</text:p>
          </table:table-cell>
          <table:table-cell office:value-type="float" office:value="0.05624411">
            <text:p>0.05624411</text:p>
          </table:table-cell>
          <table:table-cell office:value-type="float" office:value="9.613941e-05">
            <text:p>9.613941e-05</text:p>
          </table:table-cell>
          <table:table-cell office:value-type="float" office:value="0.000119909">
            <text:p>0.000119909</text:p>
          </table:table-cell>
          <table:table-cell office:value-type="float" office:value="421.0">
            <text:p>421.0</text:p>
          </table:table-cell>
          <table:table-cell office:value-type="float" office:value="0.07450979">
            <text:p>0.07450979</text:p>
          </table:table-cell>
          <table:table-cell office:value-type="float" office:value="0.05624411">
            <text:p>0.05624411</text:p>
          </table:table-cell>
          <table:table-cell office:value-type="float" office:value="0.06671725">
            <text:p>0.06671725</text:p>
          </table:table-cell>
          <table:table-cell office:value-type="float" office:value="0.08321249">
            <text:p>0.08321249</text:p>
          </table:table-cell>
          <table:table-cell office:value-type="float" office:value="421.0">
            <text:p>421.0</text:p>
          </table:table-cell>
          <table:table-cell office:value-type="float" office:value="136.4824">
            <text:p>136.4824</text:p>
          </table:table-cell>
          <table:table-cell office:value-type="float" office:value="0.02812205">
            <text:p>0.02812205</text:p>
          </table:table-cell>
          <table:table-cell office:value-type="float" office:value="129.1442">
            <text:p>129.1442</text:p>
          </table:table-cell>
          <table:table-cell office:value-type="float" office:value="144.2376">
            <text:p>144.2376</text:p>
          </table:table-cell>
          <table:table-cell office:value-type="float" office:value="421.0">
            <text:p>421.0</text:p>
          </table:table-cell>
          <table:table-cell office:value-type="float" office:value="4658.152">
            <text:p>4658.152</text:p>
          </table:table-cell>
          <table:table-cell office:value-type="float" office:value="4666.218">
            <text:p>4666.218</text:p>
          </table:table-cell>
          <table:table-cell office:value-type="float" office:value="-2327.062">
            <text:p>-2327.062</text:p>
          </table:table-cell>
          <table:table-cell office:value-type="float" office:value="0.2647754">
            <text:p>0.264775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8.8807">
            <text:p>108.8807</text:p>
          </table:table-cell>
          <table:table-cell office:value-type="float" office:value="4.551238">
            <text:p>4.55123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475152">
            <text:p>0.3475152</text:p>
          </table:table-cell>
          <table:table-cell office:value-type="float" office:value="0.08003441">
            <text:p>0.08003441</text:p>
          </table:table-cell>
          <table:table-cell office:value-type="float" office:value="0.2969639">
            <text:p>0.2969639</text:p>
          </table:table-cell>
          <table:table-cell office:value-type="float" office:value="0.4066716">
            <text:p>0.4066716</text:p>
          </table:table-cell>
          <table:table-cell office:value-type="float" office:value="326.1027">
            <text:p>326.1027</text:p>
          </table:table-cell>
          <table:table-cell office:value-type="float" office:value="0.3475152">
            <text:p>0.3475152</text:p>
          </table:table-cell>
          <table:table-cell office:value-type="float" office:value="0.010963379999999995">
            <text:p>0.010963379999999995</text:p>
          </table:table-cell>
          <table:table-cell office:value-type="float" office:value="0.08003441">
            <text:p>0.08003441</text:p>
          </table:table-cell>
          <table:table-cell office:value-type="float" office:value="0.2969639">
            <text:p>0.2969639</text:p>
          </table:table-cell>
          <table:table-cell office:value-type="float" office:value="0.4066716">
            <text:p>0.4066716</text:p>
          </table:table-cell>
          <table:table-cell office:value-type="float" office:value="326.1027">
            <text:p>326.1027</text:p>
          </table:table-cell>
          <table:table-cell office:value-type="float" office:value="834.0">
            <text:p>834.0</text:p>
          </table:table-cell>
          <table:table-cell office:value-type="float" office:value="0.08003441">
            <text:p>0.08003441</text:p>
          </table:table-cell>
          <table:table-cell office:value-type="float" office:value="713.0">
            <text:p>713.0</text:p>
          </table:table-cell>
          <table:table-cell office:value-type="float" office:value="976.0">
            <text:p>976.0</text:p>
          </table:table-cell>
          <table:table-cell office:value-type="float" office:value="326.1027">
            <text:p>326.1027</text:p>
          </table:table-cell>
          <table:table-cell office:value-type="float" office:value="0.4019396552653074">
            <text:p>0.4019396552653074</text:p>
          </table:table-cell>
          <table:table-cell office:value-type="float" office:value="0.3901751495800578">
            <text:p>0.3901751495800578</text:p>
          </table:table-cell>
          <table:table-cell office:value-type="float" office:value="0.3843296998933473">
            <text:p>0.3843296998933473</text:p>
          </table:table-cell>
          <table:table-cell office:value-type="float" office:value="0.3616905057369097">
            <text:p>0.3616905057369097</text:p>
          </table:table-cell>
          <table:table-cell office:value-type="float" office:value="0.38150519206650496">
            <text:p>0.38150519206650496</text:p>
          </table:table-cell>
          <table:table-cell office:value-type="float" office:value="0.4461366833629837">
            <text:p>0.44613668336298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Half-Norm Cos">
            <text:p>Half-Norm Cos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TURMER-AB-10mn-1dec-half-norm-cos-m6etpaa4">
            <text:p>tmp\mcds-out\TURMER-AB-10mn-1dec-half-norm-cos-m6etpaa4</text:p>
          </table:table-cell>
          <table:table-cell office:value-type="float" office:value="423.0">
            <text:p>423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2.033654">
            <text:p>2.033654</text:p>
          </table:table-cell>
          <table:table-cell office:value-type="float" office:value="0.0569395">
            <text:p>0.0569395</text:p>
          </table:table-cell>
          <table:table-cell office:value-type="float" office:value="1.816659">
            <text:p>1.816659</text:p>
          </table:table-cell>
          <table:table-cell office:value-type="float" office:value="2.276567">
            <text:p>2.276567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7650000000003274">
            <text:p>0.7650000000003274</text:p>
          </table:table-cell>
          <table:table-cell office:value-type="float" office:value="4647.984">
            <text:p>4647.984</text:p>
          </table:table-cell>
          <table:table-cell office:value-type="float" office:value="0.8766249">
            <text:p>0.8766249</text:p>
          </table:table-cell>
          <table:table-cell office:value-type="float" office:value="0.9285222">
            <text:p>0.9285222</text:p>
          </table:table-cell>
          <table:table-cell office:value-type="float" office:value="0.8026925">
            <text:p>0.8026925</text:p>
          </table:table-cell>
          <table:table-cell office:value-type="float" office:value="0.8766249">
            <text:p>0.8766249</text:p>
          </table:table-cell>
          <table:table-cell office:value-type="float" office:value="0.0001437459">
            <text:p>0.0001437459</text:p>
          </table:table-cell>
          <table:table-cell office:value-type="float" office:value="0.03909861">
            <text:p>0.03909861</text:p>
          </table:table-cell>
          <table:table-cell office:value-type="float" office:value="0.0001331164">
            <text:p>0.0001331164</text:p>
          </table:table-cell>
          <table:table-cell office:value-type="float" office:value="0.0001552242">
            <text:p>0.0001552242</text:p>
          </table:table-cell>
          <table:table-cell office:value-type="float" office:value="421.0">
            <text:p>421.0</text:p>
          </table:table-cell>
          <table:table-cell office:value-type="float" office:value="0.05565377">
            <text:p>0.05565377</text:p>
          </table:table-cell>
          <table:table-cell office:value-type="float" office:value="0.03909861">
            <text:p>0.03909861</text:p>
          </table:table-cell>
          <table:table-cell office:value-type="float" office:value="0.05153836">
            <text:p>0.05153836</text:p>
          </table:table-cell>
          <table:table-cell office:value-type="float" office:value="0.06009779">
            <text:p>0.06009779</text:p>
          </table:table-cell>
          <table:table-cell office:value-type="float" office:value="421.0">
            <text:p>421.0</text:p>
          </table:table-cell>
          <table:table-cell office:value-type="float" office:value="117.9553">
            <text:p>117.9553</text:p>
          </table:table-cell>
          <table:table-cell office:value-type="float" office:value="0.0195493">
            <text:p>0.0195493</text:p>
          </table:table-cell>
          <table:table-cell office:value-type="float" office:value="113.5091">
            <text:p>113.5091</text:p>
          </table:table-cell>
          <table:table-cell office:value-type="float" office:value="122.5756">
            <text:p>122.5756</text:p>
          </table:table-cell>
          <table:table-cell office:value-type="float" office:value="421.0">
            <text:p>421.0</text:p>
          </table:table-cell>
          <table:table-cell office:value-type="float" office:value="4648.013">
            <text:p>4648.013</text:p>
          </table:table-cell>
          <table:table-cell office:value-type="float" office:value="4656.079">
            <text:p>4656.079</text:p>
          </table:table-cell>
          <table:table-cell office:value-type="float" office:value="-2321.992">
            <text:p>-2321.992</text:p>
          </table:table-cell>
          <table:table-cell office:value-type="float" office:value="0.896579">
            <text:p>0.89657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13.505">
            <text:p>113.505</text:p>
          </table:table-cell>
          <table:table-cell office:value-type="float" office:value="0.7373018">
            <text:p>0.737301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652566">
            <text:p>0.4652566</text:p>
          </table:table-cell>
          <table:table-cell office:value-type="float" office:value="0.06907103">
            <text:p>0.06907103</text:p>
          </table:table-cell>
          <table:table-cell office:value-type="float" office:value="0.4060983">
            <text:p>0.4060983</text:p>
          </table:table-cell>
          <table:table-cell office:value-type="float" office:value="0.5330328">
            <text:p>0.5330328</text:p>
          </table:table-cell>
          <table:table-cell office:value-type="float" office:value="211.526">
            <text:p>211.526</text:p>
          </table:table-cell>
          <table:table-cell office:value-type="float" office:value="0.4652566">
            <text:p>0.4652566</text:p>
          </table:table-cell>
          <table:table-cell office:value-type="float" office:value="0.0">
            <text:p/>
          </table:table-cell>
          <table:table-cell office:value-type="float" office:value="0.06907103">
            <text:p>0.06907103</text:p>
          </table:table-cell>
          <table:table-cell office:value-type="float" office:value="0.4060983">
            <text:p>0.4060983</text:p>
          </table:table-cell>
          <table:table-cell office:value-type="float" office:value="0.5330328">
            <text:p>0.5330328</text:p>
          </table:table-cell>
          <table:table-cell office:value-type="float" office:value="211.526">
            <text:p>211.526</text:p>
          </table:table-cell>
          <table:table-cell office:value-type="float" office:value="1117.0">
            <text:p>1117.0</text:p>
          </table:table-cell>
          <table:table-cell office:value-type="float" office:value="0.06907103">
            <text:p>0.06907103</text:p>
          </table:table-cell>
          <table:table-cell office:value-type="float" office:value="975.0">
            <text:p>975.0</text:p>
          </table:table-cell>
          <table:table-cell office:value-type="float" office:value="1279.0">
            <text:p>1279.0</text:p>
          </table:table-cell>
          <table:table-cell office:value-type="float" office:value="211.526">
            <text:p>211.526</text:p>
          </table:table-cell>
          <table:table-cell office:value-type="float" office:value="0.9583090548352167">
            <text:p>0.9583090548352167</text:p>
          </table:table-cell>
          <table:table-cell office:value-type="float" office:value="0.9311293627421335">
            <text:p>0.9311293627421335</text:p>
          </table:table-cell>
          <table:table-cell office:value-type="float" office:value="0.9180367016928915">
            <text:p>0.9180367016928915</text:p>
          </table:table-cell>
          <table:table-cell office:value-type="float" office:value="0.9476961537763661">
            <text:p>0.9476961537763661</text:p>
          </table:table-cell>
          <table:table-cell office:value-type="float" office:value="0.9503661582682478">
            <text:p>0.9503661582682478</text:p>
          </table:table-cell>
          <table:table-cell office:value-type="float" office:value="0.9565539950903468">
            <text:p>0.956553995090346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Half-Norm Cos TD">
            <text:p>Half-Norm Cos TD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TURMER-AB-10mn-1dec-half-norm-cos-td-6b7_7081">
            <text:p>tmp\mcds-out\TURMER-AB-10mn-1dec-half-norm-cos-td-6b7_7081</text:p>
          </table:table-cell>
          <table:table-cell office:value-type="float" office:value="415.0">
            <text:p>415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995192">
            <text:p>1.995192</text:p>
          </table:table-cell>
          <table:table-cell office:value-type="float" office:value="0.05631768">
            <text:p>0.05631768</text:p>
          </table:table-cell>
          <table:table-cell office:value-type="float" office:value="1.784496">
            <text:p>1.784496</text:p>
          </table:table-cell>
          <table:table-cell office:value-type="float" office:value="2.230766">
            <text:p>2.230766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00.0">
            <text:p>300.0</text:p>
          </table:table-cell>
          <table:table-cell office:value-type="float" office:value="98.10874704491725">
            <text:p>98.10874704491725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4479.329">
            <text:p>4479.329</text:p>
          </table:table-cell>
          <table:table-cell office:value-type="float" office:value="0.3184978">
            <text:p>0.3184978</text:p>
          </table:table-cell>
          <table:table-cell office:value-type="float" office:value="0.618158">
            <text:p>0.618158</text:p>
          </table:table-cell>
          <table:table-cell office:value-type="float" office:value="0.653725">
            <text:p>0.653725</text:p>
          </table:table-cell>
          <table:table-cell office:value-type="float" office:value="0.3184978">
            <text:p>0.3184978</text:p>
          </table:table-cell>
          <table:table-cell office:value-type="float" office:value="0.0001415772">
            <text:p>0.0001415772</text:p>
          </table:table-cell>
          <table:table-cell office:value-type="float" office:value="0.04780177">
            <text:p>0.04780177</text:p>
          </table:table-cell>
          <table:table-cell office:value-type="float" office:value="0.0001288868">
            <text:p>0.0001288868</text:p>
          </table:table-cell>
          <table:table-cell office:value-type="float" office:value="0.0001555171">
            <text:p>0.0001555171</text:p>
          </table:table-cell>
          <table:table-cell office:value-type="float" office:value="414.0">
            <text:p>414.0</text:p>
          </table:table-cell>
          <table:table-cell office:value-type="float" office:value="0.1569619">
            <text:p>0.1569619</text:p>
          </table:table-cell>
          <table:table-cell office:value-type="float" office:value="0.04780176">
            <text:p>0.04780176</text:p>
          </table:table-cell>
          <table:table-cell office:value-type="float" office:value="0.1428925">
            <text:p>0.1428925</text:p>
          </table:table-cell>
          <table:table-cell office:value-type="float" office:value="0.1724166">
            <text:p>0.1724166</text:p>
          </table:table-cell>
          <table:table-cell office:value-type="float" office:value="414.0">
            <text:p>414.0</text:p>
          </table:table-cell>
          <table:table-cell office:value-type="float" office:value="118.8552">
            <text:p>118.8552</text:p>
          </table:table-cell>
          <table:table-cell office:value-type="float" office:value="0.02390088">
            <text:p>0.02390088</text:p>
          </table:table-cell>
          <table:table-cell office:value-type="float" office:value="113.4011">
            <text:p>113.4011</text:p>
          </table:table-cell>
          <table:table-cell office:value-type="float" office:value="124.5717">
            <text:p>124.5717</text:p>
          </table:table-cell>
          <table:table-cell office:value-type="float" office:value="414.0">
            <text:p>414.0</text:p>
          </table:table-cell>
          <table:table-cell office:value-type="float" office:value="4479.338">
            <text:p>4479.338</text:p>
          </table:table-cell>
          <table:table-cell office:value-type="float" office:value="4483.357">
            <text:p>4483.357</text:p>
          </table:table-cell>
          <table:table-cell office:value-type="float" office:value="-2238.664">
            <text:p>-2238.664</text:p>
          </table:table-cell>
          <table:table-cell office:value-type="float" office:value="0.8992886">
            <text:p>0.899288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4.11382">
            <text:p>84.1138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495709">
            <text:p>0.4495709</text:p>
          </table:table-cell>
          <table:table-cell office:value-type="float" office:value="0.07386941">
            <text:p>0.07386941</text:p>
          </table:table-cell>
          <table:table-cell office:value-type="float" office:value="0.3887973">
            <text:p>0.3887973</text:p>
          </table:table-cell>
          <table:table-cell office:value-type="float" office:value="0.5198442">
            <text:p>0.5198442</text:p>
          </table:table-cell>
          <table:table-cell office:value-type="float" office:value="270.0052">
            <text:p>270.0052</text:p>
          </table:table-cell>
          <table:table-cell office:value-type="float" office:value="0.4495709">
            <text:p>0.4495709</text:p>
          </table:table-cell>
          <table:table-cell office:value-type="float" office:value="0.0">
            <text:p/>
          </table:table-cell>
          <table:table-cell office:value-type="float" office:value="0.07386941">
            <text:p>0.07386941</text:p>
          </table:table-cell>
          <table:table-cell office:value-type="float" office:value="0.3887973">
            <text:p>0.3887973</text:p>
          </table:table-cell>
          <table:table-cell office:value-type="float" office:value="0.5198442">
            <text:p>0.5198442</text:p>
          </table:table-cell>
          <table:table-cell office:value-type="float" office:value="270.0052">
            <text:p>270.0052</text:p>
          </table:table-cell>
          <table:table-cell office:value-type="float" office:value="1079.0">
            <text:p>1079.0</text:p>
          </table:table-cell>
          <table:table-cell office:value-type="float" office:value="0.07386941">
            <text:p>0.07386941</text:p>
          </table:table-cell>
          <table:table-cell office:value-type="float" office:value="933.0">
            <text:p>933.0</text:p>
          </table:table-cell>
          <table:table-cell office:value-type="float" office:value="1248.0">
            <text:p>1248.0</text:p>
          </table:table-cell>
          <table:table-cell office:value-type="float" office:value="270.0052">
            <text:p>270.0052</text:p>
          </table:table-cell>
          <table:table-cell office:value-type="float" office:value="0.7753425952672488">
            <text:p>0.7753425952672488</text:p>
          </table:table-cell>
          <table:table-cell office:value-type="float" office:value="0.7729287582516073">
            <text:p>0.7729287582516073</text:p>
          </table:table-cell>
          <table:table-cell office:value-type="float" office:value="0.770522436119288">
            <text:p>0.770522436119288</text:p>
          </table:table-cell>
          <table:table-cell office:value-type="float" office:value="0.6937376147401421">
            <text:p>0.6937376147401421</text:p>
          </table:table-cell>
          <table:table-cell office:value-type="float" office:value="0.7898494574501238">
            <text:p>0.7898494574501238</text:p>
          </table:table-cell>
          <table:table-cell office:value-type="float" office:value="0.7938751774090244">
            <text:p>0.7938751774090244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Uniform Cos">
            <text:p>Uniform Cos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UNIFORM">
            <text:p>UNIFORM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TURMER-AB-10mn-1dec-uniform-cos-piu6cnaj">
            <text:p>tmp\mcds-out\TURMER-AB-10mn-1dec-uniform-cos-piu6cnaj</text:p>
          </table:table-cell>
          <table:table-cell office:value-type="float" office:value="423.0">
            <text:p>423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2.033654">
            <text:p>2.033654</text:p>
          </table:table-cell>
          <table:table-cell office:value-type="float" office:value="0.0569395">
            <text:p>0.0569395</text:p>
          </table:table-cell>
          <table:table-cell office:value-type="float" office:value="1.816659">
            <text:p>1.816659</text:p>
          </table:table-cell>
          <table:table-cell office:value-type="float" office:value="2.276567">
            <text:p>2.276567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4647.219">
            <text:p>4647.219</text:p>
          </table:table-cell>
          <table:table-cell office:value-type="float" office:value="0.8201779">
            <text:p>0.8201779</text:p>
          </table:table-cell>
          <table:table-cell office:value-type="float" office:value="0.8584204">
            <text:p>0.8584204</text:p>
          </table:table-cell>
          <table:table-cell office:value-type="float" office:value="0.7690719">
            <text:p>0.7690719</text:p>
          </table:table-cell>
          <table:table-cell office:value-type="float" office:value="0.8201779">
            <text:p>0.8201779</text:p>
          </table:table-cell>
          <table:table-cell office:value-type="float" office:value="0.0001375615">
            <text:p>0.0001375615</text:p>
          </table:table-cell>
          <table:table-cell office:value-type="float" office:value="0.04842835">
            <text:p>0.04842835</text:p>
          </table:table-cell>
          <table:table-cell office:value-type="float" office:value="0.0001250775">
            <text:p>0.0001250775</text:p>
          </table:table-cell>
          <table:table-cell office:value-type="float" office:value="0.0001512915">
            <text:p>0.0001512915</text:p>
          </table:table-cell>
          <table:table-cell office:value-type="float" office:value="418.0">
            <text:p>418.0</text:p>
          </table:table-cell>
          <table:table-cell office:value-type="float" office:value="0.05815582">
            <text:p>0.05815582</text:p>
          </table:table-cell>
          <table:table-cell office:value-type="float" office:value="0.04842835">
            <text:p>0.04842835</text:p>
          </table:table-cell>
          <table:table-cell office:value-type="float" office:value="0.05287804">
            <text:p>0.05287804</text:p>
          </table:table-cell>
          <table:table-cell office:value-type="float" office:value="0.06396037">
            <text:p>0.06396037</text:p>
          </table:table-cell>
          <table:table-cell office:value-type="float" office:value="418.0">
            <text:p>418.0</text:p>
          </table:table-cell>
          <table:table-cell office:value-type="float" office:value="120.5776">
            <text:p>120.5776</text:p>
          </table:table-cell>
          <table:table-cell office:value-type="float" office:value="0.02421418">
            <text:p>0.02421418</text:p>
          </table:table-cell>
          <table:table-cell office:value-type="float" office:value="114.9737">
            <text:p>114.9737</text:p>
          </table:table-cell>
          <table:table-cell office:value-type="float" office:value="126.4546">
            <text:p>126.4546</text:p>
          </table:table-cell>
          <table:table-cell office:value-type="float" office:value="418.0">
            <text:p>418.0</text:p>
          </table:table-cell>
          <table:table-cell office:value-type="float" office:value="4647.363">
            <text:p>4647.363</text:p>
          </table:table-cell>
          <table:table-cell office:value-type="float" office:value="4667.456">
            <text:p>4667.456</text:p>
          </table:table-cell>
          <table:table-cell office:value-type="float" office:value="-2318.61">
            <text:p>-2318.61</text:p>
          </table:table-cell>
          <table:table-cell office:value-type="float" office:value="0.962805">
            <text:p>0.96280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UNIFORM">
            <text:p>UNIFORM</text:p>
          </table:table-cell>
          <table:table-cell office:value-type="string" office:value="COSINE">
            <text:p>COSINE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1.73006">
            <text:p>1.73006</text:p>
          </table:table-cell>
          <table:table-cell office:value-type="float" office:value="1.141592">
            <text:p>1.141592</text:p>
          </table:table-cell>
          <table:table-cell office:value-type="float" office:value="0.5713539">
            <text:p>0.5713539</text:p>
          </table:table-cell>
          <table:table-cell office:value-type="float" office:value="0.2038293">
            <text:p>0.2038293</text:p>
          </table:table-cell>
          <table:table-cell office:value-type="float" office:value="0.03902836">
            <text:p>0.03902836</text:p>
          </table:table-cell>
          <table:table-cell office:value-type="float" office:value="0.4452398">
            <text:p>0.4452398</text:p>
          </table:table-cell>
          <table:table-cell office:value-type="float" office:value="0.07474899">
            <text:p>0.07474899</text:p>
          </table:table-cell>
          <table:table-cell office:value-type="float" office:value="0.3843891">
            <text:p>0.3843891</text:p>
          </table:table-cell>
          <table:table-cell office:value-type="float" office:value="0.5157234">
            <text:p>0.5157234</text:p>
          </table:table-cell>
          <table:table-cell office:value-type="float" office:value="270.9762">
            <text:p>270.9762</text:p>
          </table:table-cell>
          <table:table-cell office:value-type="float" office:value="0.4452398">
            <text:p>0.4452398</text:p>
          </table:table-cell>
          <table:table-cell office:value-type="float" office:value="0.005677959999999996">
            <text:p>0.005677959999999996</text:p>
          </table:table-cell>
          <table:table-cell office:value-type="float" office:value="0.07474899">
            <text:p>0.07474899</text:p>
          </table:table-cell>
          <table:table-cell office:value-type="float" office:value="0.3843891">
            <text:p>0.3843891</text:p>
          </table:table-cell>
          <table:table-cell office:value-type="float" office:value="0.5157234">
            <text:p>0.5157234</text:p>
          </table:table-cell>
          <table:table-cell office:value-type="float" office:value="270.9762">
            <text:p>270.9762</text:p>
          </table:table-cell>
          <table:table-cell office:value-type="float" office:value="1069.0">
            <text:p>1069.0</text:p>
          </table:table-cell>
          <table:table-cell office:value-type="float" office:value="0.07474899">
            <text:p>0.07474899</text:p>
          </table:table-cell>
          <table:table-cell office:value-type="float" office:value="923.0">
            <text:p>923.0</text:p>
          </table:table-cell>
          <table:table-cell office:value-type="float" office:value="1238.0">
            <text:p>1238.0</text:p>
          </table:table-cell>
          <table:table-cell office:value-type="float" office:value="270.9762">
            <text:p>270.9762</text:p>
          </table:table-cell>
          <table:table-cell office:value-type="float" office:value="0.8401194863932527">
            <text:p>0.8401194863932527</text:p>
          </table:table-cell>
          <table:table-cell office:value-type="float" office:value="0.823468397380925">
            <text:p>0.823468397380925</text:p>
          </table:table-cell>
          <table:table-cell office:value-type="float" office:value="0.7976461867404863">
            <text:p>0.7976461867404863</text:p>
          </table:table-cell>
          <table:table-cell office:value-type="float" office:value="0.8376005113015843">
            <text:p>0.8376005113015843</text:p>
          </table:table-cell>
          <table:table-cell office:value-type="float" office:value="0.8545563743599812">
            <text:p>0.8545563743599812</text:p>
          </table:table-cell>
          <table:table-cell office:value-type="float" office:value="0.8514488298022531">
            <text:p>0.85144882980225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Uniform SimPoly">
            <text:p>Uniform SimPoly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UNIFORM">
            <text:p>UNIFORM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3">
            <text:p>3</text:p>
          </table:table-cell>
          <table:table-cell office:value-type="string" office:value="tmp\mcds-out\TURMER-AB-10mn-1dec-uniform-simpoly-ya9w7gsj">
            <text:p>tmp\mcds-out\TURMER-AB-10mn-1dec-uniform-simpoly-ya9w7gsj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Hazard SimPoly">
            <text:p>Hazard SimPoly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TURMER-AB-10mn-6dec-hazard-simpoly-gwvseoda">
            <text:p>tmp\mcds-out\TURMER-AB-10mn-6dec-hazard-simpoly-gwvseoda</text:p>
          </table:table-cell>
          <table:table-cell office:value-type="float" office:value="423.0">
            <text:p>423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2.033654">
            <text:p>2.033654</text:p>
          </table:table-cell>
          <table:table-cell office:value-type="float" office:value="0.0569395">
            <text:p>0.0569395</text:p>
          </table:table-cell>
          <table:table-cell office:value-type="float" office:value="1.816659">
            <text:p>1.816659</text:p>
          </table:table-cell>
          <table:table-cell office:value-type="float" office:value="2.276567">
            <text:p>2.276567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10.127999999999702">
            <text:p>10.127999999999702</text:p>
          </table:table-cell>
          <table:table-cell office:value-type="float" office:value="4658.053">
            <text:p>4658.053</text:p>
          </table:table-cell>
          <table:table-cell office:value-type="float" office:value="0.09495199">
            <text:p>0.09495199</text:p>
          </table:table-cell>
          <table:table-cell office:value-type="float" office:value="0.1524869">
            <text:p>0.1524869</text:p>
          </table:table-cell>
          <table:table-cell office:value-type="float" office:value="0.04539251">
            <text:p>0.04539251</text:p>
          </table:table-cell>
          <table:table-cell office:value-type="float" office:value="0.09495199">
            <text:p>0.09495199</text:p>
          </table:table-cell>
          <table:table-cell office:value-type="float" office:value="0.0001073728">
            <text:p>0.0001073728</text:p>
          </table:table-cell>
          <table:table-cell office:value-type="float" office:value="0.05624664">
            <text:p>0.05624664</text:p>
          </table:table-cell>
          <table:table-cell office:value-type="float" office:value="9.614284e-05">
            <text:p>9.614284e-05</text:p>
          </table:table-cell>
          <table:table-cell office:value-type="float" office:value="0.0001199145">
            <text:p>0.0001199145</text:p>
          </table:table-cell>
          <table:table-cell office:value-type="float" office:value="421.0">
            <text:p>421.0</text:p>
          </table:table-cell>
          <table:table-cell office:value-type="float" office:value="0.07450677">
            <text:p>0.07450677</text:p>
          </table:table-cell>
          <table:table-cell office:value-type="float" office:value="0.05624664">
            <text:p>0.05624664</text:p>
          </table:table-cell>
          <table:table-cell office:value-type="float" office:value="0.06671421">
            <text:p>0.06671421</text:p>
          </table:table-cell>
          <table:table-cell office:value-type="float" office:value="0.08320954">
            <text:p>0.08320954</text:p>
          </table:table-cell>
          <table:table-cell office:value-type="float" office:value="421.0">
            <text:p>421.0</text:p>
          </table:table-cell>
          <table:table-cell office:value-type="float" office:value="136.4796">
            <text:p>136.4796</text:p>
          </table:table-cell>
          <table:table-cell office:value-type="float" office:value="0.02812332">
            <text:p>0.02812332</text:p>
          </table:table-cell>
          <table:table-cell office:value-type="float" office:value="129.1413">
            <text:p>129.1413</text:p>
          </table:table-cell>
          <table:table-cell office:value-type="float" office:value="144.235">
            <text:p>144.235</text:p>
          </table:table-cell>
          <table:table-cell office:value-type="float" office:value="421.0">
            <text:p>421.0</text:p>
          </table:table-cell>
          <table:table-cell office:value-type="float" office:value="4658.082">
            <text:p>4658.082</text:p>
          </table:table-cell>
          <table:table-cell office:value-type="float" office:value="4666.147">
            <text:p>4666.147</text:p>
          </table:table-cell>
          <table:table-cell office:value-type="float" office:value="-2327.026">
            <text:p>-2327.026</text:p>
          </table:table-cell>
          <table:table-cell office:value-type="float" office:value="0.2624123">
            <text:p>0.262412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8.8774">
            <text:p>108.8774</text:p>
          </table:table-cell>
          <table:table-cell office:value-type="float" office:value="4.551108">
            <text:p>4.5511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475293">
            <text:p>0.3475293</text:p>
          </table:table-cell>
          <table:table-cell office:value-type="float" office:value="0.08003619">
            <text:p>0.08003619</text:p>
          </table:table-cell>
          <table:table-cell office:value-type="float" office:value="0.296975">
            <text:p>0.296975</text:p>
          </table:table-cell>
          <table:table-cell office:value-type="float" office:value="0.4066896">
            <text:p>0.4066896</text:p>
          </table:table-cell>
          <table:table-cell office:value-type="float" office:value="326.1205">
            <text:p>326.1205</text:p>
          </table:table-cell>
          <table:table-cell office:value-type="float" office:value="0.3475293">
            <text:p>0.3475293</text:p>
          </table:table-cell>
          <table:table-cell office:value-type="float" office:value="0.01818970999999999">
            <text:p>0.01818970999999999</text:p>
          </table:table-cell>
          <table:table-cell office:value-type="float" office:value="0.08003619">
            <text:p>0.08003619</text:p>
          </table:table-cell>
          <table:table-cell office:value-type="float" office:value="0.296975">
            <text:p>0.296975</text:p>
          </table:table-cell>
          <table:table-cell office:value-type="float" office:value="0.4066896">
            <text:p>0.4066896</text:p>
          </table:table-cell>
          <table:table-cell office:value-type="float" office:value="326.1205">
            <text:p>326.1205</text:p>
          </table:table-cell>
          <table:table-cell office:value-type="float" office:value="834.0">
            <text:p>834.0</text:p>
          </table:table-cell>
          <table:table-cell office:value-type="float" office:value="0.08003619">
            <text:p>0.08003619</text:p>
          </table:table-cell>
          <table:table-cell office:value-type="float" office:value="713.0">
            <text:p>713.0</text:p>
          </table:table-cell>
          <table:table-cell office:value-type="float" office:value="976.0">
            <text:p>976.0</text:p>
          </table:table-cell>
          <table:table-cell office:value-type="float" office:value="326.1205">
            <text:p>326.1205</text:p>
          </table:table-cell>
          <table:table-cell office:value-type="float" office:value="0.36851234045720516">
            <text:p>0.36851234045720516</text:p>
          </table:table-cell>
          <table:table-cell office:value-type="float" office:value="0.35772617174306764">
            <text:p>0.35772617174306764</text:p>
          </table:table-cell>
          <table:table-cell office:value-type="float" office:value="0.35236680243076474">
            <text:p>0.35236680243076474</text:p>
          </table:table-cell>
          <table:table-cell office:value-type="float" office:value="0.3110523882388073">
            <text:p>0.3110523882388073</text:p>
          </table:table-cell>
          <table:table-cell office:value-type="float" office:value="0.3531982594818386">
            <text:p>0.3531982594818386</text:p>
          </table:table-cell>
          <table:table-cell office:value-type="float" office:value="0.4134971602308233">
            <text:p>0.41349716023082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Hazard Cos">
            <text:p>Hazard Cos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TURMER-AB-10mn-6dec-hazard-cos-7bkvubsu">
            <text:p>tmp\mcds-out\TURMER-AB-10mn-6dec-hazard-cos-7bkvubsu</text:p>
          </table:table-cell>
          <table:table-cell office:value-type="float" office:value="423.0">
            <text:p>423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2.033654">
            <text:p>2.033654</text:p>
          </table:table-cell>
          <table:table-cell office:value-type="float" office:value="0.0569395">
            <text:p>0.0569395</text:p>
          </table:table-cell>
          <table:table-cell office:value-type="float" office:value="1.816659">
            <text:p>1.816659</text:p>
          </table:table-cell>
          <table:table-cell office:value-type="float" office:value="2.276567">
            <text:p>2.276567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10.127999999999702">
            <text:p>10.127999999999702</text:p>
          </table:table-cell>
          <table:table-cell office:value-type="float" office:value="4658.053">
            <text:p>4658.053</text:p>
          </table:table-cell>
          <table:table-cell office:value-type="float" office:value="0.09495199">
            <text:p>0.09495199</text:p>
          </table:table-cell>
          <table:table-cell office:value-type="float" office:value="0.1524869">
            <text:p>0.1524869</text:p>
          </table:table-cell>
          <table:table-cell office:value-type="float" office:value="0.04539251">
            <text:p>0.04539251</text:p>
          </table:table-cell>
          <table:table-cell office:value-type="float" office:value="0.09495199">
            <text:p>0.09495199</text:p>
          </table:table-cell>
          <table:table-cell office:value-type="float" office:value="0.0001073728">
            <text:p>0.0001073728</text:p>
          </table:table-cell>
          <table:table-cell office:value-type="float" office:value="0.05624664">
            <text:p>0.05624664</text:p>
          </table:table-cell>
          <table:table-cell office:value-type="float" office:value="9.614284e-05">
            <text:p>9.614284e-05</text:p>
          </table:table-cell>
          <table:table-cell office:value-type="float" office:value="0.0001199145">
            <text:p>0.0001199145</text:p>
          </table:table-cell>
          <table:table-cell office:value-type="float" office:value="421.0">
            <text:p>421.0</text:p>
          </table:table-cell>
          <table:table-cell office:value-type="float" office:value="0.07450677">
            <text:p>0.07450677</text:p>
          </table:table-cell>
          <table:table-cell office:value-type="float" office:value="0.05624664">
            <text:p>0.05624664</text:p>
          </table:table-cell>
          <table:table-cell office:value-type="float" office:value="0.06671421">
            <text:p>0.06671421</text:p>
          </table:table-cell>
          <table:table-cell office:value-type="float" office:value="0.08320954">
            <text:p>0.08320954</text:p>
          </table:table-cell>
          <table:table-cell office:value-type="float" office:value="421.0">
            <text:p>421.0</text:p>
          </table:table-cell>
          <table:table-cell office:value-type="float" office:value="136.4796">
            <text:p>136.4796</text:p>
          </table:table-cell>
          <table:table-cell office:value-type="float" office:value="0.02812332">
            <text:p>0.02812332</text:p>
          </table:table-cell>
          <table:table-cell office:value-type="float" office:value="129.1413">
            <text:p>129.1413</text:p>
          </table:table-cell>
          <table:table-cell office:value-type="float" office:value="144.235">
            <text:p>144.235</text:p>
          </table:table-cell>
          <table:table-cell office:value-type="float" office:value="421.0">
            <text:p>421.0</text:p>
          </table:table-cell>
          <table:table-cell office:value-type="float" office:value="4658.082">
            <text:p>4658.082</text:p>
          </table:table-cell>
          <table:table-cell office:value-type="float" office:value="4666.147">
            <text:p>4666.147</text:p>
          </table:table-cell>
          <table:table-cell office:value-type="float" office:value="-2327.026">
            <text:p>-2327.026</text:p>
          </table:table-cell>
          <table:table-cell office:value-type="float" office:value="0.2624123">
            <text:p>0.262412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8.8774">
            <text:p>108.8774</text:p>
          </table:table-cell>
          <table:table-cell office:value-type="float" office:value="4.551108">
            <text:p>4.55110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3475293">
            <text:p>0.3475293</text:p>
          </table:table-cell>
          <table:table-cell office:value-type="float" office:value="0.08003619">
            <text:p>0.08003619</text:p>
          </table:table-cell>
          <table:table-cell office:value-type="float" office:value="0.296975">
            <text:p>0.296975</text:p>
          </table:table-cell>
          <table:table-cell office:value-type="float" office:value="0.4066896">
            <text:p>0.4066896</text:p>
          </table:table-cell>
          <table:table-cell office:value-type="float" office:value="326.1205">
            <text:p>326.1205</text:p>
          </table:table-cell>
          <table:table-cell office:value-type="float" office:value="0.3475293">
            <text:p>0.3475293</text:p>
          </table:table-cell>
          <table:table-cell office:value-type="float" office:value="0.01818970999999999">
            <text:p>0.01818970999999999</text:p>
          </table:table-cell>
          <table:table-cell office:value-type="float" office:value="0.08003619">
            <text:p>0.08003619</text:p>
          </table:table-cell>
          <table:table-cell office:value-type="float" office:value="0.296975">
            <text:p>0.296975</text:p>
          </table:table-cell>
          <table:table-cell office:value-type="float" office:value="0.4066896">
            <text:p>0.4066896</text:p>
          </table:table-cell>
          <table:table-cell office:value-type="float" office:value="326.1205">
            <text:p>326.1205</text:p>
          </table:table-cell>
          <table:table-cell office:value-type="float" office:value="834.0">
            <text:p>834.0</text:p>
          </table:table-cell>
          <table:table-cell office:value-type="float" office:value="0.08003619">
            <text:p>0.08003619</text:p>
          </table:table-cell>
          <table:table-cell office:value-type="float" office:value="713.0">
            <text:p>713.0</text:p>
          </table:table-cell>
          <table:table-cell office:value-type="float" office:value="976.0">
            <text:p>976.0</text:p>
          </table:table-cell>
          <table:table-cell office:value-type="float" office:value="326.1205">
            <text:p>326.1205</text:p>
          </table:table-cell>
          <table:table-cell office:value-type="float" office:value="0.36851234045720516">
            <text:p>0.36851234045720516</text:p>
          </table:table-cell>
          <table:table-cell office:value-type="float" office:value="0.35772617174306764">
            <text:p>0.35772617174306764</text:p>
          </table:table-cell>
          <table:table-cell office:value-type="float" office:value="0.35236680243076474">
            <text:p>0.35236680243076474</text:p>
          </table:table-cell>
          <table:table-cell office:value-type="float" office:value="0.3110523882388073">
            <text:p>0.3110523882388073</text:p>
          </table:table-cell>
          <table:table-cell office:value-type="float" office:value="0.3531982594818386">
            <text:p>0.3531982594818386</text:p>
          </table:table-cell>
          <table:table-cell office:value-type="float" office:value="0.4134971602308233">
            <text:p>0.41349716023082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Half-Norm Cos">
            <text:p>Half-Norm Cos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TURMER-AB-10mn-6dec-half-norm-cos-_xf_rfmh">
            <text:p>tmp\mcds-out\TURMER-AB-10mn-6dec-half-norm-cos-_xf_rfmh</text:p>
          </table:table-cell>
          <table:table-cell office:value-type="float" office:value="423.0">
            <text:p>423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2.033654">
            <text:p>2.033654</text:p>
          </table:table-cell>
          <table:table-cell office:value-type="float" office:value="0.0569395">
            <text:p>0.0569395</text:p>
          </table:table-cell>
          <table:table-cell office:value-type="float" office:value="1.816659">
            <text:p>1.816659</text:p>
          </table:table-cell>
          <table:table-cell office:value-type="float" office:value="2.276567">
            <text:p>2.276567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4647.925">
            <text:p>4647.925</text:p>
          </table:table-cell>
          <table:table-cell office:value-type="float" office:value="0.777318">
            <text:p>0.777318</text:p>
          </table:table-cell>
          <table:table-cell office:value-type="float" office:value="0.9286418">
            <text:p>0.9286418</text:p>
          </table:table-cell>
          <table:table-cell office:value-type="float" office:value="0.7524481">
            <text:p>0.7524481</text:p>
          </table:table-cell>
          <table:table-cell office:value-type="float" office:value="0.777318">
            <text:p>0.777318</text:p>
          </table:table-cell>
          <table:table-cell office:value-type="float" office:value="0.0001437431">
            <text:p>0.0001437431</text:p>
          </table:table-cell>
          <table:table-cell office:value-type="float" office:value="0.03909923">
            <text:p>0.03909923</text:p>
          </table:table-cell>
          <table:table-cell office:value-type="float" office:value="0.0001331136">
            <text:p>0.0001331136</text:p>
          </table:table-cell>
          <table:table-cell office:value-type="float" office:value="0.0001552214">
            <text:p>0.0001552214</text:p>
          </table:table-cell>
          <table:table-cell office:value-type="float" office:value="421.0">
            <text:p>421.0</text:p>
          </table:table-cell>
          <table:table-cell office:value-type="float" office:value="0.05565486">
            <text:p>0.05565486</text:p>
          </table:table-cell>
          <table:table-cell office:value-type="float" office:value="0.03909923">
            <text:p>0.03909923</text:p>
          </table:table-cell>
          <table:table-cell office:value-type="float" office:value="0.05153931">
            <text:p>0.05153931</text:p>
          </table:table-cell>
          <table:table-cell office:value-type="float" office:value="0.06009905">
            <text:p>0.06009905</text:p>
          </table:table-cell>
          <table:table-cell office:value-type="float" office:value="421.0">
            <text:p>421.0</text:p>
          </table:table-cell>
          <table:table-cell office:value-type="float" office:value="117.9564">
            <text:p>117.9564</text:p>
          </table:table-cell>
          <table:table-cell office:value-type="float" office:value="0.01954962">
            <text:p>0.01954962</text:p>
          </table:table-cell>
          <table:table-cell office:value-type="float" office:value="113.5101">
            <text:p>113.5101</text:p>
          </table:table-cell>
          <table:table-cell office:value-type="float" office:value="122.5769">
            <text:p>122.5769</text:p>
          </table:table-cell>
          <table:table-cell office:value-type="float" office:value="421.0">
            <text:p>421.0</text:p>
          </table:table-cell>
          <table:table-cell office:value-type="float" office:value="4647.954">
            <text:p>4647.954</text:p>
          </table:table-cell>
          <table:table-cell office:value-type="float" office:value="4656.02">
            <text:p>4656.02</text:p>
          </table:table-cell>
          <table:table-cell office:value-type="float" office:value="-2321.962">
            <text:p>-2321.962</text:p>
          </table:table-cell>
          <table:table-cell office:value-type="float" office:value="0.8942114">
            <text:p>0.894211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13.5029">
            <text:p>113.5029</text:p>
          </table:table-cell>
          <table:table-cell office:value-type="float" office:value="0.7372356">
            <text:p>0.737235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652475">
            <text:p>0.4652475</text:p>
          </table:table-cell>
          <table:table-cell office:value-type="float" office:value="0.06907139">
            <text:p>0.06907139</text:p>
          </table:table-cell>
          <table:table-cell office:value-type="float" office:value="0.4060901">
            <text:p>0.4060901</text:p>
          </table:table-cell>
          <table:table-cell office:value-type="float" office:value="0.5330227">
            <text:p>0.5330227</text:p>
          </table:table-cell>
          <table:table-cell office:value-type="float" office:value="211.5297">
            <text:p>211.5297</text:p>
          </table:table-cell>
          <table:table-cell office:value-type="float" office:value="0.4652475">
            <text:p>0.4652475</text:p>
          </table:table-cell>
          <table:table-cell office:value-type="float" office:value="0.007224909999999994">
            <text:p>0.007224909999999994</text:p>
          </table:table-cell>
          <table:table-cell office:value-type="float" office:value="0.06907139">
            <text:p>0.06907139</text:p>
          </table:table-cell>
          <table:table-cell office:value-type="float" office:value="0.4060901">
            <text:p>0.4060901</text:p>
          </table:table-cell>
          <table:table-cell office:value-type="float" office:value="0.5330227">
            <text:p>0.5330227</text:p>
          </table:table-cell>
          <table:table-cell office:value-type="float" office:value="211.5297">
            <text:p>211.5297</text:p>
          </table:table-cell>
          <table:table-cell office:value-type="float" office:value="1117.0">
            <text:p>1117.0</text:p>
          </table:table-cell>
          <table:table-cell office:value-type="float" office:value="0.06907139">
            <text:p>0.06907139</text:p>
          </table:table-cell>
          <table:table-cell office:value-type="float" office:value="975.0">
            <text:p>975.0</text:p>
          </table:table-cell>
          <table:table-cell office:value-type="float" office:value="1279.0">
            <text:p>1279.0</text:p>
          </table:table-cell>
          <table:table-cell office:value-type="float" office:value="211.5297">
            <text:p>211.5297</text:p>
          </table:table-cell>
          <table:table-cell office:value-type="float" office:value="0.9416341626592668">
            <text:p>0.9416341626592668</text:p>
          </table:table-cell>
          <table:table-cell office:value-type="float" office:value="0.9149273801316632">
            <text:p>0.9149273801316632</text:p>
          </table:table-cell>
          <table:table-cell office:value-type="float" office:value="0.9020625104140176">
            <text:p>0.9020625104140176</text:p>
          </table:table-cell>
          <table:table-cell office:value-type="float" office:value="0.9193307170380516">
            <text:p>0.9193307170380516</text:p>
          </table:table-cell>
          <table:table-cell office:value-type="float" office:value="0.9355714403537111">
            <text:p>0.9355714403537111</text:p>
          </table:table-cell>
          <table:table-cell office:value-type="float" office:value="0.9419741727016617">
            <text:p>0.941974172701661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Half-Norm Cos TGD">
            <text:p>Half-Norm Cos TGD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30.0">
            <text:p>30.0</text:p>
          </table:table-cell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TURMER-AB-10mn-6dec-half-norm-cos-tgd-2adg365_">
            <text:p>tmp\mcds-out\TURMER-AB-10mn-6dec-half-norm-cos-tgd-2adg365_</text:p>
          </table:table-cell>
          <table:table-cell office:value-type="float" office:value="387.0">
            <text:p>387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860577">
            <text:p>1.860577</text:p>
          </table:table-cell>
          <table:table-cell office:value-type="float" office:value="0.06116453">
            <text:p>0.06116453</text:p>
          </table:table-cell>
          <table:table-cell office:value-type="float" office:value="1.648217">
            <text:p>1.648217</text:p>
          </table:table-cell>
          <table:table-cell office:value-type="float" office:value="2.100297">
            <text:p>2.100297</text:p>
          </table:table-cell>
          <table:table-cell office:value-type="float" office:value="103.0">
            <text:p>103.0</text:p>
          </table:table-cell>
          <table:table-cell office:value-type="float" office:value="30.0">
            <text:p>30.0</text:p>
          </table:table-cell>
          <table:table-cell office:value-type="float" office:value="300.0">
            <text:p>300.0</text:p>
          </table:table-cell>
          <table:table-cell office:value-type="float" office:value="91.48936170212765">
            <text:p>91.48936170212765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4083.637">
            <text:p>4083.637</text:p>
          </table:table-cell>
          <table:table-cell office:value-type="float" office:value="0.43802">
            <text:p>0.43802</text:p>
          </table:table-cell>
          <table:table-cell office:value-type="float" office:value="0.9097319">
            <text:p>0.9097319</text:p>
          </table:table-cell>
          <table:table-cell office:value-type="float" office:value="0.394338">
            <text:p>0.394338</text:p>
          </table:table-cell>
          <table:table-cell office:value-type="float" office:value="0.43802">
            <text:p>0.43802</text:p>
          </table:table-cell>
          <table:table-cell office:value-type="float" office:value="0.0001497507">
            <text:p>0.0001497507</text:p>
          </table:table-cell>
          <table:table-cell office:value-type="float" office:value="0.05292447">
            <text:p>0.05292447</text:p>
          </table:table-cell>
          <table:table-cell office:value-type="float" office:value="0.0001349613">
            <text:p>0.0001349613</text:p>
          </table:table-cell>
          <table:table-cell office:value-type="float" office:value="0.0001661607">
            <text:p>0.0001661607</text:p>
          </table:table-cell>
          <table:table-cell office:value-type="float" office:value="386.0">
            <text:p>386.0</text:p>
          </table:table-cell>
          <table:table-cell office:value-type="float" office:value="0.1483948">
            <text:p>0.1483948</text:p>
          </table:table-cell>
          <table:table-cell office:value-type="float" office:value="0.05292446">
            <text:p>0.05292446</text:p>
          </table:table-cell>
          <table:table-cell office:value-type="float" office:value="0.1337393">
            <text:p>0.1337393</text:p>
          </table:table-cell>
          <table:table-cell office:value-type="float" office:value="0.1646562">
            <text:p>0.1646562</text:p>
          </table:table-cell>
          <table:table-cell office:value-type="float" office:value="386.0">
            <text:p>386.0</text:p>
          </table:table-cell>
          <table:table-cell office:value-type="float" office:value="115.5661">
            <text:p>115.5661</text:p>
          </table:table-cell>
          <table:table-cell office:value-type="float" office:value="0.02646223">
            <text:p>0.02646223</text:p>
          </table:table-cell>
          <table:table-cell office:value-type="float" office:value="109.7082">
            <text:p>109.7082</text:p>
          </table:table-cell>
          <table:table-cell office:value-type="float" office:value="121.7369">
            <text:p>121.7369</text:p>
          </table:table-cell>
          <table:table-cell office:value-type="float" office:value="386.0">
            <text:p>386.0</text:p>
          </table:table-cell>
          <table:table-cell office:value-type="float" office:value="4083.648">
            <text:p>4083.648</text:p>
          </table:table-cell>
          <table:table-cell office:value-type="float" office:value="4087.596">
            <text:p>4087.596</text:p>
          </table:table-cell>
          <table:table-cell office:value-type="float" office:value="-2040.819">
            <text:p>-2040.819</text:p>
          </table:table-cell>
          <table:table-cell office:value-type="float" office:value="0.8867788">
            <text:p>0.8867788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4.41857">
            <text:p>84.418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4434417">
            <text:p>0.4434417</text:p>
          </table:table-cell>
          <table:table-cell office:value-type="float" office:value="0.08088324">
            <text:p>0.08088324</text:p>
          </table:table-cell>
          <table:table-cell office:value-type="float" office:value="0.3782648">
            <text:p>0.3782648</text:p>
          </table:table-cell>
          <table:table-cell office:value-type="float" office:value="0.5198491">
            <text:p>0.5198491</text:p>
          </table:table-cell>
          <table:table-cell office:value-type="float" office:value="273.989">
            <text:p>273.989</text:p>
          </table:table-cell>
          <table:table-cell office:value-type="float" office:value="0.4434417">
            <text:p>0.4434417</text:p>
          </table:table-cell>
          <table:table-cell office:value-type="float" office:value="0.0">
            <text:p/>
          </table:table-cell>
          <table:table-cell office:value-type="float" office:value="0.08088324">
            <text:p>0.08088324</text:p>
          </table:table-cell>
          <table:table-cell office:value-type="float" office:value="0.3782648">
            <text:p>0.3782648</text:p>
          </table:table-cell>
          <table:table-cell office:value-type="float" office:value="0.5198491">
            <text:p>0.5198491</text:p>
          </table:table-cell>
          <table:table-cell office:value-type="float" office:value="273.989">
            <text:p>273.989</text:p>
          </table:table-cell>
          <table:table-cell office:value-type="float" office:value="1064.0">
            <text:p>1064.0</text:p>
          </table:table-cell>
          <table:table-cell office:value-type="float" office:value="0.08088324">
            <text:p>0.08088324</text:p>
          </table:table-cell>
          <table:table-cell office:value-type="float" office:value="908.0">
            <text:p>908.0</text:p>
          </table:table-cell>
          <table:table-cell office:value-type="float" office:value="1248.0">
            <text:p>1248.0</text:p>
          </table:table-cell>
          <table:table-cell office:value-type="float" office:value="273.989">
            <text:p>273.989</text:p>
          </table:table-cell>
          <table:table-cell office:value-type="float" office:value="0.8002988756034467">
            <text:p>0.8002988756034467</text:p>
          </table:table-cell>
          <table:table-cell office:value-type="float" office:value="0.7973126699051643">
            <text:p>0.7973126699051643</text:p>
          </table:table-cell>
          <table:table-cell office:value-type="float" office:value="0.7943376068246515">
            <text:p>0.7943376068246515</text:p>
          </table:table-cell>
          <table:table-cell office:value-type="float" office:value="0.7422196081851905">
            <text:p>0.7422196081851905</text:p>
          </table:table-cell>
          <table:table-cell office:value-type="float" office:value="0.8106298533817915">
            <text:p>0.8106298533817915</text:p>
          </table:table-cell>
          <table:table-cell office:value-type="float" office:value="0.8148616611852109">
            <text:p>0.814861661185210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Uniform Cos">
            <text:p>Uniform Cos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UNIFORM">
            <text:p>UNIFORM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TURMER-AB-10mn-6dec-uniform-cos-t8szhkzu">
            <text:p>tmp\mcds-out\TURMER-AB-10mn-6dec-uniform-cos-t8szhkzu</text:p>
          </table:table-cell>
          <table:table-cell office:value-type="float" office:value="423.0">
            <text:p>423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2.033654">
            <text:p>2.033654</text:p>
          </table:table-cell>
          <table:table-cell office:value-type="float" office:value="0.0569395">
            <text:p>0.0569395</text:p>
          </table:table-cell>
          <table:table-cell office:value-type="float" office:value="1.816659">
            <text:p>1.816659</text:p>
          </table:table-cell>
          <table:table-cell office:value-type="float" office:value="2.276567">
            <text:p>2.276567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500.0">
            <text:p>500.0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float" office:value="66.4960000000001">
            <text:p>66.4960000000001</text:p>
          </table:table-cell>
          <table:table-cell office:value-type="float" office:value="4714.421">
            <text:p>4714.421</text:p>
          </table:table-cell>
          <table:table-cell office:value-type="float" office:value="5.960464e-08">
            <text:p>5.960464e-0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960464e-08">
            <text:p>5.960464e-08</text:p>
          </table:table-cell>
          <table:table-cell office:value-type="float" office:value="8.58067e-05">
            <text:p>8.58067e-05</text:p>
          </table:table-cell>
          <table:table-cell office:value-type="float" office:value="0.02414292">
            <text:p>0.02414292</text:p>
          </table:table-cell>
          <table:table-cell office:value-type="float" office:value="8.183033e-05">
            <text:p>8.183033e-05</text:p>
          </table:table-cell>
          <table:table-cell office:value-type="float" office:value="8.997629e-05">
            <text:p>8.997629e-05</text:p>
          </table:table-cell>
          <table:table-cell office:value-type="float" office:value="420.0">
            <text:p>420.0</text:p>
          </table:table-cell>
          <table:table-cell office:value-type="float" office:value="0.09323281">
            <text:p>0.09323281</text:p>
          </table:table-cell>
          <table:table-cell office:value-type="float" office:value="0.02414292">
            <text:p>0.02414292</text:p>
          </table:table-cell>
          <table:table-cell office:value-type="float" office:value="0.08891231">
            <text:p>0.08891231</text:p>
          </table:table-cell>
          <table:table-cell office:value-type="float" office:value="0.09776326">
            <text:p>0.09776326</text:p>
          </table:table-cell>
          <table:table-cell office:value-type="float" office:value="420.0">
            <text:p>420.0</text:p>
          </table:table-cell>
          <table:table-cell office:value-type="float" office:value="152.6702">
            <text:p>152.6702</text:p>
          </table:table-cell>
          <table:table-cell office:value-type="float" office:value="0.01207146">
            <text:p>0.01207146</text:p>
          </table:table-cell>
          <table:table-cell office:value-type="float" office:value="149.0905">
            <text:p>149.0905</text:p>
          </table:table-cell>
          <table:table-cell office:value-type="float" office:value="156.336">
            <text:p>156.336</text:p>
          </table:table-cell>
          <table:table-cell office:value-type="float" office:value="420.0">
            <text:p>420.0</text:p>
          </table:table-cell>
          <table:table-cell office:value-type="float" office:value="4714.479">
            <text:p>4714.479</text:p>
          </table:table-cell>
          <table:table-cell office:value-type="float" office:value="4726.563">
            <text:p>4726.563</text:p>
          </table:table-cell>
          <table:table-cell office:value-type="float" office:value="-2354.211">
            <text:p>-2354.211</text:p>
          </table:table-cell>
          <table:table-cell office:value-type="float" office:value="0.0">
            <text:p/>
          </table:table-cell>
          <table:table-cell office:value-type="float" office:value="0.001">
            <text:p>0.001</text:p>
          </table:table-cell>
          <table:table-cell office:value-type="float" office:value="0.001">
            <text:p>0.001</text:p>
          </table:table-cell>
          <table:table-cell office:value-type="string" office:value="UNIFORM">
            <text:p>UNIFORM</text:p>
          </table:table-cell>
          <table:table-cell office:value-type="string" office:value="COSINE">
            <text:p>COSINE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1.59864">
            <text:p>1.59864</text:p>
          </table:table-cell>
          <table:table-cell office:value-type="float" office:value="0.8334721">
            <text:p>0.8334721</text:p>
          </table:table-cell>
          <table:table-cell office:value-type="float" office:value="0.2324568">
            <text:p>0.232456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2777272">
            <text:p>0.2777272</text:p>
          </table:table-cell>
          <table:table-cell office:value-type="float" office:value="0.06184648">
            <text:p>0.06184648</text:p>
          </table:table-cell>
          <table:table-cell office:value-type="float" office:value="0.2457952">
            <text:p>0.2457952</text:p>
          </table:table-cell>
          <table:table-cell office:value-type="float" office:value="0.3138075">
            <text:p>0.3138075</text:p>
          </table:table-cell>
          <table:table-cell office:value-type="float" office:value="142.2374">
            <text:p>142.2374</text:p>
          </table:table-cell>
          <table:table-cell office:value-type="float" office:value="0.2777272">
            <text:p>0.2777272</text:p>
          </table:table-cell>
          <table:table-cell office:value-type="float" office:value="0.0">
            <text:p/>
          </table:table-cell>
          <table:table-cell office:value-type="float" office:value="0.06184648">
            <text:p>0.06184648</text:p>
          </table:table-cell>
          <table:table-cell office:value-type="float" office:value="0.2457952">
            <text:p>0.2457952</text:p>
          </table:table-cell>
          <table:table-cell office:value-type="float" office:value="0.3138075">
            <text:p>0.3138075</text:p>
          </table:table-cell>
          <table:table-cell office:value-type="float" office:value="142.2374">
            <text:p>142.2374</text:p>
          </table:table-cell>
          <table:table-cell office:value-type="float" office:value="667.0">
            <text:p>667.0</text:p>
          </table:table-cell>
          <table:table-cell office:value-type="float" office:value="0.06184648">
            <text:p>0.06184648</text:p>
          </table:table-cell>
          <table:table-cell office:value-type="float" office:value="590.0">
            <text:p>590.0</text:p>
          </table:table-cell>
          <table:table-cell office:value-type="float" office:value="753.0">
            <text:p>753.0</text:p>
          </table:table-cell>
          <table:table-cell office:value-type="float" office:value="142.2374">
            <text:p>142.237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 office:value="TURMER">
            <text:p>TURMER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Uniform SimPoly">
            <text:p>Uniform SimPoly</text:p>
          </table:table-cell>
          <table:table-cell office:value-type="float" office:value="423">
            <text:p>423</text:p>
          </table:table-cell>
          <table:table-cell office:value-type="float" office:value="2.54">
            <text:p>2.54</text:p>
          </table:table-cell>
          <table:table-cell office:value-type="float" office:value="500.0">
            <text:p>500.0</text:p>
          </table:table-cell>
          <table:table-cell office:value-type="string" office:value="UNIFORM">
            <text:p>UNIFORM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3">
            <text:p>3</text:p>
          </table:table-cell>
          <table:table-cell office:value-type="string" office:value="tmp\mcds-out\TURMER-AB-10mn-6dec-uniform-simpoly-ia8mkzjq">
            <text:p>tmp\mcds-out\TURMER-AB-10mn-6dec-uniform-simpoly-ia8mkzjq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Hazard SimPoly">
            <text:p>Hazard SimPoly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ALAARV-AB-10mn-1dec-hazard-simpoly-r98qw6rm">
            <text:p>tmp\mcds-out\ALAARV-AB-10mn-1dec-hazard-simpoly-r98qw6rm</text:p>
          </table:table-cell>
          <table:table-cell office:value-type="float" office:value="217.0">
            <text:p>217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43269">
            <text:p>1.043269</text:p>
          </table:table-cell>
          <table:table-cell office:value-type="float" office:value="0.1094061">
            <text:p>0.1094061</text:p>
          </table:table-cell>
          <table:table-cell office:value-type="float" office:value="0.8403164">
            <text:p>0.8403164</text:p>
          </table:table-cell>
          <table:table-cell office:value-type="float" office:value="1.295239">
            <text:p>1.295239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00.0">
            <text:p>3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318.119">
            <text:p>2318.119</text:p>
          </table:table-cell>
          <table:table-cell office:value-type="float" office:value="0.1470828">
            <text:p>0.1470828</text:p>
          </table:table-cell>
          <table:table-cell office:value-type="float" office:value="0.02754486">
            <text:p>0.02754486</text:p>
          </table:table-cell>
          <table:table-cell office:value-type="float" office:value="0.07244867">
            <text:p>0.07244867</text:p>
          </table:table-cell>
          <table:table-cell office:value-type="float" office:value="0.1470828">
            <text:p>0.1470828</text:p>
          </table:table-cell>
          <table:table-cell office:value-type="float" office:value="6.512229e-05">
            <text:p>6.512229e-05</text:p>
          </table:table-cell>
          <table:table-cell office:value-type="float" office:value="0.06029616">
            <text:p>0.06029616</text:p>
          </table:table-cell>
          <table:table-cell office:value-type="float" office:value="5.783114e-05">
            <text:p>5.783114e-05</text:p>
          </table:table-cell>
          <table:table-cell office:value-type="float" office:value="7.333269e-05">
            <text:p>7.333269e-05</text:p>
          </table:table-cell>
          <table:table-cell office:value-type="float" office:value="215.0">
            <text:p>215.0</text:p>
          </table:table-cell>
          <table:table-cell office:value-type="float" office:value="0.3412383">
            <text:p>0.3412383</text:p>
          </table:table-cell>
          <table:table-cell office:value-type="float" office:value="0.06029617">
            <text:p>0.06029617</text:p>
          </table:table-cell>
          <table:table-cell office:value-type="float" office:value="0.3030329">
            <text:p>0.3030329</text:p>
          </table:table-cell>
          <table:table-cell office:value-type="float" office:value="0.3842604">
            <text:p>0.3842604</text:p>
          </table:table-cell>
          <table:table-cell office:value-type="float" office:value="215.0">
            <text:p>215.0</text:p>
          </table:table-cell>
          <table:table-cell office:value-type="float" office:value="175.2468">
            <text:p>175.2468</text:p>
          </table:table-cell>
          <table:table-cell office:value-type="float" office:value="0.03014809">
            <text:p>0.03014809</text:p>
          </table:table-cell>
          <table:table-cell office:value-type="float" office:value="165.1386">
            <text:p>165.1386</text:p>
          </table:table-cell>
          <table:table-cell office:value-type="float" office:value="185.9737">
            <text:p>185.9737</text:p>
          </table:table-cell>
          <table:table-cell office:value-type="float" office:value="215.0">
            <text:p>215.0</text:p>
          </table:table-cell>
          <table:table-cell office:value-type="float" office:value="2318.175">
            <text:p>2318.175</text:p>
          </table:table-cell>
          <table:table-cell office:value-type="float" office:value="2324.879">
            <text:p>2324.879</text:p>
          </table:table-cell>
          <table:table-cell office:value-type="float" office:value="-1157.059">
            <text:p>-1157.059</text:p>
          </table:table-cell>
          <table:table-cell office:value-type="float" office:value="0.5615145">
            <text:p>0.5615145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4.0733">
            <text:p>154.0733</text:p>
          </table:table-cell>
          <table:table-cell office:value-type="float" office:value="6.407445">
            <text:p>6.4074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0813">
            <text:p>0.10813</text:p>
          </table:table-cell>
          <table:table-cell office:value-type="float" office:value="0.1249212">
            <text:p>0.1249212</text:p>
          </table:table-cell>
          <table:table-cell office:value-type="float" office:value="0.0845774">
            <text:p>0.0845774</text:p>
          </table:table-cell>
          <table:table-cell office:value-type="float" office:value="0.1382414">
            <text:p>0.1382414</text:p>
          </table:table-cell>
          <table:table-cell office:value-type="float" office:value="167.6618">
            <text:p>167.6618</text:p>
          </table:table-cell>
          <table:table-cell office:value-type="float" office:value="0.10813">
            <text:p>0.10813</text:p>
          </table:table-cell>
          <table:table-cell office:value-type="float" office:value="0.0092092">
            <text:p>0.0092092</text:p>
          </table:table-cell>
          <table:table-cell office:value-type="float" office:value="0.1249212">
            <text:p>0.1249212</text:p>
          </table:table-cell>
          <table:table-cell office:value-type="float" office:value="0.0845774">
            <text:p>0.0845774</text:p>
          </table:table-cell>
          <table:table-cell office:value-type="float" office:value="0.1382414">
            <text:p>0.1382414</text:p>
          </table:table-cell>
          <table:table-cell office:value-type="float" office:value="167.6618">
            <text:p>167.6618</text:p>
          </table:table-cell>
          <table:table-cell office:value-type="float" office:value="260.0">
            <text:p>260.0</text:p>
          </table:table-cell>
          <table:table-cell office:value-type="float" office:value="0.1249212">
            <text:p>0.1249212</text:p>
          </table:table-cell>
          <table:table-cell office:value-type="float" office:value="203.0">
            <text:p>203.0</text:p>
          </table:table-cell>
          <table:table-cell office:value-type="float" office:value="332.0">
            <text:p>332.0</text:p>
          </table:table-cell>
          <table:table-cell office:value-type="float" office:value="167.6618">
            <text:p>167.6618</text:p>
          </table:table-cell>
          <table:table-cell office:value-type="float" office:value="0.6023306168390123">
            <text:p>0.6023306168390123</text:p>
          </table:table-cell>
          <table:table-cell office:value-type="float" office:value="0.5816350780656622">
            <text:p>0.5816350780656622</text:p>
          </table:table-cell>
          <table:table-cell office:value-type="float" office:value="0.569917291167129">
            <text:p>0.569917291167129</text:p>
          </table:table-cell>
          <table:table-cell office:value-type="float" office:value="0.5050109651235951">
            <text:p>0.5050109651235951</text:p>
          </table:table-cell>
          <table:table-cell office:value-type="float" office:value="0.5970706094344166">
            <text:p>0.5970706094344166</text:p>
          </table:table-cell>
          <table:table-cell office:value-type="float" office:value="0.6268875202663952">
            <text:p>0.626887520266395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Hazard Cos">
            <text:p>Hazard Cos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ALAARV-AB-10mn-1dec-hazard-cos-xfd_m60f">
            <text:p>tmp\mcds-out\ALAARV-AB-10mn-1dec-hazard-cos-xfd_m60f</text:p>
          </table:table-cell>
          <table:table-cell office:value-type="float" office:value="217.0">
            <text:p>217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43269">
            <text:p>1.043269</text:p>
          </table:table-cell>
          <table:table-cell office:value-type="float" office:value="0.1094061">
            <text:p>0.1094061</text:p>
          </table:table-cell>
          <table:table-cell office:value-type="float" office:value="0.8403164">
            <text:p>0.8403164</text:p>
          </table:table-cell>
          <table:table-cell office:value-type="float" office:value="1.295239">
            <text:p>1.295239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00.0">
            <text:p>3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318.119">
            <text:p>2318.119</text:p>
          </table:table-cell>
          <table:table-cell office:value-type="float" office:value="0.1470828">
            <text:p>0.1470828</text:p>
          </table:table-cell>
          <table:table-cell office:value-type="float" office:value="0.02754486">
            <text:p>0.02754486</text:p>
          </table:table-cell>
          <table:table-cell office:value-type="float" office:value="0.07244867">
            <text:p>0.07244867</text:p>
          </table:table-cell>
          <table:table-cell office:value-type="float" office:value="0.1470828">
            <text:p>0.1470828</text:p>
          </table:table-cell>
          <table:table-cell office:value-type="float" office:value="6.512229e-05">
            <text:p>6.512229e-05</text:p>
          </table:table-cell>
          <table:table-cell office:value-type="float" office:value="0.06029616">
            <text:p>0.06029616</text:p>
          </table:table-cell>
          <table:table-cell office:value-type="float" office:value="5.783114e-05">
            <text:p>5.783114e-05</text:p>
          </table:table-cell>
          <table:table-cell office:value-type="float" office:value="7.333269e-05">
            <text:p>7.333269e-05</text:p>
          </table:table-cell>
          <table:table-cell office:value-type="float" office:value="215.0">
            <text:p>215.0</text:p>
          </table:table-cell>
          <table:table-cell office:value-type="float" office:value="0.3412383">
            <text:p>0.3412383</text:p>
          </table:table-cell>
          <table:table-cell office:value-type="float" office:value="0.06029617">
            <text:p>0.06029617</text:p>
          </table:table-cell>
          <table:table-cell office:value-type="float" office:value="0.3030329">
            <text:p>0.3030329</text:p>
          </table:table-cell>
          <table:table-cell office:value-type="float" office:value="0.3842604">
            <text:p>0.3842604</text:p>
          </table:table-cell>
          <table:table-cell office:value-type="float" office:value="215.0">
            <text:p>215.0</text:p>
          </table:table-cell>
          <table:table-cell office:value-type="float" office:value="175.2468">
            <text:p>175.2468</text:p>
          </table:table-cell>
          <table:table-cell office:value-type="float" office:value="0.03014809">
            <text:p>0.03014809</text:p>
          </table:table-cell>
          <table:table-cell office:value-type="float" office:value="165.1386">
            <text:p>165.1386</text:p>
          </table:table-cell>
          <table:table-cell office:value-type="float" office:value="185.9737">
            <text:p>185.9737</text:p>
          </table:table-cell>
          <table:table-cell office:value-type="float" office:value="215.0">
            <text:p>215.0</text:p>
          </table:table-cell>
          <table:table-cell office:value-type="float" office:value="2318.175">
            <text:p>2318.175</text:p>
          </table:table-cell>
          <table:table-cell office:value-type="float" office:value="2324.879">
            <text:p>2324.879</text:p>
          </table:table-cell>
          <table:table-cell office:value-type="float" office:value="-1157.059">
            <text:p>-1157.059</text:p>
          </table:table-cell>
          <table:table-cell office:value-type="float" office:value="0.5615145">
            <text:p>0.5615145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4.0733">
            <text:p>154.0733</text:p>
          </table:table-cell>
          <table:table-cell office:value-type="float" office:value="6.407445">
            <text:p>6.40744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0813">
            <text:p>0.10813</text:p>
          </table:table-cell>
          <table:table-cell office:value-type="float" office:value="0.1249212">
            <text:p>0.1249212</text:p>
          </table:table-cell>
          <table:table-cell office:value-type="float" office:value="0.0845774">
            <text:p>0.0845774</text:p>
          </table:table-cell>
          <table:table-cell office:value-type="float" office:value="0.1382414">
            <text:p>0.1382414</text:p>
          </table:table-cell>
          <table:table-cell office:value-type="float" office:value="167.6618">
            <text:p>167.6618</text:p>
          </table:table-cell>
          <table:table-cell office:value-type="float" office:value="0.10813">
            <text:p>0.10813</text:p>
          </table:table-cell>
          <table:table-cell office:value-type="float" office:value="0.0092092">
            <text:p>0.0092092</text:p>
          </table:table-cell>
          <table:table-cell office:value-type="float" office:value="0.1249212">
            <text:p>0.1249212</text:p>
          </table:table-cell>
          <table:table-cell office:value-type="float" office:value="0.0845774">
            <text:p>0.0845774</text:p>
          </table:table-cell>
          <table:table-cell office:value-type="float" office:value="0.1382414">
            <text:p>0.1382414</text:p>
          </table:table-cell>
          <table:table-cell office:value-type="float" office:value="167.6618">
            <text:p>167.6618</text:p>
          </table:table-cell>
          <table:table-cell office:value-type="float" office:value="260.0">
            <text:p>260.0</text:p>
          </table:table-cell>
          <table:table-cell office:value-type="float" office:value="0.1249212">
            <text:p>0.1249212</text:p>
          </table:table-cell>
          <table:table-cell office:value-type="float" office:value="203.0">
            <text:p>203.0</text:p>
          </table:table-cell>
          <table:table-cell office:value-type="float" office:value="332.0">
            <text:p>332.0</text:p>
          </table:table-cell>
          <table:table-cell office:value-type="float" office:value="167.6618">
            <text:p>167.6618</text:p>
          </table:table-cell>
          <table:table-cell office:value-type="float" office:value="0.6023306168390123">
            <text:p>0.6023306168390123</text:p>
          </table:table-cell>
          <table:table-cell office:value-type="float" office:value="0.5816350780656622">
            <text:p>0.5816350780656622</text:p>
          </table:table-cell>
          <table:table-cell office:value-type="float" office:value="0.569917291167129">
            <text:p>0.569917291167129</text:p>
          </table:table-cell>
          <table:table-cell office:value-type="float" office:value="0.5050109651235951">
            <text:p>0.5050109651235951</text:p>
          </table:table-cell>
          <table:table-cell office:value-type="float" office:value="0.5970706094344166">
            <text:p>0.5970706094344166</text:p>
          </table:table-cell>
          <table:table-cell office:value-type="float" office:value="0.6268875202663952">
            <text:p>0.626887520266395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Hazard Cos TG">
            <text:p>Hazard Cos TG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40.0">
            <text:p>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ALAARV-AB-10mn-1dec-hazard-cos-tg-48096_km">
            <text:p>tmp\mcds-out\ALAARV-AB-10mn-1dec-hazard-cos-tg-48096_km</text:p>
          </table:table-cell>
          <table:table-cell office:value-type="float" office:value="215.0">
            <text:p>215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33654">
            <text:p>1.033654</text:p>
          </table:table-cell>
          <table:table-cell office:value-type="float" office:value="0.108257">
            <text:p>0.108257</text:p>
          </table:table-cell>
          <table:table-cell office:value-type="float" office:value="0.8344544">
            <text:p>0.8344544</text:p>
          </table:table-cell>
          <table:table-cell office:value-type="float" office:value="1.280406">
            <text:p>1.280406</text:p>
          </table:table-cell>
          <table:table-cell office:value-type="float" office:value="103.0">
            <text:p>103.0</text:p>
          </table:table-cell>
          <table:table-cell office:value-type="float" office:value="40.0">
            <text:p>40.0</text:p>
          </table:table-cell>
          <table:table-cell office:value-type="float" office:value="300.0">
            <text:p>300.0</text:p>
          </table:table-cell>
          <table:table-cell office:value-type="float" office:value="99.07834101382488">
            <text:p>99.07834101382488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270.081">
            <text:p>2270.081</text:p>
          </table:table-cell>
          <table:table-cell office:value-type="float" office:value="0.691101">
            <text:p>0.691101</text:p>
          </table:table-cell>
          <table:table-cell office:value-type="float" office:value="0.6088874">
            <text:p>0.6088874</text:p>
          </table:table-cell>
          <table:table-cell office:value-type="float" office:value="0.7426465">
            <text:p>0.7426465</text:p>
          </table:table-cell>
          <table:table-cell office:value-type="float" office:value="0.691101">
            <text:p>0.691101</text:p>
          </table:table-cell>
          <table:table-cell office:value-type="float" office:value="7.23925e-05">
            <text:p>7.23925e-05</text:p>
          </table:table-cell>
          <table:table-cell office:value-type="float" office:value="0.06632257">
            <text:p>0.06632257</text:p>
          </table:table-cell>
          <table:table-cell office:value-type="float" office:value="6.353007e-05">
            <text:p>6.353007e-05</text:p>
          </table:table-cell>
          <table:table-cell office:value-type="float" office:value="8.249123e-05">
            <text:p>8.249123e-05</text:p>
          </table:table-cell>
          <table:table-cell office:value-type="float" office:value="213.0">
            <text:p>213.0</text:p>
          </table:table-cell>
          <table:table-cell office:value-type="float" office:value="0.3069686">
            <text:p>0.3069686</text:p>
          </table:table-cell>
          <table:table-cell office:value-type="float" office:value="0.06632257">
            <text:p>0.06632257</text:p>
          </table:table-cell>
          <table:table-cell office:value-type="float" office:value="0.2693889">
            <text:p>0.2693889</text:p>
          </table:table-cell>
          <table:table-cell office:value-type="float" office:value="0.3497906">
            <text:p>0.3497906</text:p>
          </table:table-cell>
          <table:table-cell office:value-type="float" office:value="213.0">
            <text:p>213.0</text:p>
          </table:table-cell>
          <table:table-cell office:value-type="float" office:value="166.2142">
            <text:p>166.2142</text:p>
          </table:table-cell>
          <table:table-cell office:value-type="float" office:value="0.03316129">
            <text:p>0.03316129</text:p>
          </table:table-cell>
          <table:table-cell office:value-type="float" office:value="155.6997">
            <text:p>155.6997</text:p>
          </table:table-cell>
          <table:table-cell office:value-type="float" office:value="177.4388">
            <text:p>177.4388</text:p>
          </table:table-cell>
          <table:table-cell office:value-type="float" office:value="213.0">
            <text:p>213.0</text:p>
          </table:table-cell>
          <table:table-cell office:value-type="float" office:value="2270.138">
            <text:p>2270.138</text:p>
          </table:table-cell>
          <table:table-cell office:value-type="float" office:value="2276.823">
            <text:p>2276.823</text:p>
          </table:table-cell>
          <table:table-cell office:value-type="float" office:value="-1133.041">
            <text:p>-1133.041</text:p>
          </table:table-cell>
          <table:table-cell office:value-type="float" office:value="0.9296823">
            <text:p>0.9296823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8.9709">
            <text:p>148.9709</text:p>
          </table:table-cell>
          <table:table-cell office:value-type="float" office:value="6.09875">
            <text:p>6.098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190937">
            <text:p>0.1190937</text:p>
          </table:table-cell>
          <table:table-cell office:value-type="float" office:value="0.1269577">
            <text:p>0.1269577</text:p>
          </table:table-cell>
          <table:table-cell office:value-type="float" office:value="0.09279721">
            <text:p>0.09279721</text:p>
          </table:table-cell>
          <table:table-cell office:value-type="float" office:value="0.152842">
            <text:p>0.152842</text:p>
          </table:table-cell>
          <table:table-cell office:value-type="float" office:value="182.4019">
            <text:p>182.4019</text:p>
          </table:table-cell>
          <table:table-cell office:value-type="float" office:value="0.1190937">
            <text:p>0.1190937</text:p>
          </table:table-cell>
          <table:table-cell office:value-type="float" office:value="0.0">
            <text:p/>
          </table:table-cell>
          <table:table-cell office:value-type="float" office:value="0.1269577">
            <text:p>0.1269577</text:p>
          </table:table-cell>
          <table:table-cell office:value-type="float" office:value="0.09279721">
            <text:p>0.09279721</text:p>
          </table:table-cell>
          <table:table-cell office:value-type="float" office:value="0.152842">
            <text:p>0.152842</text:p>
          </table:table-cell>
          <table:table-cell office:value-type="float" office:value="182.4019">
            <text:p>182.4019</text:p>
          </table:table-cell>
          <table:table-cell office:value-type="float" office:value="286.0">
            <text:p>286.0</text:p>
          </table:table-cell>
          <table:table-cell office:value-type="float" office:value="0.1269577">
            <text:p>0.1269577</text:p>
          </table:table-cell>
          <table:table-cell office:value-type="float" office:value="223.0">
            <text:p>223.0</text:p>
          </table:table-cell>
          <table:table-cell office:value-type="float" office:value="367.0">
            <text:p>367.0</text:p>
          </table:table-cell>
          <table:table-cell office:value-type="float" office:value="182.4019">
            <text:p>182.4019</text:p>
          </table:table-cell>
          <table:table-cell office:value-type="float" office:value="0.8849231758526427">
            <text:p>0.8849231758526427</text:p>
          </table:table-cell>
          <table:table-cell office:value-type="float" office:value="0.8542675752686354">
            <text:p>0.8542675752686354</text:p>
          </table:table-cell>
          <table:table-cell office:value-type="float" office:value="0.8368119378381292">
            <text:p>0.8368119378381292</text:p>
          </table:table-cell>
          <table:table-cell office:value-type="float" office:value="0.8579956051441318">
            <text:p>0.8579956051441318</text:p>
          </table:table-cell>
          <table:table-cell office:value-type="float" office:value="0.8903980361411757">
            <text:p>0.8903980361411757</text:p>
          </table:table-cell>
          <table:table-cell office:value-type="float" office:value="0.8770861792394881">
            <text:p>0.8770861792394881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Hazard Cos TGD DiscrCls">
            <text:p>Hazard Cos TGD DiscrCls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40.0">
            <text:p>40.0</text:p>
          </table:table-cell>
          <table:table-cell office:value-type="float" office:value="240.0">
            <text:p>240.0</text:p>
          </table:table-cell>
          <table:table-cell office:value-type="string" office:value="">
            <text:p/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 office:value="tmp\mcds-out\ALAARV-AB-10mn-1dec-hazard-cos-tgd-discrcls-y5pjtwzc">
            <text:p>tmp\mcds-out\ALAARV-AB-10mn-1dec-hazard-cos-tgd-discrcls-y5pjtwzc</text:p>
          </table:table-cell>
          <table:table-cell office:value-type="float" office:value="210.0">
            <text:p>210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09615">
            <text:p>1.009615</text:p>
          </table:table-cell>
          <table:table-cell office:value-type="float" office:value="0.1080556">
            <text:p>0.1080556</text:p>
          </table:table-cell>
          <table:table-cell office:value-type="float" office:value="0.8153712">
            <text:p>0.8153712</text:p>
          </table:table-cell>
          <table:table-cell office:value-type="float" office:value="1.250134">
            <text:p>1.250134</text:p>
          </table:table-cell>
          <table:table-cell office:value-type="float" office:value="103.0">
            <text:p>103.0</text:p>
          </table:table-cell>
          <table:table-cell office:value-type="float" office:value="40.0">
            <text:p>40.0</text:p>
          </table:table-cell>
          <table:table-cell office:value-type="float" office:value="240.0">
            <text:p>240.0</text:p>
          </table:table-cell>
          <table:table-cell office:value-type="float" office:value="96.7741935483871">
            <text:p>96.7741935483871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540.7653">
            <text:p>540.7653</text:p>
          </table:table-cell>
          <table:table-cell office:value-type="float" office:value="0.346158">
            <text:p>0.346158</text:p>
          </table:table-cell>
          <table:table-cell office:value-type="float" office:value="0.346158">
            <text:p>0.34615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.799821e-05">
            <text:p>7.799821e-05</text:p>
          </table:table-cell>
          <table:table-cell office:value-type="float" office:value="0.08497274">
            <text:p>0.08497274</text:p>
          </table:table-cell>
          <table:table-cell office:value-type="float" office:value="6.598773e-05">
            <text:p>6.598773e-05</text:p>
          </table:table-cell>
          <table:table-cell office:value-type="float" office:value="9.219472e-05">
            <text:p>9.219472e-05</text:p>
          </table:table-cell>
          <table:table-cell office:value-type="float" office:value="208.0">
            <text:p>208.0</text:p>
          </table:table-cell>
          <table:table-cell office:value-type="float" office:value="0.4451669">
            <text:p>0.4451669</text:p>
          </table:table-cell>
          <table:table-cell office:value-type="float" office:value="0.08497275">
            <text:p>0.08497275</text:p>
          </table:table-cell>
          <table:table-cell office:value-type="float" office:value="0.3766183">
            <text:p>0.3766183</text:p>
          </table:table-cell>
          <table:table-cell office:value-type="float" office:value="0.5261921">
            <text:p>0.5261921</text:p>
          </table:table-cell>
          <table:table-cell office:value-type="float" office:value="208.0">
            <text:p>208.0</text:p>
          </table:table-cell>
          <table:table-cell office:value-type="float" office:value="160.13">
            <text:p>160.13</text:p>
          </table:table-cell>
          <table:table-cell office:value-type="float" office:value="0.04248637">
            <text:p>0.04248637</text:p>
          </table:table-cell>
          <table:table-cell office:value-type="float" office:value="147.2695">
            <text:p>147.2695</text:p>
          </table:table-cell>
          <table:table-cell office:value-type="float" office:value="174.1135">
            <text:p>174.1135</text:p>
          </table:table-cell>
          <table:table-cell office:value-type="float" office:value="208.0">
            <text:p>208.0</text:p>
          </table:table-cell>
          <table:table-cell office:value-type="float" office:value="540.8233">
            <text:p>540.8233</text:p>
          </table:table-cell>
          <table:table-cell office:value-type="float" office:value="547.4595">
            <text:p>547.4595</text:p>
          </table:table-cell>
          <table:table-cell office:value-type="float" office:value="-268.3827">
            <text:p>-268.38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4.0761">
            <text:p>144.0761</text:p>
          </table:table-cell>
          <table:table-cell office:value-type="float" office:value="5.576851">
            <text:p>5.57685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253316">
            <text:p>0.1253316</text:p>
          </table:table-cell>
          <table:table-cell office:value-type="float" office:value="0.1374641">
            <text:p>0.1374641</text:p>
          </table:table-cell>
          <table:table-cell office:value-type="float" office:value="0.09571356">
            <text:p>0.09571356</text:p>
          </table:table-cell>
          <table:table-cell office:value-type="float" office:value="0.1641149">
            <text:p>0.1641149</text:p>
          </table:table-cell>
          <table:table-cell office:value-type="float" office:value="226.8242">
            <text:p>226.8242</text:p>
          </table:table-cell>
          <table:table-cell office:value-type="float" office:value="0.1253316">
            <text:p>0.1253316</text:p>
          </table:table-cell>
          <table:table-cell office:value-type="float" office:value="0.0">
            <text:p/>
          </table:table-cell>
          <table:table-cell office:value-type="float" office:value="0.1374641">
            <text:p>0.1374641</text:p>
          </table:table-cell>
          <table:table-cell office:value-type="float" office:value="0.09571356">
            <text:p>0.09571356</text:p>
          </table:table-cell>
          <table:table-cell office:value-type="float" office:value="0.1641149">
            <text:p>0.1641149</text:p>
          </table:table-cell>
          <table:table-cell office:value-type="float" office:value="226.8242">
            <text:p>226.8242</text:p>
          </table:table-cell>
          <table:table-cell office:value-type="float" office:value="301.0">
            <text:p>301.0</text:p>
          </table:table-cell>
          <table:table-cell office:value-type="float" office:value="0.1374641">
            <text:p>0.1374641</text:p>
          </table:table-cell>
          <table:table-cell office:value-type="float" office:value="230.0">
            <text:p>230.0</text:p>
          </table:table-cell>
          <table:table-cell office:value-type="float" office:value="394.0">
            <text:p>394.0</text:p>
          </table:table-cell>
          <table:table-cell office:value-type="float" office:value="226.8242">
            <text:p>226.8242</text:p>
          </table:table-cell>
          <table:table-cell office:value-type="float" office:value="0.8280932786414087">
            <text:p>0.8280932786414087</text:p>
          </table:table-cell>
          <table:table-cell office:value-type="float" office:value="0.7981383361384942">
            <text:p>0.7981383361384942</text:p>
          </table:table-cell>
          <table:table-cell office:value-type="float" office:value="0.7805894447786953">
            <text:p>0.7805894447786953</text:p>
          </table:table-cell>
          <table:table-cell office:value-type="float" office:value="0.742555037684038">
            <text:p>0.742555037684038</text:p>
          </table:table-cell>
          <table:table-cell office:value-type="float" office:value="0.8478506397015859">
            <text:p>0.8478506397015859</text:p>
          </table:table-cell>
          <table:table-cell office:value-type="float" office:value="0.8241560719399189">
            <text:p>0.824156071939918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Uniform Cos">
            <text:p>Uniform Cos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UNIFORM">
            <text:p>UNIFORM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ALAARV-AB-10mn-1dec-uniform-cos-472u45cs">
            <text:p>tmp\mcds-out\ALAARV-AB-10mn-1dec-uniform-cos-472u45cs</text:p>
          </table:table-cell>
          <table:table-cell office:value-type="float" office:value="217.0">
            <text:p>217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43269">
            <text:p>1.043269</text:p>
          </table:table-cell>
          <table:table-cell office:value-type="float" office:value="0.1094061">
            <text:p>0.1094061</text:p>
          </table:table-cell>
          <table:table-cell office:value-type="float" office:value="0.8403164">
            <text:p>0.8403164</text:p>
          </table:table-cell>
          <table:table-cell office:value-type="float" office:value="1.295239">
            <text:p>1.295239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00.0">
            <text:p>3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9.489000000000033">
            <text:p>9.489000000000033</text:p>
          </table:table-cell>
          <table:table-cell office:value-type="float" office:value="2327.608">
            <text:p>2327.608</text:p>
          </table:table-cell>
          <table:table-cell office:value-type="float" office:value="0.03377861">
            <text:p>0.03377861</text:p>
          </table:table-cell>
          <table:table-cell office:value-type="float" office:value="0.002126932">
            <text:p>0.002126932</text:p>
          </table:table-cell>
          <table:table-cell office:value-type="float" office:value="0.01560503">
            <text:p>0.01560503</text:p>
          </table:table-cell>
          <table:table-cell office:value-type="float" office:value="0.03377861">
            <text:p>0.03377861</text:p>
          </table:table-cell>
          <table:table-cell office:value-type="float" office:value="9.349934e-05">
            <text:p>9.349934e-05</text:p>
          </table:table-cell>
          <table:table-cell office:value-type="float" office:value="0.09297744">
            <text:p>0.09297744</text:p>
          </table:table-cell>
          <table:table-cell office:value-type="float" office:value="7.787342e-05">
            <text:p>7.787342e-05</text:p>
          </table:table-cell>
          <table:table-cell office:value-type="float" office:value="0.0001122607">
            <text:p>0.0001122607</text:p>
          </table:table-cell>
          <table:table-cell office:value-type="float" office:value="215.0">
            <text:p>215.0</text:p>
          </table:table-cell>
          <table:table-cell office:value-type="float" office:value="0.2376725">
            <text:p>0.2376725</text:p>
          </table:table-cell>
          <table:table-cell office:value-type="float" office:value="0.09297743">
            <text:p>0.09297743</text:p>
          </table:table-cell>
          <table:table-cell office:value-type="float" office:value="0.1979519">
            <text:p>0.1979519</text:p>
          </table:table-cell>
          <table:table-cell office:value-type="float" office:value="0.2853634">
            <text:p>0.2853634</text:p>
          </table:table-cell>
          <table:table-cell office:value-type="float" office:value="215.0">
            <text:p>215.0</text:p>
          </table:table-cell>
          <table:table-cell office:value-type="float" office:value="146.255">
            <text:p>146.255</text:p>
          </table:table-cell>
          <table:table-cell office:value-type="float" office:value="0.04648871">
            <text:p>0.04648871</text:p>
          </table:table-cell>
          <table:table-cell office:value-type="float" office:value="133.4556">
            <text:p>133.4556</text:p>
          </table:table-cell>
          <table:table-cell office:value-type="float" office:value="160.2819">
            <text:p>160.2819</text:p>
          </table:table-cell>
          <table:table-cell office:value-type="float" office:value="215.0">
            <text:p>215.0</text:p>
          </table:table-cell>
          <table:table-cell office:value-type="float" office:value="2327.664">
            <text:p>2327.664</text:p>
          </table:table-cell>
          <table:table-cell office:value-type="float" office:value="2334.368">
            <text:p>2334.368</text:p>
          </table:table-cell>
          <table:table-cell office:value-type="float" office:value="-1161.804">
            <text:p>-1161.804</text:p>
          </table:table-cell>
          <table:table-cell office:value-type="float" office:value="0.02157346">
            <text:p>0.02157346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  <table:table-cell office:value-type="string" office:value="UNIFORM">
            <text:p>UNIFORM</text:p>
          </table:table-cell>
          <table:table-cell office:value-type="string" office:value="COSINE">
            <text:p>COSINE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1.133187">
            <text:p>1.133187</text:p>
          </table:table-cell>
          <table:table-cell office:value-type="float" office:value="0.1420252">
            <text:p>0.142025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552477">
            <text:p>0.1552477</text:p>
          </table:table-cell>
          <table:table-cell office:value-type="float" office:value="0.1435775">
            <text:p>0.1435775</text:p>
          </table:table-cell>
          <table:table-cell office:value-type="float" office:value="0.1171735">
            <text:p>0.1171735</text:p>
          </table:table-cell>
          <table:table-cell office:value-type="float" office:value="0.2056935">
            <text:p>0.2056935</text:p>
          </table:table-cell>
          <table:table-cell office:value-type="float" office:value="244.4253">
            <text:p>244.4253</text:p>
          </table:table-cell>
          <table:table-cell office:value-type="float" office:value="0.1552477">
            <text:p>0.1552477</text:p>
          </table:table-cell>
          <table:table-cell office:value-type="float" office:value="0.0278655">
            <text:p>0.0278655</text:p>
          </table:table-cell>
          <table:table-cell office:value-type="float" office:value="0.1435775">
            <text:p>0.1435775</text:p>
          </table:table-cell>
          <table:table-cell office:value-type="float" office:value="0.1171735">
            <text:p>0.1171735</text:p>
          </table:table-cell>
          <table:table-cell office:value-type="float" office:value="0.2056935">
            <text:p>0.2056935</text:p>
          </table:table-cell>
          <table:table-cell office:value-type="float" office:value="244.4253">
            <text:p>244.4253</text:p>
          </table:table-cell>
          <table:table-cell office:value-type="float" office:value="373.0">
            <text:p>373.0</text:p>
          </table:table-cell>
          <table:table-cell office:value-type="float" office:value="0.1435775">
            <text:p>0.1435775</text:p>
          </table:table-cell>
          <table:table-cell office:value-type="float" office:value="281.0">
            <text:p>281.0</text:p>
          </table:table-cell>
          <table:table-cell office:value-type="float" office:value="494.0">
            <text:p>494.0</text:p>
          </table:table-cell>
          <table:table-cell office:value-type="float" office:value="244.4253">
            <text:p>244.4253</text:p>
          </table:table-cell>
          <table:table-cell office:value-type="float" office:value="0.16133490835500294">
            <text:p>0.16133490835500294</text:p>
          </table:table-cell>
          <table:table-cell office:value-type="float" office:value="0.15534628633674355">
            <text:p>0.15534628633674355</text:p>
          </table:table-cell>
          <table:table-cell office:value-type="float" office:value="0.15178155430834442">
            <text:p>0.15178155430834442</text:p>
          </table:table-cell>
          <table:table-cell office:value-type="float" office:value="0.13269132327853478">
            <text:p>0.13269132327853478</text:p>
          </table:table-cell>
          <table:table-cell office:value-type="float" office:value="0.1254591321002912">
            <text:p>0.1254591321002912</text:p>
          </table:table-cell>
          <table:table-cell office:value-type="float" office:value="0.1964867001058158">
            <text:p>0.196486700105815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Uniform SimPoly">
            <text:p>Uniform SimPoly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UNIFORM">
            <text:p>UNIFORM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ALAARV-AB-10mn-1dec-uniform-simpoly-zabcwhoh">
            <text:p>tmp\mcds-out\ALAARV-AB-10mn-1dec-uniform-simpoly-zabcwhoh</text:p>
          </table:table-cell>
          <table:table-cell office:value-type="float" office:value="217.0">
            <text:p>217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43269">
            <text:p>1.043269</text:p>
          </table:table-cell>
          <table:table-cell office:value-type="float" office:value="0.1094061">
            <text:p>0.1094061</text:p>
          </table:table-cell>
          <table:table-cell office:value-type="float" office:value="0.8403164">
            <text:p>0.8403164</text:p>
          </table:table-cell>
          <table:table-cell office:value-type="float" office:value="1.295239">
            <text:p>1.295239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00.0">
            <text:p>300.0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1999999999998181">
            <text:p>0.01999999999998181</text:p>
          </table:table-cell>
          <table:table-cell office:value-type="float" office:value="2318.139">
            <text:p>2318.139</text:p>
          </table:table-cell>
          <table:table-cell office:value-type="float" office:value="0.02596611">
            <text:p>0.02596611</text:p>
          </table:table-cell>
          <table:table-cell office:value-type="float" office:value="0.00277704">
            <text:p>0.00277704</text:p>
          </table:table-cell>
          <table:table-cell office:value-type="float" office:value="0.006982803">
            <text:p>0.006982803</text:p>
          </table:table-cell>
          <table:table-cell office:value-type="float" office:value="0.02596611">
            <text:p>0.02596611</text:p>
          </table:table-cell>
          <table:table-cell office:value-type="float" office:value="7.844306e-05">
            <text:p>7.844306e-05</text:p>
          </table:table-cell>
          <table:table-cell office:value-type="float" office:value="0.03767724">
            <text:p>0.03767724</text:p>
          </table:table-cell>
          <table:table-cell office:value-type="float" office:value="7.283053e-05">
            <text:p>7.283053e-05</text:p>
          </table:table-cell>
          <table:table-cell office:value-type="float" office:value="8.448811e-05">
            <text:p>8.448811e-05</text:p>
          </table:table-cell>
          <table:table-cell office:value-type="float" office:value="215.0">
            <text:p>215.0</text:p>
          </table:table-cell>
          <table:table-cell office:value-type="float" office:value="0.2832911">
            <text:p>0.2832911</text:p>
          </table:table-cell>
          <table:table-cell office:value-type="float" office:value="0.03767724">
            <text:p>0.03767724</text:p>
          </table:table-cell>
          <table:table-cell office:value-type="float" office:value="0.2630219">
            <text:p>0.2630219</text:p>
          </table:table-cell>
          <table:table-cell office:value-type="float" office:value="0.3051223">
            <text:p>0.3051223</text:p>
          </table:table-cell>
          <table:table-cell office:value-type="float" office:value="215.0">
            <text:p>215.0</text:p>
          </table:table-cell>
          <table:table-cell office:value-type="float" office:value="159.6753">
            <text:p>159.6753</text:p>
          </table:table-cell>
          <table:table-cell office:value-type="float" office:value="0.01883862">
            <text:p>0.01883862</text:p>
          </table:table-cell>
          <table:table-cell office:value-type="float" office:value="153.8555">
            <text:p>153.8555</text:p>
          </table:table-cell>
          <table:table-cell office:value-type="float" office:value="165.7153">
            <text:p>165.7153</text:p>
          </table:table-cell>
          <table:table-cell office:value-type="float" office:value="215.0">
            <text:p>215.0</text:p>
          </table:table-cell>
          <table:table-cell office:value-type="float" office:value="2318.195">
            <text:p>2318.195</text:p>
          </table:table-cell>
          <table:table-cell office:value-type="float" office:value="2324.898">
            <text:p>2324.898</text:p>
          </table:table-cell>
          <table:table-cell office:value-type="float" office:value="-1157.069">
            <text:p>-1157.069</text:p>
          </table:table-cell>
          <table:table-cell office:value-type="float" office:value="0.1906599">
            <text:p>0.1906599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 office:value="UNIFORM">
            <text:p>UNIFORM</text:p>
          </table:table-cell>
          <table:table-cell office:value-type="string" office:value="POLY">
            <text:p>POLY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-2.336701">
            <text:p>-2.336701</text:p>
          </table:table-cell>
          <table:table-cell office:value-type="float" office:value="1.351475">
            <text:p>1.35147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30248">
            <text:p>0.130248</text:p>
          </table:table-cell>
          <table:table-cell office:value-type="float" office:value="0.115712">
            <text:p>0.115712</text:p>
          </table:table-cell>
          <table:table-cell office:value-type="float" office:value="0.1036734">
            <text:p>0.1036734</text:p>
          </table:table-cell>
          <table:table-cell office:value-type="float" office:value="0.1636345">
            <text:p>0.1636345</text:p>
          </table:table-cell>
          <table:table-cell office:value-type="float" office:value="128.0172">
            <text:p>128.0172</text:p>
          </table:table-cell>
          <table:table-cell office:value-type="float" office:value="0.130248">
            <text:p>0.130248</text:p>
          </table:table-cell>
          <table:table-cell office:value-type="float" office:value="0.0">
            <text:p/>
          </table:table-cell>
          <table:table-cell office:value-type="float" office:value="0.115712">
            <text:p>0.115712</text:p>
          </table:table-cell>
          <table:table-cell office:value-type="float" office:value="0.1036734">
            <text:p>0.1036734</text:p>
          </table:table-cell>
          <table:table-cell office:value-type="float" office:value="0.1636345">
            <text:p>0.1636345</text:p>
          </table:table-cell>
          <table:table-cell office:value-type="float" office:value="128.0172">
            <text:p>128.0172</text:p>
          </table:table-cell>
          <table:table-cell office:value-type="float" office:value="313.0">
            <text:p>313.0</text:p>
          </table:table-cell>
          <table:table-cell office:value-type="float" office:value="0.115712">
            <text:p>0.115712</text:p>
          </table:table-cell>
          <table:table-cell office:value-type="float" office:value="249.0">
            <text:p>249.0</text:p>
          </table:table-cell>
          <table:table-cell office:value-type="float" office:value="393.0">
            <text:p>393.0</text:p>
          </table:table-cell>
          <table:table-cell office:value-type="float" office:value="128.0172">
            <text:p>128.0172</text:p>
          </table:table-cell>
          <table:table-cell office:value-type="float" office:value="0.2774240626366402">
            <text:p>0.2774240626366402</text:p>
          </table:table-cell>
          <table:table-cell office:value-type="float" office:value="0.2682314698505871">
            <text:p>0.2682314698505871</text:p>
          </table:table-cell>
          <table:table-cell office:value-type="float" office:value="0.2631606333715499">
            <text:p>0.2631606333715499</text:p>
          </table:table-cell>
          <table:table-cell office:value-type="float" office:value="0.2063250566228186">
            <text:p>0.2063250566228186</text:p>
          </table:table-cell>
          <table:table-cell office:value-type="float" office:value="0.26471803567690944">
            <text:p>0.26471803567690944</text:p>
          </table:table-cell>
          <table:table-cell office:value-type="float" office:value="0.31917493916026624">
            <text:p>0.3191749391602662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1 déc.">
            <text:p>1 déc.</text:p>
          </table:table-cell>
          <table:table-cell office:value-type="string" office:value="10 mn">
            <text:p>10 mn</text:p>
          </table:table-cell>
          <table:table-cell office:value-type="string" office:value="Half-Norm Cos">
            <text:p>Half-Norm Cos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ALAARV-AB-10mn-1dec-half-norm-cos-pd3pox2x">
            <text:p>tmp\mcds-out\ALAARV-AB-10mn-1dec-half-norm-cos-pd3pox2x</text:p>
          </table:table-cell>
          <table:table-cell office:value-type="float" office:value="217.0">
            <text:p>217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43269">
            <text:p>1.043269</text:p>
          </table:table-cell>
          <table:table-cell office:value-type="float" office:value="0.1094061">
            <text:p>0.1094061</text:p>
          </table:table-cell>
          <table:table-cell office:value-type="float" office:value="0.8403164">
            <text:p>0.8403164</text:p>
          </table:table-cell>
          <table:table-cell office:value-type="float" office:value="1.295239">
            <text:p>1.295239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00.0">
            <text:p>300.0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float" office:value="0.6069999999999709">
            <text:p>0.6069999999999709</text:p>
          </table:table-cell>
          <table:table-cell office:value-type="float" office:value="2318.726">
            <text:p>2318.726</text:p>
          </table:table-cell>
          <table:table-cell office:value-type="float" office:value="0.1377766">
            <text:p>0.1377766</text:p>
          </table:table-cell>
          <table:table-cell office:value-type="float" office:value="0.01993579">
            <text:p>0.01993579</text:p>
          </table:table-cell>
          <table:table-cell office:value-type="float" office:value="0.06948835">
            <text:p>0.06948835</text:p>
          </table:table-cell>
          <table:table-cell office:value-type="float" office:value="0.1377766">
            <text:p>0.1377766</text:p>
          </table:table-cell>
          <table:table-cell office:value-type="float" office:value="6.886479e-05">
            <text:p>6.886479e-05</text:p>
          </table:table-cell>
          <table:table-cell office:value-type="float" office:value="0.4041117">
            <text:p>0.4041117</text:p>
          </table:table-cell>
          <table:table-cell office:value-type="float" office:value="3.199314e-05">
            <text:p>3.199314e-05</text:p>
          </table:table-cell>
          <table:table-cell office:value-type="float" office:value="0.0001482305">
            <text:p>0.0001482305</text:p>
          </table:table-cell>
          <table:table-cell office:value-type="float" office:value="214.0">
            <text:p>214.0</text:p>
          </table:table-cell>
          <table:table-cell office:value-type="float" office:value="0.3226935">
            <text:p>0.3226935</text:p>
          </table:table-cell>
          <table:table-cell office:value-type="float" office:value="0.4041117">
            <text:p>0.4041117</text:p>
          </table:table-cell>
          <table:table-cell office:value-type="float" office:value="0.1499167">
            <text:p>0.1499167</text:p>
          </table:table-cell>
          <table:table-cell office:value-type="float" office:value="0.6945933">
            <text:p>0.6945933</text:p>
          </table:table-cell>
          <table:table-cell office:value-type="float" office:value="214.0">
            <text:p>214.0</text:p>
          </table:table-cell>
          <table:table-cell office:value-type="float" office:value="170.4184">
            <text:p>170.4184</text:p>
          </table:table-cell>
          <table:table-cell office:value-type="float" office:value="0.2020559">
            <text:p>0.2020559</text:p>
          </table:table-cell>
          <table:table-cell office:value-type="float" office:value="114.8882">
            <text:p>114.8882</text:p>
          </table:table-cell>
          <table:table-cell office:value-type="float" office:value="252.7886">
            <text:p>252.7886</text:p>
          </table:table-cell>
          <table:table-cell office:value-type="float" office:value="214.0">
            <text:p>214.0</text:p>
          </table:table-cell>
          <table:table-cell office:value-type="float" office:value="2318.839">
            <text:p>2318.839</text:p>
          </table:table-cell>
          <table:table-cell office:value-type="float" office:value="2328.866">
            <text:p>2328.866</text:p>
          </table:table-cell>
          <table:table-cell office:value-type="float" office:value="-1156.363">
            <text:p>-1156.363</text:p>
          </table:table-cell>
          <table:table-cell office:value-type="float" office:value="0.3774291">
            <text:p>0.377429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93.20745">
            <text:p>93.20745</text:p>
          </table:table-cell>
          <table:table-cell office:value-type="float" office:value="-0.4777487">
            <text:p>-0.4777487</text:p>
          </table:table-cell>
          <table:table-cell office:value-type="float" office:value="0.137242">
            <text:p>0.13724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143441">
            <text:p>0.1143441</text:p>
          </table:table-cell>
          <table:table-cell office:value-type="float" office:value="0.4186597">
            <text:p>0.4186597</text:p>
          </table:table-cell>
          <table:table-cell office:value-type="float" office:value="0.05181208">
            <text:p>0.05181208</text:p>
          </table:table-cell>
          <table:table-cell office:value-type="float" office:value="0.252346">
            <text:p>0.252346</text:p>
          </table:table-cell>
          <table:table-cell office:value-type="float" office:value="243.7991">
            <text:p>243.7991</text:p>
          </table:table-cell>
          <table:table-cell office:value-type="float" office:value="0.1143441">
            <text:p>0.1143441</text:p>
          </table:table-cell>
          <table:table-cell office:value-type="float" office:value="0.30294770000000004">
            <text:p>0.30294770000000004</text:p>
          </table:table-cell>
          <table:table-cell office:value-type="float" office:value="0.4186597">
            <text:p>0.4186597</text:p>
          </table:table-cell>
          <table:table-cell office:value-type="float" office:value="0.05181208">
            <text:p>0.05181208</text:p>
          </table:table-cell>
          <table:table-cell office:value-type="float" office:value="0.252346">
            <text:p>0.252346</text:p>
          </table:table-cell>
          <table:table-cell office:value-type="float" office:value="243.7991">
            <text:p>243.7991</text:p>
          </table:table-cell>
          <table:table-cell office:value-type="float" office:value="274.0">
            <text:p>274.0</text:p>
          </table:table-cell>
          <table:table-cell office:value-type="float" office:value="0.4186597">
            <text:p>0.4186597</text:p>
          </table:table-cell>
          <table:table-cell office:value-type="float" office:value="124.0">
            <text:p>124.0</text:p>
          </table:table-cell>
          <table:table-cell office:value-type="float" office:value="606.0">
            <text:p>606.0</text:p>
          </table:table-cell>
          <table:table-cell office:value-type="float" office:value="243.7991">
            <text:p>243.7991</text:p>
          </table:table-cell>
          <table:table-cell office:value-type="float" office:value="0.38567930292619823">
            <text:p>0.38567930292619823</text:p>
          </table:table-cell>
          <table:table-cell office:value-type="float" office:value="0.341322232524109">
            <text:p>0.341322232524109</text:p>
          </table:table-cell>
          <table:table-cell office:value-type="float" office:value="0.3029577626965996">
            <text:p>0.3029577626965996</text:p>
          </table:table-cell>
          <table:table-cell office:value-type="float" office:value="0.33911341839879205">
            <text:p>0.33911341839879205</text:p>
          </table:table-cell>
          <table:table-cell office:value-type="float" office:value="0.38463824509231087">
            <text:p>0.38463824509231087</text:p>
          </table:table-cell>
          <table:table-cell office:value-type="float" office:value="0.3340150061749644">
            <text:p>0.334015006174964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Hazard SimPoly">
            <text:p>Hazard SimPoly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ALAARV-AB-10mn-6dec-hazard-simpoly-23o19hyu">
            <text:p>tmp\mcds-out\ALAARV-AB-10mn-6dec-hazard-simpoly-23o19hyu</text:p>
          </table:table-cell>
          <table:table-cell office:value-type="float" office:value="217.0">
            <text:p>217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43269">
            <text:p>1.043269</text:p>
          </table:table-cell>
          <table:table-cell office:value-type="float" office:value="0.1094061">
            <text:p>0.1094061</text:p>
          </table:table-cell>
          <table:table-cell office:value-type="float" office:value="0.8403164">
            <text:p>0.8403164</text:p>
          </table:table-cell>
          <table:table-cell office:value-type="float" office:value="1.295239">
            <text:p>1.295239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99.97">
            <text:p>299.97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318.117">
            <text:p>2318.117</text:p>
          </table:table-cell>
          <table:table-cell office:value-type="float" office:value="0.1471618">
            <text:p>0.1471618</text:p>
          </table:table-cell>
          <table:table-cell office:value-type="float" office:value="0.04117948">
            <text:p>0.04117948</text:p>
          </table:table-cell>
          <table:table-cell office:value-type="float" office:value="0.0723992">
            <text:p>0.0723992</text:p>
          </table:table-cell>
          <table:table-cell office:value-type="float" office:value="0.1471618">
            <text:p>0.1471618</text:p>
          </table:table-cell>
          <table:table-cell office:value-type="float" office:value="6.511957e-05">
            <text:p>6.511957e-05</text:p>
          </table:table-cell>
          <table:table-cell office:value-type="float" office:value="0.06029524">
            <text:p>0.06029524</text:p>
          </table:table-cell>
          <table:table-cell office:value-type="float" office:value="5.782882e-05">
            <text:p>5.782882e-05</text:p>
          </table:table-cell>
          <table:table-cell office:value-type="float" office:value="7.332949e-05">
            <text:p>7.332949e-05</text:p>
          </table:table-cell>
          <table:table-cell office:value-type="float" office:value="215.0">
            <text:p>215.0</text:p>
          </table:table-cell>
          <table:table-cell office:value-type="float" office:value="0.3413209">
            <text:p>0.3413209</text:p>
          </table:table-cell>
          <table:table-cell office:value-type="float" office:value="0.06029524">
            <text:p>0.06029524</text:p>
          </table:table-cell>
          <table:table-cell office:value-type="float" office:value="0.3031068">
            <text:p>0.3031068</text:p>
          </table:table-cell>
          <table:table-cell office:value-type="float" office:value="0.3843527">
            <text:p>0.3843527</text:p>
          </table:table-cell>
          <table:table-cell office:value-type="float" office:value="215.0">
            <text:p>215.0</text:p>
          </table:table-cell>
          <table:table-cell office:value-type="float" office:value="175.2505">
            <text:p>175.2505</text:p>
          </table:table-cell>
          <table:table-cell office:value-type="float" office:value="0.03014762">
            <text:p>0.03014762</text:p>
          </table:table-cell>
          <table:table-cell office:value-type="float" office:value="165.1422">
            <text:p>165.1422</text:p>
          </table:table-cell>
          <table:table-cell office:value-type="float" office:value="185.9775">
            <text:p>185.9775</text:p>
          </table:table-cell>
          <table:table-cell office:value-type="float" office:value="215.0">
            <text:p>215.0</text:p>
          </table:table-cell>
          <table:table-cell office:value-type="float" office:value="2318.173">
            <text:p>2318.173</text:p>
          </table:table-cell>
          <table:table-cell office:value-type="float" office:value="2324.877">
            <text:p>2324.877</text:p>
          </table:table-cell>
          <table:table-cell office:value-type="float" office:value="-1157.058">
            <text:p>-1157.058</text:p>
          </table:table-cell>
          <table:table-cell office:value-type="float" office:value="0.5651722">
            <text:p>0.5651722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4.0777">
            <text:p>154.0777</text:p>
          </table:table-cell>
          <table:table-cell office:value-type="float" office:value="6.40754">
            <text:p>6.407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081255">
            <text:p>0.1081255</text:p>
          </table:table-cell>
          <table:table-cell office:value-type="float" office:value="0.1249208">
            <text:p>0.1249208</text:p>
          </table:table-cell>
          <table:table-cell office:value-type="float" office:value="0.08457393">
            <text:p>0.08457393</text:p>
          </table:table-cell>
          <table:table-cell office:value-type="float" office:value="0.1382355">
            <text:p>0.1382355</text:p>
          </table:table-cell>
          <table:table-cell office:value-type="float" office:value="167.6599">
            <text:p>167.6599</text:p>
          </table:table-cell>
          <table:table-cell office:value-type="float" office:value="0.1081255">
            <text:p>0.1081255</text:p>
          </table:table-cell>
          <table:table-cell office:value-type="float" office:value="0.008996599999999993">
            <text:p>0.008996599999999993</text:p>
          </table:table-cell>
          <table:table-cell office:value-type="float" office:value="0.1249208">
            <text:p>0.1249208</text:p>
          </table:table-cell>
          <table:table-cell office:value-type="float" office:value="0.08457393">
            <text:p>0.08457393</text:p>
          </table:table-cell>
          <table:table-cell office:value-type="float" office:value="0.1382355">
            <text:p>0.1382355</text:p>
          </table:table-cell>
          <table:table-cell office:value-type="float" office:value="167.6599">
            <text:p>167.6599</text:p>
          </table:table-cell>
          <table:table-cell office:value-type="float" office:value="260.0">
            <text:p>260.0</text:p>
          </table:table-cell>
          <table:table-cell office:value-type="float" office:value="0.1249208">
            <text:p>0.1249208</text:p>
          </table:table-cell>
          <table:table-cell office:value-type="float" office:value="203.0">
            <text:p>203.0</text:p>
          </table:table-cell>
          <table:table-cell office:value-type="float" office:value="332.0">
            <text:p>332.0</text:p>
          </table:table-cell>
          <table:table-cell office:value-type="float" office:value="167.6599">
            <text:p>167.6599</text:p>
          </table:table-cell>
          <table:table-cell office:value-type="float" office:value="0.6029359217388435">
            <text:p>0.6029359217388435</text:p>
          </table:table-cell>
          <table:table-cell office:value-type="float" office:value="0.582219618481694">
            <text:p>0.582219618481694</text:p>
          </table:table-cell>
          <table:table-cell office:value-type="float" office:value="0.5704900878433211">
            <text:p>0.5704900878433211</text:p>
          </table:table-cell>
          <table:table-cell office:value-type="float" office:value="0.5054889316435651">
            <text:p>0.5054889316435651</text:p>
          </table:table-cell>
          <table:table-cell office:value-type="float" office:value="0.5980808034079017">
            <text:p>0.5980808034079017</text:p>
          </table:table-cell>
          <table:table-cell office:value-type="float" office:value="0.627438814894626">
            <text:p>0.62743881489462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Hazard SimPoly TGD FitInt">
            <text:p>Hazard SimPoly TGD FitInt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40.0">
            <text:p>40.0</text:p>
          </table:table-cell>
          <table:table-cell office:value-type="float" office:value="240.0">
            <text:p>240.0</text:p>
          </table:table-cell>
          <table:table-cell office:value-type="string" office:value="[90.0, 140.0, 190.0]">
            <text:p>[90.0, 140.0, 190.0]</text:p>
          </table:table-cell>
          <table:table-cell office:value-type="string" office:value="">
            <text:p/>
          </table:table-cell>
          <table:table-cell office:value-type="float" office:value="1">
            <text:p>1</text:p>
          </table:table-cell>
          <table:table-cell office:value-type="string" office:value="tmp\mcds-out\ALAARV-AB-10mn-6dec-hazard-simpoly-tgd-fitint-gfs2f0ek">
            <text:p>tmp\mcds-out\ALAARV-AB-10mn-6dec-hazard-simpoly-tgd-fitint-gfs2f0ek</text:p>
          </table:table-cell>
          <table:table-cell office:value-type="float" office:value="210.0">
            <text:p>210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09615">
            <text:p>1.009615</text:p>
          </table:table-cell>
          <table:table-cell office:value-type="float" office:value="0.1080556">
            <text:p>0.1080556</text:p>
          </table:table-cell>
          <table:table-cell office:value-type="float" office:value="0.8153712">
            <text:p>0.8153712</text:p>
          </table:table-cell>
          <table:table-cell office:value-type="float" office:value="1.250134">
            <text:p>1.250134</text:p>
          </table:table-cell>
          <table:table-cell office:value-type="float" office:value="103.0">
            <text:p>103.0</text:p>
          </table:table-cell>
          <table:table-cell office:value-type="float" office:value="40.0">
            <text:p>40.0</text:p>
          </table:table-cell>
          <table:table-cell office:value-type="float" office:value="240.0">
            <text:p>240.0</text:p>
          </table:table-cell>
          <table:table-cell office:value-type="float" office:value="96.7741935483871">
            <text:p>96.7741935483871</text:p>
          </table:table-cell>
          <table:table-cell office:value-type="float" office:value="2.0">
            <text:p>2.0</text:p>
          </table:table-cell>
          <table:table-cell office:value-type="float" office:value="1641.2622000000001">
            <text:p>1641.2622000000001</text:p>
          </table:table-cell>
          <table:table-cell office:value-type="float" office:value="2182.027">
            <text:p>2182.027</text:p>
          </table:table-cell>
          <table:table-cell office:value-type="float" office:value="0.2321793">
            <text:p>0.2321793</text:p>
          </table:table-cell>
          <table:table-cell office:value-type="float" office:value="0.2321793">
            <text:p>0.23217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.658364e-05">
            <text:p>7.658364e-05</text:p>
          </table:table-cell>
          <table:table-cell office:value-type="float" office:value="0.07682295">
            <text:p>0.07682295</text:p>
          </table:table-cell>
          <table:table-cell office:value-type="float" office:value="6.58352e-05">
            <text:p>6.58352e-05</text:p>
          </table:table-cell>
          <table:table-cell office:value-type="float" office:value="8.908689e-05">
            <text:p>8.908689e-05</text:p>
          </table:table-cell>
          <table:table-cell office:value-type="float" office:value="208.0">
            <text:p>208.0</text:p>
          </table:table-cell>
          <table:table-cell office:value-type="float" office:value="0.4533896">
            <text:p>0.4533896</text:p>
          </table:table-cell>
          <table:table-cell office:value-type="float" office:value="0.07682296">
            <text:p>0.07682296</text:p>
          </table:table-cell>
          <table:table-cell office:value-type="float" office:value="0.3897568">
            <text:p>0.3897568</text:p>
          </table:table-cell>
          <table:table-cell office:value-type="float" office:value="0.5274112">
            <text:p>0.5274112</text:p>
          </table:table-cell>
          <table:table-cell office:value-type="float" office:value="208.0">
            <text:p>208.0</text:p>
          </table:table-cell>
          <table:table-cell office:value-type="float" office:value="161.6021">
            <text:p>161.6021</text:p>
          </table:table-cell>
          <table:table-cell office:value-type="float" office:value="0.03841148">
            <text:p>0.03841148</text:p>
          </table:table-cell>
          <table:table-cell office:value-type="float" office:value="149.8207">
            <text:p>149.8207</text:p>
          </table:table-cell>
          <table:table-cell office:value-type="float" office:value="174.3099">
            <text:p>174.3099</text:p>
          </table:table-cell>
          <table:table-cell office:value-type="float" office:value="208.0">
            <text:p>208.0</text:p>
          </table:table-cell>
          <table:table-cell office:value-type="float" office:value="2182.085">
            <text:p>2182.085</text:p>
          </table:table-cell>
          <table:table-cell office:value-type="float" office:value="2188.721">
            <text:p>2188.721</text:p>
          </table:table-cell>
          <table:table-cell office:value-type="float" office:value="-1089.014">
            <text:p>-1089.014</text:p>
          </table:table-cell>
          <table:table-cell office:value-type="float" office:value="0.9912878">
            <text:p>0.991287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ZARD">
            <text:p>HAZARD</text:p>
          </table:table-cell>
          <table:table-cell office:value-type="string" office:value="POLY">
            <text:p>POLY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3.8808">
            <text:p>143.8808</text:p>
          </table:table-cell>
          <table:table-cell office:value-type="float" office:value="5.13866">
            <text:p>5.1386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230586">
            <text:p>0.1230586</text:p>
          </table:table-cell>
          <table:table-cell office:value-type="float" office:value="0.1325812">
            <text:p>0.1325812</text:p>
          </table:table-cell>
          <table:table-cell office:value-type="float" office:value="0.09486148">
            <text:p>0.09486148</text:p>
          </table:table-cell>
          <table:table-cell office:value-type="float" office:value="0.1596373">
            <text:p>0.1596373</text:p>
          </table:table-cell>
          <table:table-cell office:value-type="float" office:value="207.2231">
            <text:p>207.2231</text:p>
          </table:table-cell>
          <table:table-cell office:value-type="float" office:value="0.1230586">
            <text:p>0.1230586</text:p>
          </table:table-cell>
          <table:table-cell office:value-type="float" office:value="0.0">
            <text:p/>
          </table:table-cell>
          <table:table-cell office:value-type="float" office:value="0.1325812">
            <text:p>0.1325812</text:p>
          </table:table-cell>
          <table:table-cell office:value-type="float" office:value="0.09486148">
            <text:p>0.09486148</text:p>
          </table:table-cell>
          <table:table-cell office:value-type="float" office:value="0.1596373">
            <text:p>0.1596373</text:p>
          </table:table-cell>
          <table:table-cell office:value-type="float" office:value="207.2231">
            <text:p>207.2231</text:p>
          </table:table-cell>
          <table:table-cell office:value-type="float" office:value="295.0">
            <text:p>295.0</text:p>
          </table:table-cell>
          <table:table-cell office:value-type="float" office:value="0.1325812">
            <text:p>0.1325812</text:p>
          </table:table-cell>
          <table:table-cell office:value-type="float" office:value="228.0">
            <text:p>228.0</text:p>
          </table:table-cell>
          <table:table-cell office:value-type="float" office:value="383.0">
            <text:p>383.0</text:p>
          </table:table-cell>
          <table:table-cell office:value-type="float" office:value="207.2231">
            <text:p>207.2231</text:p>
          </table:table-cell>
          <table:table-cell office:value-type="float" office:value="0.7829596462182815">
            <text:p>0.7829596462182815</text:p>
          </table:table-cell>
          <table:table-cell office:value-type="float" office:value="0.7552061648170946">
            <text:p>0.7552061648170946</text:p>
          </table:table-cell>
          <table:table-cell office:value-type="float" office:value="0.7391579721153726">
            <text:p>0.7391579721153726</text:p>
          </table:table-cell>
          <table:table-cell office:value-type="float" office:value="0.6725892069092798">
            <text:p>0.6725892069092798</text:p>
          </table:table-cell>
          <table:table-cell office:value-type="float" office:value="0.8063933299117474">
            <text:p>0.8063933299117474</text:p>
          </table:table-cell>
          <table:table-cell office:value-type="float" office:value="0.7862688329381113">
            <text:p>0.786268832938111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Hazard Cos">
            <text:p>Hazard Cos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ALAARV-AB-10mn-6dec-hazard-cos-6sb6cyj5">
            <text:p>tmp\mcds-out\ALAARV-AB-10mn-6dec-hazard-cos-6sb6cyj5</text:p>
          </table:table-cell>
          <table:table-cell office:value-type="float" office:value="217.0">
            <text:p>217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43269">
            <text:p>1.043269</text:p>
          </table:table-cell>
          <table:table-cell office:value-type="float" office:value="0.1094061">
            <text:p>0.1094061</text:p>
          </table:table-cell>
          <table:table-cell office:value-type="float" office:value="0.8403164">
            <text:p>0.8403164</text:p>
          </table:table-cell>
          <table:table-cell office:value-type="float" office:value="1.295239">
            <text:p>1.295239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99.97">
            <text:p>299.97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2318.117">
            <text:p>2318.117</text:p>
          </table:table-cell>
          <table:table-cell office:value-type="float" office:value="0.1471618">
            <text:p>0.1471618</text:p>
          </table:table-cell>
          <table:table-cell office:value-type="float" office:value="0.04117948">
            <text:p>0.04117948</text:p>
          </table:table-cell>
          <table:table-cell office:value-type="float" office:value="0.0723992">
            <text:p>0.0723992</text:p>
          </table:table-cell>
          <table:table-cell office:value-type="float" office:value="0.1471618">
            <text:p>0.1471618</text:p>
          </table:table-cell>
          <table:table-cell office:value-type="float" office:value="6.511957e-05">
            <text:p>6.511957e-05</text:p>
          </table:table-cell>
          <table:table-cell office:value-type="float" office:value="0.06029524">
            <text:p>0.06029524</text:p>
          </table:table-cell>
          <table:table-cell office:value-type="float" office:value="5.782882e-05">
            <text:p>5.782882e-05</text:p>
          </table:table-cell>
          <table:table-cell office:value-type="float" office:value="7.332949e-05">
            <text:p>7.332949e-05</text:p>
          </table:table-cell>
          <table:table-cell office:value-type="float" office:value="215.0">
            <text:p>215.0</text:p>
          </table:table-cell>
          <table:table-cell office:value-type="float" office:value="0.3413209">
            <text:p>0.3413209</text:p>
          </table:table-cell>
          <table:table-cell office:value-type="float" office:value="0.06029524">
            <text:p>0.06029524</text:p>
          </table:table-cell>
          <table:table-cell office:value-type="float" office:value="0.3031068">
            <text:p>0.3031068</text:p>
          </table:table-cell>
          <table:table-cell office:value-type="float" office:value="0.3843527">
            <text:p>0.3843527</text:p>
          </table:table-cell>
          <table:table-cell office:value-type="float" office:value="215.0">
            <text:p>215.0</text:p>
          </table:table-cell>
          <table:table-cell office:value-type="float" office:value="175.2505">
            <text:p>175.2505</text:p>
          </table:table-cell>
          <table:table-cell office:value-type="float" office:value="0.03014762">
            <text:p>0.03014762</text:p>
          </table:table-cell>
          <table:table-cell office:value-type="float" office:value="165.1422">
            <text:p>165.1422</text:p>
          </table:table-cell>
          <table:table-cell office:value-type="float" office:value="185.9775">
            <text:p>185.9775</text:p>
          </table:table-cell>
          <table:table-cell office:value-type="float" office:value="215.0">
            <text:p>215.0</text:p>
          </table:table-cell>
          <table:table-cell office:value-type="float" office:value="2318.173">
            <text:p>2318.173</text:p>
          </table:table-cell>
          <table:table-cell office:value-type="float" office:value="2324.877">
            <text:p>2324.877</text:p>
          </table:table-cell>
          <table:table-cell office:value-type="float" office:value="-1157.058">
            <text:p>-1157.058</text:p>
          </table:table-cell>
          <table:table-cell office:value-type="float" office:value="0.5651722">
            <text:p>0.5651722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4.0777">
            <text:p>154.0777</text:p>
          </table:table-cell>
          <table:table-cell office:value-type="float" office:value="6.40754">
            <text:p>6.407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081255">
            <text:p>0.1081255</text:p>
          </table:table-cell>
          <table:table-cell office:value-type="float" office:value="0.1249208">
            <text:p>0.1249208</text:p>
          </table:table-cell>
          <table:table-cell office:value-type="float" office:value="0.08457393">
            <text:p>0.08457393</text:p>
          </table:table-cell>
          <table:table-cell office:value-type="float" office:value="0.1382355">
            <text:p>0.1382355</text:p>
          </table:table-cell>
          <table:table-cell office:value-type="float" office:value="167.6599">
            <text:p>167.6599</text:p>
          </table:table-cell>
          <table:table-cell office:value-type="float" office:value="0.1081255">
            <text:p>0.1081255</text:p>
          </table:table-cell>
          <table:table-cell office:value-type="float" office:value="0.008996599999999993">
            <text:p>0.008996599999999993</text:p>
          </table:table-cell>
          <table:table-cell office:value-type="float" office:value="0.1249208">
            <text:p>0.1249208</text:p>
          </table:table-cell>
          <table:table-cell office:value-type="float" office:value="0.08457393">
            <text:p>0.08457393</text:p>
          </table:table-cell>
          <table:table-cell office:value-type="float" office:value="0.1382355">
            <text:p>0.1382355</text:p>
          </table:table-cell>
          <table:table-cell office:value-type="float" office:value="167.6599">
            <text:p>167.6599</text:p>
          </table:table-cell>
          <table:table-cell office:value-type="float" office:value="260.0">
            <text:p>260.0</text:p>
          </table:table-cell>
          <table:table-cell office:value-type="float" office:value="0.1249208">
            <text:p>0.1249208</text:p>
          </table:table-cell>
          <table:table-cell office:value-type="float" office:value="203.0">
            <text:p>203.0</text:p>
          </table:table-cell>
          <table:table-cell office:value-type="float" office:value="332.0">
            <text:p>332.0</text:p>
          </table:table-cell>
          <table:table-cell office:value-type="float" office:value="167.6599">
            <text:p>167.6599</text:p>
          </table:table-cell>
          <table:table-cell office:value-type="float" office:value="0.6029359217388435">
            <text:p>0.6029359217388435</text:p>
          </table:table-cell>
          <table:table-cell office:value-type="float" office:value="0.582219618481694">
            <text:p>0.582219618481694</text:p>
          </table:table-cell>
          <table:table-cell office:value-type="float" office:value="0.5704900878433211">
            <text:p>0.5704900878433211</text:p>
          </table:table-cell>
          <table:table-cell office:value-type="float" office:value="0.5054889316435651">
            <text:p>0.5054889316435651</text:p>
          </table:table-cell>
          <table:table-cell office:value-type="float" office:value="0.5980808034079017">
            <text:p>0.5980808034079017</text:p>
          </table:table-cell>
          <table:table-cell office:value-type="float" office:value="0.627438814894626">
            <text:p>0.62743881489462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Hazard Cos TGD FitCls">
            <text:p>Hazard Cos TGD FitCls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40.0">
            <text:p>40.0</text:p>
          </table:table-cell>
          <table:table-cell office:value-type="float" office:value="240.0">
            <text:p>240.0</text:p>
          </table:table-cell>
          <table:table-cell office:value-type="float" office:value="4">
            <text:p>4</text:p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ALAARV-AB-10mn-6dec-hazard-cos-tgd-fitcls-w_an3bzi">
            <text:p>tmp\mcds-out\ALAARV-AB-10mn-6dec-hazard-cos-tgd-fitcls-w_an3bzi</text:p>
          </table:table-cell>
          <table:table-cell office:value-type="float" office:value="210.0">
            <text:p>210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09615">
            <text:p>1.009615</text:p>
          </table:table-cell>
          <table:table-cell office:value-type="float" office:value="0.1080556">
            <text:p>0.1080556</text:p>
          </table:table-cell>
          <table:table-cell office:value-type="float" office:value="0.8153712">
            <text:p>0.8153712</text:p>
          </table:table-cell>
          <table:table-cell office:value-type="float" office:value="1.250134">
            <text:p>1.250134</text:p>
          </table:table-cell>
          <table:table-cell office:value-type="float" office:value="103.0">
            <text:p>103.0</text:p>
          </table:table-cell>
          <table:table-cell office:value-type="float" office:value="40.0">
            <text:p>40.0</text:p>
          </table:table-cell>
          <table:table-cell office:value-type="float" office:value="240.0">
            <text:p>240.0</text:p>
          </table:table-cell>
          <table:table-cell office:value-type="float" office:value="96.7741935483871">
            <text:p>96.7741935483871</text:p>
          </table:table-cell>
          <table:table-cell office:value-type="float" office:value="2.0">
            <text:p>2.0</text:p>
          </table:table-cell>
          <table:table-cell office:value-type="float" office:value="1641.2622000000001">
            <text:p>1641.2622000000001</text:p>
          </table:table-cell>
          <table:table-cell office:value-type="float" office:value="2182.027">
            <text:p>2182.027</text:p>
          </table:table-cell>
          <table:table-cell office:value-type="float" office:value="0.2321793">
            <text:p>0.2321793</text:p>
          </table:table-cell>
          <table:table-cell office:value-type="float" office:value="0.2321793">
            <text:p>0.23217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.658364e-05">
            <text:p>7.658364e-05</text:p>
          </table:table-cell>
          <table:table-cell office:value-type="float" office:value="0.07682295">
            <text:p>0.07682295</text:p>
          </table:table-cell>
          <table:table-cell office:value-type="float" office:value="6.58352e-05">
            <text:p>6.58352e-05</text:p>
          </table:table-cell>
          <table:table-cell office:value-type="float" office:value="8.908689e-05">
            <text:p>8.908689e-05</text:p>
          </table:table-cell>
          <table:table-cell office:value-type="float" office:value="208.0">
            <text:p>208.0</text:p>
          </table:table-cell>
          <table:table-cell office:value-type="float" office:value="0.4533896">
            <text:p>0.4533896</text:p>
          </table:table-cell>
          <table:table-cell office:value-type="float" office:value="0.07682296">
            <text:p>0.07682296</text:p>
          </table:table-cell>
          <table:table-cell office:value-type="float" office:value="0.3897568">
            <text:p>0.3897568</text:p>
          </table:table-cell>
          <table:table-cell office:value-type="float" office:value="0.5274112">
            <text:p>0.5274112</text:p>
          </table:table-cell>
          <table:table-cell office:value-type="float" office:value="208.0">
            <text:p>208.0</text:p>
          </table:table-cell>
          <table:table-cell office:value-type="float" office:value="161.6021">
            <text:p>161.6021</text:p>
          </table:table-cell>
          <table:table-cell office:value-type="float" office:value="0.03841148">
            <text:p>0.03841148</text:p>
          </table:table-cell>
          <table:table-cell office:value-type="float" office:value="149.8207">
            <text:p>149.8207</text:p>
          </table:table-cell>
          <table:table-cell office:value-type="float" office:value="174.3099">
            <text:p>174.3099</text:p>
          </table:table-cell>
          <table:table-cell office:value-type="float" office:value="208.0">
            <text:p>208.0</text:p>
          </table:table-cell>
          <table:table-cell office:value-type="float" office:value="2182.085">
            <text:p>2182.085</text:p>
          </table:table-cell>
          <table:table-cell office:value-type="float" office:value="2188.721">
            <text:p>2188.721</text:p>
          </table:table-cell>
          <table:table-cell office:value-type="float" office:value="-1089.014">
            <text:p>-1089.014</text:p>
          </table:table-cell>
          <table:table-cell office:value-type="float" office:value="0.9912878">
            <text:p>0.991287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3.8808">
            <text:p>143.8808</text:p>
          </table:table-cell>
          <table:table-cell office:value-type="float" office:value="5.13866">
            <text:p>5.1386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230586">
            <text:p>0.1230586</text:p>
          </table:table-cell>
          <table:table-cell office:value-type="float" office:value="0.1325812">
            <text:p>0.1325812</text:p>
          </table:table-cell>
          <table:table-cell office:value-type="float" office:value="0.09486148">
            <text:p>0.09486148</text:p>
          </table:table-cell>
          <table:table-cell office:value-type="float" office:value="0.1596373">
            <text:p>0.1596373</text:p>
          </table:table-cell>
          <table:table-cell office:value-type="float" office:value="207.2231">
            <text:p>207.2231</text:p>
          </table:table-cell>
          <table:table-cell office:value-type="float" office:value="0.1230586">
            <text:p>0.1230586</text:p>
          </table:table-cell>
          <table:table-cell office:value-type="float" office:value="0.0">
            <text:p/>
          </table:table-cell>
          <table:table-cell office:value-type="float" office:value="0.1325812">
            <text:p>0.1325812</text:p>
          </table:table-cell>
          <table:table-cell office:value-type="float" office:value="0.09486148">
            <text:p>0.09486148</text:p>
          </table:table-cell>
          <table:table-cell office:value-type="float" office:value="0.1596373">
            <text:p>0.1596373</text:p>
          </table:table-cell>
          <table:table-cell office:value-type="float" office:value="207.2231">
            <text:p>207.2231</text:p>
          </table:table-cell>
          <table:table-cell office:value-type="float" office:value="295.0">
            <text:p>295.0</text:p>
          </table:table-cell>
          <table:table-cell office:value-type="float" office:value="0.1325812">
            <text:p>0.1325812</text:p>
          </table:table-cell>
          <table:table-cell office:value-type="float" office:value="228.0">
            <text:p>228.0</text:p>
          </table:table-cell>
          <table:table-cell office:value-type="float" office:value="383.0">
            <text:p>383.0</text:p>
          </table:table-cell>
          <table:table-cell office:value-type="float" office:value="207.2231">
            <text:p>207.2231</text:p>
          </table:table-cell>
          <table:table-cell office:value-type="float" office:value="0.7829596462182815">
            <text:p>0.7829596462182815</text:p>
          </table:table-cell>
          <table:table-cell office:value-type="float" office:value="0.7552061648170946">
            <text:p>0.7552061648170946</text:p>
          </table:table-cell>
          <table:table-cell office:value-type="float" office:value="0.7391579721153726">
            <text:p>0.7391579721153726</text:p>
          </table:table-cell>
          <table:table-cell office:value-type="float" office:value="0.6725892069092798">
            <text:p>0.6725892069092798</text:p>
          </table:table-cell>
          <table:table-cell office:value-type="float" office:value="0.8063933299117474">
            <text:p>0.8063933299117474</text:p>
          </table:table-cell>
          <table:table-cell office:value-type="float" office:value="0.7862688329381113">
            <text:p>0.786268832938111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Hazard Cos TGD DiscrInt">
            <text:p>Hazard Cos TGD DiscrInt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float" office:value="40.0">
            <text:p>40.0</text:p>
          </table:table-cell>
          <table:table-cell office:value-type="float" office:value="240.0">
            <text:p>240.0</text:p>
          </table:table-cell>
          <table:table-cell office:value-type="string" office:value="">
            <text:p/>
          </table:table-cell>
          <table:table-cell office:value-type="string" office:value="[90.0, 140.0, 190.0]">
            <text:p>[90.0, 140.0, 190.0]</text:p>
          </table:table-cell>
          <table:table-cell office:value-type="float" office:value="2">
            <text:p>2</text:p>
          </table:table-cell>
          <table:table-cell office:value-type="string" office:value="tmp\mcds-out\ALAARV-AB-10mn-6dec-hazard-cos-tgd-discrint-zy5454ge">
            <text:p>tmp\mcds-out\ALAARV-AB-10mn-6dec-hazard-cos-tgd-discrint-zy5454ge</text:p>
          </table:table-cell>
          <table:table-cell office:value-type="float" office:value="210.0">
            <text:p>210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09615">
            <text:p>1.009615</text:p>
          </table:table-cell>
          <table:table-cell office:value-type="float" office:value="0.1080556">
            <text:p>0.1080556</text:p>
          </table:table-cell>
          <table:table-cell office:value-type="float" office:value="0.8153712">
            <text:p>0.8153712</text:p>
          </table:table-cell>
          <table:table-cell office:value-type="float" office:value="1.250134">
            <text:p>1.250134</text:p>
          </table:table-cell>
          <table:table-cell office:value-type="float" office:value="103.0">
            <text:p>103.0</text:p>
          </table:table-cell>
          <table:table-cell office:value-type="float" office:value="40.0">
            <text:p>40.0</text:p>
          </table:table-cell>
          <table:table-cell office:value-type="float" office:value="240.0">
            <text:p>240.0</text:p>
          </table:table-cell>
          <table:table-cell office:value-type="float" office:value="96.7741935483871">
            <text:p>96.7741935483871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540.7648">
            <text:p>540.7648</text:p>
          </table:table-cell>
          <table:table-cell office:value-type="float" office:value="0.3462893">
            <text:p>0.3462893</text:p>
          </table:table-cell>
          <table:table-cell office:value-type="float" office:value="0.3462893">
            <text:p>0.346289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7.799457e-05">
            <text:p>7.799457e-05</text:p>
          </table:table-cell>
          <table:table-cell office:value-type="float" office:value="0.08495919">
            <text:p>0.08495919</text:p>
          </table:table-cell>
          <table:table-cell office:value-type="float" office:value="6.598641e-05">
            <text:p>6.598641e-05</text:p>
          </table:table-cell>
          <table:table-cell office:value-type="float" office:value="9.218797e-05">
            <text:p>9.218797e-05</text:p>
          </table:table-cell>
          <table:table-cell office:value-type="float" office:value="208.0">
            <text:p>208.0</text:p>
          </table:table-cell>
          <table:table-cell office:value-type="float" office:value="0.4451877">
            <text:p>0.4451877</text:p>
          </table:table-cell>
          <table:table-cell office:value-type="float" office:value="0.08495919">
            <text:p>0.08495919</text:p>
          </table:table-cell>
          <table:table-cell office:value-type="float" office:value="0.3766459">
            <text:p>0.3766459</text:p>
          </table:table-cell>
          <table:table-cell office:value-type="float" office:value="0.5262026">
            <text:p>0.5262026</text:p>
          </table:table-cell>
          <table:table-cell office:value-type="float" office:value="208.0">
            <text:p>208.0</text:p>
          </table:table-cell>
          <table:table-cell office:value-type="float" office:value="160.1337">
            <text:p>160.1337</text:p>
          </table:table-cell>
          <table:table-cell office:value-type="float" office:value="0.04247959">
            <text:p>0.04247959</text:p>
          </table:table-cell>
          <table:table-cell office:value-type="float" office:value="147.2749">
            <text:p>147.2749</text:p>
          </table:table-cell>
          <table:table-cell office:value-type="float" office:value="174.1152">
            <text:p>174.1152</text:p>
          </table:table-cell>
          <table:table-cell office:value-type="float" office:value="208.0">
            <text:p>208.0</text:p>
          </table:table-cell>
          <table:table-cell office:value-type="float" office:value="540.8228">
            <text:p>540.8228</text:p>
          </table:table-cell>
          <table:table-cell office:value-type="float" office:value="547.459">
            <text:p>547.459</text:p>
          </table:table-cell>
          <table:table-cell office:value-type="float" office:value="-268.3824">
            <text:p>-268.38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HAZARD">
            <text:p>HAZARD</text:p>
          </table:table-cell>
          <table:table-cell office:value-type="string" office:value="COSINE">
            <text:p>COSINE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4.0825">
            <text:p>144.0825</text:p>
          </table:table-cell>
          <table:table-cell office:value-type="float" office:value="5.57766">
            <text:p>5.5776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253258">
            <text:p>0.1253258</text:p>
          </table:table-cell>
          <table:table-cell office:value-type="float" office:value="0.1374558">
            <text:p>0.1374558</text:p>
          </table:table-cell>
          <table:table-cell office:value-type="float" office:value="0.09571064">
            <text:p>0.09571064</text:p>
          </table:table-cell>
          <table:table-cell office:value-type="float" office:value="0.1641046">
            <text:p>0.1641046</text:p>
          </table:table-cell>
          <table:table-cell office:value-type="float" office:value="226.792">
            <text:p>226.792</text:p>
          </table:table-cell>
          <table:table-cell office:value-type="float" office:value="0.1253258">
            <text:p>0.1253258</text:p>
          </table:table-cell>
          <table:table-cell office:value-type="float" office:value="0.004874599999999979">
            <text:p>0.004874599999999979</text:p>
          </table:table-cell>
          <table:table-cell office:value-type="float" office:value="0.1374558">
            <text:p>0.1374558</text:p>
          </table:table-cell>
          <table:table-cell office:value-type="float" office:value="0.09571064">
            <text:p>0.09571064</text:p>
          </table:table-cell>
          <table:table-cell office:value-type="float" office:value="0.1641046">
            <text:p>0.1641046</text:p>
          </table:table-cell>
          <table:table-cell office:value-type="float" office:value="226.792">
            <text:p>226.792</text:p>
          </table:table-cell>
          <table:table-cell office:value-type="float" office:value="301.0">
            <text:p>301.0</text:p>
          </table:table-cell>
          <table:table-cell office:value-type="float" office:value="0.1374558">
            <text:p>0.1374558</text:p>
          </table:table-cell>
          <table:table-cell office:value-type="float" office:value="230.0">
            <text:p>230.0</text:p>
          </table:table-cell>
          <table:table-cell office:value-type="float" office:value="394.0">
            <text:p>394.0</text:p>
          </table:table-cell>
          <table:table-cell office:value-type="float" office:value="226.792">
            <text:p>226.792</text:p>
          </table:table-cell>
          <table:table-cell office:value-type="float" office:value="0.8281413823993161">
            <text:p>0.8281413823993161</text:p>
          </table:table-cell>
          <table:table-cell office:value-type="float" office:value="0.7981857405786734">
            <text:p>0.7981857405786734</text:p>
          </table:table-cell>
          <table:table-cell office:value-type="float" office:value="0.7806368248003871">
            <text:p>0.7806368248003871</text:p>
          </table:table-cell>
          <table:table-cell office:value-type="float" office:value="0.7426279834973288">
            <text:p>0.7426279834973288</text:p>
          </table:table-cell>
          <table:table-cell office:value-type="float" office:value="0.8478937345714918">
            <text:p>0.8478937345714918</text:p>
          </table:table-cell>
          <table:table-cell office:value-type="float" office:value="0.8242007834841334">
            <text:p>0.824200783484133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Uniform Cos">
            <text:p>Uniform Cos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UNIFORM">
            <text:p>UNIFORM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ALAARV-AB-10mn-6dec-uniform-cos-79k7csr9">
            <text:p>tmp\mcds-out\ALAARV-AB-10mn-6dec-uniform-cos-79k7csr9</text:p>
          </table:table-cell>
          <table:table-cell office:value-type="float" office:value="217.0">
            <text:p>217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43269">
            <text:p>1.043269</text:p>
          </table:table-cell>
          <table:table-cell office:value-type="float" office:value="0.1094061">
            <text:p>0.1094061</text:p>
          </table:table-cell>
          <table:table-cell office:value-type="float" office:value="0.8403164">
            <text:p>0.8403164</text:p>
          </table:table-cell>
          <table:table-cell office:value-type="float" office:value="1.295239">
            <text:p>1.295239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99.97">
            <text:p>299.97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float" office:value="1.5289999999999964">
            <text:p>1.5289999999999964</text:p>
          </table:table-cell>
          <table:table-cell office:value-type="float" office:value="2319.646">
            <text:p>2319.646</text:p>
          </table:table-cell>
          <table:table-cell office:value-type="float" office:value="0.103586">
            <text:p>0.103586</text:p>
          </table:table-cell>
          <table:table-cell office:value-type="float" office:value="0.01761979">
            <text:p>0.01761979</text:p>
          </table:table-cell>
          <table:table-cell office:value-type="float" office:value="0.04489321">
            <text:p>0.04489321</text:p>
          </table:table-cell>
          <table:table-cell office:value-type="float" office:value="0.103586">
            <text:p>0.103586</text:p>
          </table:table-cell>
          <table:table-cell office:value-type="float" office:value="7.606866e-05">
            <text:p>7.606866e-05</text:p>
          </table:table-cell>
          <table:table-cell office:value-type="float" office:value="0.2011224">
            <text:p>0.2011224</text:p>
          </table:table-cell>
          <table:table-cell office:value-type="float" office:value="5.137363e-05">
            <text:p>5.137363e-05</text:p>
          </table:table-cell>
          <table:table-cell office:value-type="float" office:value="0.0001126345">
            <text:p>0.0001126345</text:p>
          </table:table-cell>
          <table:table-cell office:value-type="float" office:value="214.0">
            <text:p>214.0</text:p>
          </table:table-cell>
          <table:table-cell office:value-type="float" office:value="0.2921922">
            <text:p>0.2921922</text:p>
          </table:table-cell>
          <table:table-cell office:value-type="float" office:value="0.2011224">
            <text:p>0.2011224</text:p>
          </table:table-cell>
          <table:table-cell office:value-type="float" office:value="0.1973345">
            <text:p>0.1973345</text:p>
          </table:table-cell>
          <table:table-cell office:value-type="float" office:value="0.4326473">
            <text:p>0.4326473</text:p>
          </table:table-cell>
          <table:table-cell office:value-type="float" office:value="214.0">
            <text:p>214.0</text:p>
          </table:table-cell>
          <table:table-cell office:value-type="float" office:value="162.1482">
            <text:p>162.1482</text:p>
          </table:table-cell>
          <table:table-cell office:value-type="float" office:value="0.1005612">
            <text:p>0.1005612</text:p>
          </table:table-cell>
          <table:table-cell office:value-type="float" office:value="133.0589">
            <text:p>133.0589</text:p>
          </table:table-cell>
          <table:table-cell office:value-type="float" office:value="197.597">
            <text:p>197.597</text:p>
          </table:table-cell>
          <table:table-cell office:value-type="float" office:value="214.0">
            <text:p>214.0</text:p>
          </table:table-cell>
          <table:table-cell office:value-type="float" office:value="2319.759">
            <text:p>2319.759</text:p>
          </table:table-cell>
          <table:table-cell office:value-type="float" office:value="2329.785">
            <text:p>2329.785</text:p>
          </table:table-cell>
          <table:table-cell office:value-type="float" office:value="-1156.823">
            <text:p>-1156.823</text:p>
          </table:table-cell>
          <table:table-cell office:value-type="float" office:value="0.1429636">
            <text:p>0.1429636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string" office:value="UNIFORM">
            <text:p>UNIFORM</text:p>
          </table:table-cell>
          <table:table-cell office:value-type="string" office:value="COSINE">
            <text:p>COSINE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1.07737">
            <text:p>1.07737</text:p>
          </table:table-cell>
          <table:table-cell office:value-type="float" office:value="-0.02104043">
            <text:p>-0.02104043</text:p>
          </table:table-cell>
          <table:table-cell office:value-type="float" office:value="-0.1111094">
            <text:p>-0.111109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263055">
            <text:p>0.1263055</text:p>
          </table:table-cell>
          <table:table-cell office:value-type="float" office:value="0.228954">
            <text:p>0.228954</text:p>
          </table:table-cell>
          <table:table-cell office:value-type="float" office:value="0.08095643">
            <text:p>0.08095643</text:p>
          </table:table-cell>
          <table:table-cell office:value-type="float" office:value="0.1970576">
            <text:p>0.1970576</text:p>
          </table:table-cell>
          <table:table-cell office:value-type="float" office:value="304.0699">
            <text:p>304.0699</text:p>
          </table:table-cell>
          <table:table-cell office:value-type="float" office:value="0.1263055">
            <text:p>0.1263055</text:p>
          </table:table-cell>
          <table:table-cell office:value-type="float" office:value="0.11302979999999999">
            <text:p>0.11302979999999999</text:p>
          </table:table-cell>
          <table:table-cell office:value-type="float" office:value="0.228954">
            <text:p>0.228954</text:p>
          </table:table-cell>
          <table:table-cell office:value-type="float" office:value="0.08095643">
            <text:p>0.08095643</text:p>
          </table:table-cell>
          <table:table-cell office:value-type="float" office:value="0.1970576">
            <text:p>0.1970576</text:p>
          </table:table-cell>
          <table:table-cell office:value-type="float" office:value="304.0699">
            <text:p>304.0699</text:p>
          </table:table-cell>
          <table:table-cell office:value-type="float" office:value="303.0">
            <text:p>303.0</text:p>
          </table:table-cell>
          <table:table-cell office:value-type="float" office:value="0.228954">
            <text:p>0.228954</text:p>
          </table:table-cell>
          <table:table-cell office:value-type="float" office:value="194.0">
            <text:p>194.0</text:p>
          </table:table-cell>
          <table:table-cell office:value-type="float" office:value="473.0">
            <text:p>473.0</text:p>
          </table:table-cell>
          <table:table-cell office:value-type="float" office:value="304.0699">
            <text:p>304.0699</text:p>
          </table:table-cell>
          <table:table-cell office:value-type="float" office:value="0.32640614515786115">
            <text:p>0.32640614515786115</text:p>
          </table:table-cell>
          <table:table-cell office:value-type="float" office:value="0.30987428291235447">
            <text:p>0.30987428291235447</text:p>
          </table:table-cell>
          <table:table-cell office:value-type="float" office:value="0.2950475456167416">
            <text:p>0.2950475456167416</text:p>
          </table:table-cell>
          <table:table-cell office:value-type="float" office:value="0.28278161376557853">
            <text:p>0.28278161376557853</text:p>
          </table:table-cell>
          <table:table-cell office:value-type="float" office:value="0.2944026535676621">
            <text:p>0.2944026535676621</text:p>
          </table:table-cell>
          <table:table-cell office:value-type="float" office:value="0.34704836562531616">
            <text:p>0.3470483656253161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Uniform SimPoly">
            <text:p>Uniform SimPoly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UNIFORM">
            <text:p>UNIFORM</text:p>
          </table:table-cell>
          <table:table-cell office:value-type="string" office:value="POLY">
            <text:p>POLY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ALAARV-AB-10mn-6dec-uniform-simpoly-6rof2ofg">
            <text:p>tmp\mcds-out\ALAARV-AB-10mn-6dec-uniform-simpoly-6rof2ofg</text:p>
          </table:table-cell>
          <table:table-cell office:value-type="float" office:value="217.0">
            <text:p>217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43269">
            <text:p>1.043269</text:p>
          </table:table-cell>
          <table:table-cell office:value-type="float" office:value="0.1094061">
            <text:p>0.1094061</text:p>
          </table:table-cell>
          <table:table-cell office:value-type="float" office:value="0.8403164">
            <text:p>0.8403164</text:p>
          </table:table-cell>
          <table:table-cell office:value-type="float" office:value="1.295239">
            <text:p>1.295239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99.97">
            <text:p>299.97</text:p>
          </table:table-cell>
          <table:table-cell office:value-type="float" office:value="100.0">
            <text:p>100.0</text:p>
          </table:table-cell>
          <table:table-cell office:value-type="float" office:value="2.0">
            <text:p>2.0</text:p>
          </table:table-cell>
          <table:table-cell office:value-type="float" office:value="0.006999999999607098">
            <text:p>0.006999999999607098</text:p>
          </table:table-cell>
          <table:table-cell office:value-type="float" office:value="2318.124">
            <text:p>2318.124</text:p>
          </table:table-cell>
          <table:table-cell office:value-type="float" office:value="0.025455">
            <text:p>0.025455</text:p>
          </table:table-cell>
          <table:table-cell office:value-type="float" office:value="0.003057301">
            <text:p>0.003057301</text:p>
          </table:table-cell>
          <table:table-cell office:value-type="float" office:value="0.006692886">
            <text:p>0.006692886</text:p>
          </table:table-cell>
          <table:table-cell office:value-type="float" office:value="0.025455">
            <text:p>0.025455</text:p>
          </table:table-cell>
          <table:table-cell office:value-type="float" office:value="7.854027e-05">
            <text:p>7.854027e-05</text:p>
          </table:table-cell>
          <table:table-cell office:value-type="float" office:value="0.03832404">
            <text:p>0.03832404</text:p>
          </table:table-cell>
          <table:table-cell office:value-type="float" office:value="7.282797e-05">
            <text:p>7.282797e-05</text:p>
          </table:table-cell>
          <table:table-cell office:value-type="float" office:value="8.470061e-05">
            <text:p>8.470061e-05</text:p>
          </table:table-cell>
          <table:table-cell office:value-type="float" office:value="215.0">
            <text:p>215.0</text:p>
          </table:table-cell>
          <table:table-cell office:value-type="float" office:value="0.2829971">
            <text:p>0.2829971</text:p>
          </table:table-cell>
          <table:table-cell office:value-type="float" office:value="0.03832404">
            <text:p>0.03832404</text:p>
          </table:table-cell>
          <table:table-cell office:value-type="float" office:value="0.2624145">
            <text:p>0.2624145</text:p>
          </table:table-cell>
          <table:table-cell office:value-type="float" office:value="0.3051941">
            <text:p>0.3051941</text:p>
          </table:table-cell>
          <table:table-cell office:value-type="float" office:value="215.0">
            <text:p>215.0</text:p>
          </table:table-cell>
          <table:table-cell office:value-type="float" office:value="159.5765">
            <text:p>159.5765</text:p>
          </table:table-cell>
          <table:table-cell office:value-type="float" office:value="0.01916202">
            <text:p>0.01916202</text:p>
          </table:table-cell>
          <table:table-cell office:value-type="float" office:value="153.6623">
            <text:p>153.6623</text:p>
          </table:table-cell>
          <table:table-cell office:value-type="float" office:value="165.7183">
            <text:p>165.7183</text:p>
          </table:table-cell>
          <table:table-cell office:value-type="float" office:value="215.0">
            <text:p>215.0</text:p>
          </table:table-cell>
          <table:table-cell office:value-type="float" office:value="2318.18">
            <text:p>2318.18</text:p>
          </table:table-cell>
          <table:table-cell office:value-type="float" office:value="2324.883">
            <text:p>2324.883</text:p>
          </table:table-cell>
          <table:table-cell office:value-type="float" office:value="-1157.062">
            <text:p>-1157.062</text:p>
          </table:table-cell>
          <table:table-cell office:value-type="float" office:value="0.1866632">
            <text:p>0.1866632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 office:value="UNIFORM">
            <text:p>UNIFORM</text:p>
          </table:table-cell>
          <table:table-cell office:value-type="string" office:value="POLY">
            <text:p>POLY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-2.337996">
            <text:p>-2.337996</text:p>
          </table:table-cell>
          <table:table-cell office:value-type="float" office:value="1.352224">
            <text:p>1.35222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304094">
            <text:p>0.1304094</text:p>
          </table:table-cell>
          <table:table-cell office:value-type="float" office:value="0.1159242">
            <text:p>0.1159242</text:p>
          </table:table-cell>
          <table:table-cell office:value-type="float" office:value="0.1037603">
            <text:p>0.1037603</text:p>
          </table:table-cell>
          <table:table-cell office:value-type="float" office:value="0.1639029">
            <text:p>0.1639029</text:p>
          </table:table-cell>
          <table:table-cell office:value-type="float" office:value="128.8981">
            <text:p>128.8981</text:p>
          </table:table-cell>
          <table:table-cell office:value-type="float" office:value="0.1304094">
            <text:p>0.1304094</text:p>
          </table:table-cell>
          <table:table-cell office:value-type="float" office:value="0.0">
            <text:p/>
          </table:table-cell>
          <table:table-cell office:value-type="float" office:value="0.1159242">
            <text:p>0.1159242</text:p>
          </table:table-cell>
          <table:table-cell office:value-type="float" office:value="0.1037603">
            <text:p>0.1037603</text:p>
          </table:table-cell>
          <table:table-cell office:value-type="float" office:value="0.1639029">
            <text:p>0.1639029</text:p>
          </table:table-cell>
          <table:table-cell office:value-type="float" office:value="128.8981">
            <text:p>128.8981</text:p>
          </table:table-cell>
          <table:table-cell office:value-type="float" office:value="313.0">
            <text:p>313.0</text:p>
          </table:table-cell>
          <table:table-cell office:value-type="float" office:value="0.1159242">
            <text:p>0.1159242</text:p>
          </table:table-cell>
          <table:table-cell office:value-type="float" office:value="249.0">
            <text:p>249.0</text:p>
          </table:table-cell>
          <table:table-cell office:value-type="float" office:value="393.0">
            <text:p>393.0</text:p>
          </table:table-cell>
          <table:table-cell office:value-type="float" office:value="128.8981">
            <text:p>128.8981</text:p>
          </table:table-cell>
          <table:table-cell office:value-type="float" office:value="0.2757780869508046">
            <text:p>0.2757780869508046</text:p>
          </table:table-cell>
          <table:table-cell office:value-type="float" office:value="0.26663254527965347">
            <text:p>0.26663254527965347</text:p>
          </table:table-cell>
          <table:table-cell office:value-type="float" office:value="0.26158458862420547">
            <text:p>0.26158458862420547</text:p>
          </table:table-cell>
          <table:table-cell office:value-type="float" office:value="0.20474411280925722">
            <text:p>0.20474411280925722</text:p>
          </table:table-cell>
          <table:table-cell office:value-type="float" office:value="0.2626468058972382">
            <text:p>0.2626468058972382</text:p>
          </table:table-cell>
          <table:table-cell office:value-type="float" office:value="0.31749393807918036">
            <text:p>0.317493938079180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string" office:value="ALAARV">
            <text:p>ALAARV</text:p>
          </table:table-cell>
          <table:table-cell office:value-type="string" office:value="A+B=208">
            <text:p>A+B=208</text:p>
          </table:table-cell>
          <table:table-cell office:value-type="string" office:value="6 déc.">
            <text:p>6 déc.</text:p>
          </table:table-cell>
          <table:table-cell office:value-type="string" office:value="10 mn">
            <text:p>10 mn</text:p>
          </table:table-cell>
          <table:table-cell office:value-type="string" office:value="Half-Norm Cos">
            <text:p>Half-Norm Cos</text:p>
          </table:table-cell>
          <table:table-cell office:value-type="float" office:value="217">
            <text:p>217</text:p>
          </table:table-cell>
          <table:table-cell office:value-type="float" office:value="27.765">
            <text:p>27.765</text:p>
          </table:table-cell>
          <table:table-cell office:value-type="float" office:value="299.97">
            <text:p>299.97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string" office:value="AIC">
            <text:p>AIC</text:p>
          </table:table-cell>
          <table:table-cell office:value-type="float" office:value="95">
            <text:p>9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2">
            <text:p>2</text:p>
          </table:table-cell>
          <table:table-cell office:value-type="string" office:value="tmp\mcds-out\ALAARV-AB-10mn-6dec-half-norm-cos-b9jw0ygy">
            <text:p>tmp\mcds-out\ALAARV-AB-10mn-6dec-half-norm-cos-b9jw0ygy</text:p>
          </table:table-cell>
          <table:table-cell office:value-type="float" office:value="217.0">
            <text:p>217.0</text:p>
          </table:table-cell>
          <table:table-cell office:value-type="float" office:value="104.0">
            <text:p>104.0</text:p>
          </table:table-cell>
          <table:table-cell office:value-type="float" office:value="208.0">
            <text:p>208.0</text:p>
          </table:table-cell>
          <table:table-cell office:value-type="float" office:value="1.043269">
            <text:p>1.043269</text:p>
          </table:table-cell>
          <table:table-cell office:value-type="float" office:value="0.1094061">
            <text:p>0.1094061</text:p>
          </table:table-cell>
          <table:table-cell office:value-type="float" office:value="0.8403164">
            <text:p>0.8403164</text:p>
          </table:table-cell>
          <table:table-cell office:value-type="float" office:value="1.295239">
            <text:p>1.295239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99.97">
            <text:p>299.97</text:p>
          </table:table-cell>
          <table:table-cell office:value-type="float" office:value="100.0">
            <text:p>100.0</text:p>
          </table:table-cell>
          <table:table-cell office:value-type="float" office:value="3.0">
            <text:p>3.0</text:p>
          </table:table-cell>
          <table:table-cell office:value-type="float" office:value="0.6050000000000182">
            <text:p>0.6050000000000182</text:p>
          </table:table-cell>
          <table:table-cell office:value-type="float" office:value="2318.722">
            <text:p>2318.722</text:p>
          </table:table-cell>
          <table:table-cell office:value-type="float" office:value="0.1377823">
            <text:p>0.1377823</text:p>
          </table:table-cell>
          <table:table-cell office:value-type="float" office:value="0.02542067">
            <text:p>0.02542067</text:p>
          </table:table-cell>
          <table:table-cell office:value-type="float" office:value="0.06942183">
            <text:p>0.06942183</text:p>
          </table:table-cell>
          <table:table-cell office:value-type="float" office:value="0.1377823">
            <text:p>0.1377823</text:p>
          </table:table-cell>
          <table:table-cell office:value-type="float" office:value="6.885848e-05">
            <text:p>6.885848e-05</text:p>
          </table:table-cell>
          <table:table-cell office:value-type="float" office:value="0.4041085">
            <text:p>0.4041085</text:p>
          </table:table-cell>
          <table:table-cell office:value-type="float" office:value="3.199039e-05">
            <text:p>3.199039e-05</text:p>
          </table:table-cell>
          <table:table-cell office:value-type="float" office:value="0.0001482161">
            <text:p>0.0001482161</text:p>
          </table:table-cell>
          <table:table-cell office:value-type="float" office:value="214.0">
            <text:p>214.0</text:p>
          </table:table-cell>
          <table:table-cell office:value-type="float" office:value="0.3227876">
            <text:p>0.3227876</text:p>
          </table:table-cell>
          <table:table-cell office:value-type="float" office:value="0.4041085">
            <text:p>0.4041085</text:p>
          </table:table-cell>
          <table:table-cell office:value-type="float" office:value="0.1499612">
            <text:p>0.1499612</text:p>
          </table:table-cell>
          <table:table-cell office:value-type="float" office:value="0.694792">
            <text:p>0.694792</text:p>
          </table:table-cell>
          <table:table-cell office:value-type="float" office:value="214.0">
            <text:p>214.0</text:p>
          </table:table-cell>
          <table:table-cell office:value-type="float" office:value="170.4262">
            <text:p>170.4262</text:p>
          </table:table-cell>
          <table:table-cell office:value-type="float" office:value="0.2020542">
            <text:p>0.2020542</text:p>
          </table:table-cell>
          <table:table-cell office:value-type="float" office:value="114.8938">
            <text:p>114.8938</text:p>
          </table:table-cell>
          <table:table-cell office:value-type="float" office:value="252.7994">
            <text:p>252.7994</text:p>
          </table:table-cell>
          <table:table-cell office:value-type="float" office:value="214.0">
            <text:p>214.0</text:p>
          </table:table-cell>
          <table:table-cell office:value-type="float" office:value="2318.834">
            <text:p>2318.834</text:p>
          </table:table-cell>
          <table:table-cell office:value-type="float" office:value="2328.862">
            <text:p>2328.862</text:p>
          </table:table-cell>
          <table:table-cell office:value-type="float" office:value="-1156.361">
            <text:p>-1156.361</text:p>
          </table:table-cell>
          <table:table-cell office:value-type="float" office:value="0.3757901">
            <text:p>0.375790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string" office:value="HNORMAL">
            <text:p>HNORMAL</text:p>
          </table:table-cell>
          <table:table-cell office:value-type="string" office:value="COSINE">
            <text:p>COSINE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93.21236">
            <text:p>93.21236</text:p>
          </table:table-cell>
          <table:table-cell office:value-type="float" office:value="-0.4777768">
            <text:p>-0.4777768</text:p>
          </table:table-cell>
          <table:table-cell office:value-type="float" office:value="0.1372906">
            <text:p>0.137290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1143336">
            <text:p>0.1143336</text:p>
          </table:table-cell>
          <table:table-cell office:value-type="float" office:value="0.4186566">
            <text:p>0.4186566</text:p>
          </table:table-cell>
          <table:table-cell office:value-type="float" office:value="0.05180762">
            <text:p>0.05180762</text:p>
          </table:table-cell>
          <table:table-cell office:value-type="float" office:value="0.2523215">
            <text:p>0.2523215</text:p>
          </table:table-cell>
          <table:table-cell office:value-type="float" office:value="243.7995">
            <text:p>243.7995</text:p>
          </table:table-cell>
          <table:table-cell office:value-type="float" office:value="0.1143336">
            <text:p>0.1143336</text:p>
          </table:table-cell>
          <table:table-cell office:value-type="float" office:value="0.3027324">
            <text:p>0.3027324</text:p>
          </table:table-cell>
          <table:table-cell office:value-type="float" office:value="0.4186566">
            <text:p>0.4186566</text:p>
          </table:table-cell>
          <table:table-cell office:value-type="float" office:value="0.05180762">
            <text:p>0.05180762</text:p>
          </table:table-cell>
          <table:table-cell office:value-type="float" office:value="0.2523215">
            <text:p>0.2523215</text:p>
          </table:table-cell>
          <table:table-cell office:value-type="float" office:value="243.7995">
            <text:p>243.7995</text:p>
          </table:table-cell>
          <table:table-cell office:value-type="float" office:value="274.0">
            <text:p>274.0</text:p>
          </table:table-cell>
          <table:table-cell office:value-type="float" office:value="0.4186566">
            <text:p>0.4186566</text:p>
          </table:table-cell>
          <table:table-cell office:value-type="float" office:value="124.0">
            <text:p>124.0</text:p>
          </table:table-cell>
          <table:table-cell office:value-type="float" office:value="606.0">
            <text:p>606.0</text:p>
          </table:table-cell>
          <table:table-cell office:value-type="float" office:value="243.7995">
            <text:p>243.7995</text:p>
          </table:table-cell>
          <table:table-cell office:value-type="float" office:value="0.38544358856581196">
            <text:p>0.38544358856581196</text:p>
          </table:table-cell>
          <table:table-cell office:value-type="float" office:value="0.3411141336854264">
            <text:p>0.3411141336854264</text:p>
          </table:table-cell>
          <table:table-cell office:value-type="float" office:value="0.3027735031637355">
            <text:p>0.3027735031637355</text:p>
          </table:table-cell>
          <table:table-cell office:value-type="float" office:value="0.3389338162111065">
            <text:p>0.3389338162111065</text:p>
          </table:table-cell>
          <table:table-cell office:value-type="float" office:value="0.3842234697701508">
            <text:p>0.3842234697701508</text:p>
          </table:table-cell>
          <table:table-cell office:value-type="float" office:value="0.33383767764862515">
            <text:p>0.3338376776486251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